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3.942cm" style:rel-column-width="17294*"/>
    </style:style>
    <style:style style:name="Table4.B" style:family="table-column">
      <style:table-column-properties style:column-width="10.996cm" style:rel-column-width="48241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33cm" style:rel-column-width="18571*"/>
    </style:style>
    <style:style style:name="Table1.B" style:family="table-column">
      <style:table-column-properties style:column-width="10.705cm" style:rel-column-width="46964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 fo:keep-with-next="auto" style:may-break-between-rows="true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 style:keep-together="false" fo:keep-together="always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2" style:family="table-row">
      <style:table-row-properties style:keep-together="false" fo:keep-together="always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3.942cm" style:rel-column-width="17294*"/>
    </style:style>
    <style:style style:name="Table3.B" style:family="table-column">
      <style:table-column-properties style:column-width="10.996cm" style:rel-column-width="4824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2.901cm" fo:margin-left="2.895cm" fo:margin-right="1.794cm" table:align="margins"/>
    </style:style>
    <style:style style:name="Table5.A" style:family="table-column">
      <style:table-column-properties style:column-width="5.9cm" style:rel-column-width="29971*"/>
    </style:style>
    <style:style style:name="Table5.B" style:family="table-column">
      <style:table-column-properties style:column-width="7.001cm" style:rel-column-width="35564*"/>
    </style:style>
    <style:style style:name="Table5.A1" style:family="table-cell">
      <style:table-cell-properties style:vertical-align="middle" fo:background-color="#0000ff" fo:padding="0.097cm" fo:border-left="0.002cm solid #0000ff" fo:border-right="none" fo:border-top="0.002cm solid #0000ff" fo:border-bottom="0.002cm solid #0000ff">
        <style:background-image/>
      </style:table-cell-properties>
    </style:style>
    <style:style style:name="Table5.B1" style:family="table-cell">
      <style:table-cell-properties fo:background-color="#0000ff" fo:padding="0.097cm" fo:border-left="0.002cm solid #ffffff" fo:border-right="0.002cm solid #0000ff" fo:border-top="0.002cm solid #0000ff" fo:border-bottom="0.002cm solid #0000ff">
        <style:background-image/>
      </style:table-cell-properties>
    </style:style>
    <style:style style:name="Table5.A2" style:family="table-cell">
      <style:table-cell-properties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Standard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P5" style:family="paragraph" style:parent-style-name="Method_20_Body">
      <style:text-properties fo:color="#0000ff"/>
    </style:style>
    <style:style style:name="P6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Method_20_Body">
      <style:text-properties fo:color="#0000ff" style:text-underline-style="none" style:font-name-asian="Monospace" style:font-name-complex="Monospace"/>
    </style:style>
    <style:style style:name="P8" style:family="paragraph" style:parent-style-name="Method_20_Body">
      <style:text-properties style:text-underline-style="none" style:font-name-asian="Monospace" style:font-name-complex="Monospace"/>
    </style:style>
    <style:style style:name="P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ffff" fo:font-weight="bold" style:font-weight-asian="bold" style:font-weight-complex="bold"/>
    </style:style>
    <style:style style:name="P12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3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Method_20_Body">
      <style:paragraph-properties fo:margin-left="0cm" fo:margin-right="0cm" fo:text-indent="0cm" style:auto-text-indent="false"/>
    </style:style>
    <style:style style:name="P18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19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20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21" style:family="paragraph" style:parent-style-name="Method_20_Body">
      <style:paragraph-properties fo:margin-left="0cm" fo:margin-right="0cm" fo:text-indent="0cm" style:auto-text-indent="false"/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P22" style:family="paragraph" style:parent-style-name="Method_20_Body">
      <style:paragraph-properties fo:margin-left="0cm" fo:margin-right="0cm" fo:text-indent="0cm" style:auto-text-indent="false"/>
      <style:text-properties style:text-underline-style="none" style:font-name-asian="Monospace" style:font-name-complex="Monospace"/>
    </style:style>
    <style:style style:name="P23" style:family="paragraph" style:parent-style-name="Method_20_Code_20_Listing">
      <style:text-properties fo:color="#0000ff"/>
    </style:style>
    <style:style style:name="P24" style:family="paragraph" style:parent-style-name="Method_20_Code_20_Listing">
      <style:text-properties fo:color="#000080"/>
    </style:style>
    <style:style style:name="P25" style:family="paragraph" style:parent-style-name="Method_20_Code_20_Listing">
      <style:paragraph-properties fo:margin-left="1.199cm" fo:margin-right="0cm" fo:text-indent="0cm" style:auto-text-indent="false"/>
      <style:text-properties fo:color="#0000ff"/>
    </style:style>
    <style:style style:name="P26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7" style:family="paragraph" style:parent-style-name="Code_20_Listing">
      <style:paragraph-properties fo:break-before="page"/>
      <style:text-properties fo:color="#000080"/>
    </style:style>
    <style:style style:name="P28" style:family="paragraph" style:parent-style-name="Method_20_Indent">
      <style:text-properties fo:font-size="10.5pt" style:font-size-asian="10.5pt" style:font-size-complex="10.5pt"/>
    </style:style>
    <style:style style:name="P29" style:family="paragraph" style:parent-style-name="Code_20_Listing">
      <style:text-properties fo:color="#000080"/>
    </style:style>
    <style:style style:name="P30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31" style:family="paragraph" style:parent-style-name="Class_20_Title" style:master-page-name="Standard">
      <style:paragraph-properties style:page-number="auto"/>
    </style:style>
    <style:style style:name="P32" style:family="paragraph" style:parent-style-name="Criteria_20_Title">
      <style:text-properties fo:color="#0000ff"/>
    </style:style>
    <style:style style:name="P33" style:family="paragraph" style:parent-style-name="Criteria_20_Body" style:list-style-name="L1"/>
    <style:style style:name="P34" style:family="paragraph" style:parent-style-name="Criteria_20_Body" style:list-style-name="L1">
      <style:text-properties fo:color="#0000ff" style:font-name="DejaVu Serif2" fo:font-size="11pt" style:font-size-asian="11pt" style:font-size-complex="11pt"/>
    </style:style>
    <style:style style:name="P35" style:family="paragraph" style:parent-style-name="Coding_20_Title">
      <style:paragraph-properties fo:break-before="page"/>
    </style:style>
    <style:style style:name="P36" style:family="paragraph" style:parent-style-name="Method_20_Title">
      <style:paragraph-properties fo:break-before="page"/>
    </style:style>
    <style:style style:name="P37" style:family="paragraph" style:parent-style-name="Method_20_Title">
      <style:paragraph-properties fo:break-before="page"/>
      <style:text-properties fo:font-size="11pt" style:text-underline-style="none" fo:font-weight="bold" fo:background-color="transparent" style:font-name-asian="Monospace" style:font-size-asian="11pt" style:font-weight-asian="bold" style:font-name-complex="Monospace" style:font-size-complex="11pt" style:font-weight-complex="bold"/>
    </style:style>
    <style:style style:name="P38" style:family="paragraph" style:parent-style-name="Method_20_Title">
      <style:paragraph-properties fo:break-before="page"/>
      <style:text-properties fo:font-size="10pt" fo:font-weight="bold" fo:background-color="transparent" style:font-weight-asian="bold" style:font-weight-complex="bold"/>
    </style:style>
    <style:style style:name="P39" style:family="paragraph" style:parent-style-name="Method_20_Title">
      <style:paragraph-properties fo:break-before="page"/>
      <style:text-properties style:text-underline-style="none" style:font-name-asian="Monospace" style:font-name-complex="Monospace"/>
    </style:style>
    <style:style style:name="P40" style:family="paragraph" style:parent-style-name="Method_20_Body" style:list-style-name="L2"/>
    <style:style style:name="P41" style:family="paragraph" style:parent-style-name="Method_20_Body" style:list-style-name="L2">
      <style:text-properties style:text-underline-style="none" style:font-name-asian="Monospace" style:font-name-complex="Monospace"/>
    </style:style>
    <style:style style:name="P42" style:family="paragraph" style:parent-style-name="Method_20_Body" style:list-style-name="L3"/>
    <style:style style:name="P43" style:family="paragraph" style:parent-style-name="Method_20_Body" style:list-style-name="L2">
      <style:paragraph-properties fo:margin-left="2.501cm" fo:margin-right="0cm" fo:text-indent="-0.635cm" style:auto-text-indent="false"/>
    </style:style>
    <style:style style:name="P44" style:family="paragraph" style:parent-style-name="Method_20_Body" style:list-style-name="L3">
      <style:paragraph-properties fo:margin-left="2.501cm" fo:margin-right="0cm" fo:text-indent="-0.635cm" style:auto-text-indent="false"/>
    </style:style>
    <style:style style:name="P45" style:family="paragraph" style:parent-style-name="Method_20_Body" style:list-style-name="L2">
      <style:paragraph-properties fo:margin-left="3.752cm" fo:margin-right="0cm" fo:text-indent="-0.635cm" style:auto-text-indent="false"/>
    </style:style>
    <style:style style:name="P46" style:family="paragraph" style:parent-style-name="Method_20_Body" style:list-style-name="L2">
      <style:paragraph-properties fo:margin-left="0cm" fo:margin-right="0cm" fo:text-indent="0cm" style:auto-text-indent="false"/>
      <style:text-properties style:text-underline-style="none" style:font-name-asian="Monospace" style:font-name-complex="Monospace"/>
    </style:style>
    <style:style style:name="P47" style:family="paragraph" style:parent-style-name="Method_20_Body" style:list-style-name="L3">
      <style:paragraph-properties fo:margin-left="0cm" fo:margin-right="0cm" fo:text-indent="0cm" style:auto-text-indent="false"/>
    </style:style>
    <style:style style:name="P48" style:family="paragraph" style:parent-style-name="Code_20_Listing">
      <style:text-properties fo: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style:text-underline-style="none" fo:font-weight="bold" style:font-name-asian="Monospace" style:font-weight-asian="bold" style:font-name-complex="Monospace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size-asian="11pt" style:font-style-asian="normal" style:font-size-complex="11pt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/>
    </style:style>
    <style:style style:name="T14" style:family="text">
      <style:text-properties fo:color="#00008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DejaVu Serif2"/>
    </style:style>
    <style:style style:name="T17" style:family="text">
      <style:text-properties style:font-name="DejaVu Serif2" fo:font-size="11pt" style:font-size-asian="11pt" style:font-size-complex="11pt"/>
    </style:style>
    <style:style style:name="T18" style:family="text">
      <style:text-properties style:font-weight-complex="bold"/>
    </style:style>
    <style:style style:name="T19" style:family="text">
      <style:text-properties style:font-style-asian="italic" style:font-style-complex="italic" style:font-weight-complex="bold"/>
    </style:style>
    <style:style style:name="T20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FileIO\FileObject</text:h>
      <text:p text:style-name="P3"/>
      <text:p text:style-name="Class_20_Description">The <text:span text:style-name="T1">FileIO\FileObject</text:span> class provides an object oriented interface to the built-in PHP file information functions.</text:p>
      <text:p text:style-name="Method_20_Body"/>
      <text:h text:style-name="P32" text:outline-level="2">Design criteria and considerations</text:h>
      <text:p text:style-name="P2"/>
      <text:p text:style-name="Criteria_20_Body">Among the design considerations for the <text:span text:style-name="Class_20_Variables">FileIO\FileObject</text:span> class are:</text:p>
      <text:p text:style-name="Criteria_20_Body"/>
      <text:list xml:id="list1993108936" text:style-name="L1">
        <text:list-item>
          <text:p text:style-name="P33">The <text:span text:style-name="Class_20_Variables">FileIO\FileObject</text:span> class extends the <text:span text:style-name="Class_20_Variables">FileIO\FileInfo</text:span> class;</text:p>
        </text:list-item>
        <text:list-item>
          <text:p text:style-name="P33">The <text:span text:style-name="Class_20_Variables">FileIO\FileObject</text:span> class uses the<text:span text:style-name="Class_20_Variables"><text:span text:style-name="T7"> </text:span></text:span><text:span text:style-name="Class_20_Variables"><text:span text:style-name="T8">FileIO\Exception</text:span></text:span><text:span text:style-name="Class_20_Variables"><text:span text:style-name="T7"> to notify the caller about an error situation;</text:span></text:span></text:p>
        </text:list-item>
        <text:list-item>
          <text:p text:style-name="P33"><text:span text:style-name="Class_20_Variables"><text:span text:style-name="T7">The </text:span></text:span><text:span text:style-name="Class_20_Variables"><text:span text:style-name="T8">FileIO\FileObject</text:span></text:span><text:span text:style-name="Class_20_Variables"><text:span text:style-name="T7"> class implements the methods contained in the </text:span></text:span><text:span text:style-name="Class_20_Variables"><text:span text:style-name="T8">SplFileObject</text:span></text:span><text:span text:style-name="Class_20_Variables"><text:span text:style-name="T7"> class;</text:span></text:span></text:p>
        </text:list-item>
        <text:list-item>
          <text:p text:style-name="P34"><text:span text:style-name="T10">The class constructor creates a new </text:span><text:span text:style-name="Class_20_Variables"><text:span text:style-name="T9">FileIO\FileObject</text:span></text:span><text:span text:style-name="T10"> and opens the specified file name;</text:span></text:p>
        </text:list-item>
        <text:list-item>
          <text:p text:style-name="P34"><text:span text:style-name="T10">The </text:span><text:span text:style-name="Class_20_Variables"><text:span text:style-name="T9">FileIO\FileObject</text:span></text:span><text:span text:style-name="T10"> class implements the </text:span><text:span text:style-name="Class_20_Variables"><text:span text:style-name="T9">RecursiveIterator</text:span></text:span><text:span text:style-name="T10"> and </text:span><text:span text:style-name="Class_20_Variables"><text:span text:style-name="T9">SeekableIterator</text:span></text:span><text:span text:style-name="T10"> interfaces.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Standard"/>
      <text:h text:style-name="P36" text:outline-level="5">Class Constants</text:h>
      <text:p text:style-name="Method_20_Body"/>
      <text:p text:style-name="Method_20_Body">The <text:span text:style-name="Class_20_Variables">FileObject</text:span> class contains the following constant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Constant</text:p>
          </table:table-cell>
          <table:table-cell table:style-name="Table4.B1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4">DROP_NEW_LINE</text:p>
          </table:table-cell>
          <table:table-cell table:style-name="Table4.B2" office:value-type="string">
            <text:p text:style-name="P17">Drop new lines on input.</text:p>
          </table:table-cell>
        </table:table-row>
        <table:table-row>
          <table:table-cell table:style-name="Table4.A2" office:value-type="string">
            <text:p text:style-name="P14">READ_AHEAD</text:p>
          </table:table-cell>
          <table:table-cell table:style-name="Table4.B2" office:value-type="string">
            <text:p text:style-name="P17"><text:span text:style-name="T6">Read the next line automatically following a rewind/next/seek</text:span>.</text:p>
          </table:table-cell>
        </table:table-row>
        <table:table-row>
          <table:table-cell table:style-name="Table4.A2" office:value-type="string">
            <text:p text:style-name="P14">SKIP_EMPTY</text:p>
          </table:table-cell>
          <table:table-cell table:style-name="Table4.B2" office:value-type="string">
            <text:p text:style-name="P17">Skip empty lines on input.</text:p>
          </table:table-cell>
        </table:table-row>
        <table:table-row>
          <table:table-cell table:style-name="Table4.A2" office:value-type="string">
            <text:p text:style-name="P14">READ_CSV</text:p>
          </table:table-cell>
          <table:table-cell table:style-name="Table4.B2" office:value-type="string">
            <text:p text:style-name="P17">Read the file as a CSV file.</text:p>
          </table:table-cell>
        </table:table-row>
        <table:table-row>
          <table:table-cell table:style-name="Table4.A2" office:value-type="string">
            <text:p text:style-name="P14">MASK</text:p>
          </table:table-cell>
          <table:table-cell table:style-name="Table4.B2" office:value-type="string">
            <text:p text:style-name="P17">Used to mask the options to a single byte value.</text:p>
          </table:table-cell>
        </table:table-row>
      </table:table>
      <text:p text:style-name="Method_20_Body"/>
      <text:p text:style-name="Method_20_Body"/>
      <text:h text:style-name="Method_20_Title" text:outline-level="5">Class Properties</text:h>
      <text:p text:style-name="Method_20_Body"/>
      <text:p text:style-name="Method_20_Body">The <text:span text:style-name="Class_20_Variables">FileObject</text:span> class contains the following properties (variables)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Property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3">$handle</text:p>
          </table:table-cell>
          <table:table-cell table:style-name="Table1.B2" office:value-type="string">
            <text:p text:style-name="P17">The file handle for accessing the file resource.</text:p>
          </table:table-cell>
        </table:table-row>
        <table:table-row>
          <table:table-cell table:style-name="Table1.A2" office:value-type="string">
            <text:p text:style-name="P13">$flags</text:p>
          </table:table-cell>
          <table:table-cell table:style-name="Table1.B2" office:value-type="string">
            <text:p text:style-name="P17">An integer containing the option flags.</text:p>
          </table:table-cell>
        </table:table-row>
        <table:table-row>
          <table:table-cell table:style-name="Table1.A2" office:value-type="string">
            <text:p text:style-name="P13">$csvControl</text:p>
          </table:table-cell>
          <table:table-cell table:style-name="Table1.B2" office:value-type="string">
            <text:p text:style-name="P17"><text:span text:style-name="T6">Array containing the csv control field names and associated character ('delimiter', 'enclosure', 'escape')</text:span>.</text:p>
          </table:table-cell>
        </table:table-row>
        <table:table-row>
          <table:table-cell table:style-name="Table1.A2" office:value-type="string">
            <text:p text:style-name="P13">$mode</text:p>
          </table:table-cell>
          <table:table-cell table:style-name="Table1.B2" office:value-type="string">
            <text:p text:style-name="P17">The file open mode.</text:p>
          </table:table-cell>
        </table:table-row>
        <table:table-row>
          <table:table-cell table:style-name="Table1.A2" office:value-type="string">
            <text:p text:style-name="P13">$context</text:p>
          </table:table-cell>
          <table:table-cell table:style-name="Table1.B2" office:value-type="string">
            <text:p text:style-name="P17">The stream context, or null</text:p>
          </table:table-cell>
        </table:table-row>
        <table:table-row>
          <table:table-cell table:style-name="Table1.A2" office:value-type="string">
            <text:p text:style-name="P13">$maxLineLen</text:p>
          </table:table-cell>
          <table:table-cell table:style-name="Table1.B2" office:value-type="string">
            <text:p text:style-name="P19">The optional maximum line length for fgets and fwrite, 0 = no limit</text:p>
          </table:table-cell>
        </table:table-row>
        <table:table-row>
          <table:table-cell table:style-name="Table1.A2" office:value-type="string">
            <text:p text:style-name="P13">$currentLineNum</text:p>
          </table:table-cell>
          <table:table-cell table:style-name="Table1.B2" office:value-type="string">
            <text:p text:style-name="P17">The file input line number.</text:p>
          </table:table-cell>
        </table:table-row>
        <table:table-row>
          <table:table-cell table:style-name="Table1.A2" office:value-type="string">
            <text:p text:style-name="P13">$currentLine</text:p>
          </table:table-cell>
          <table:table-cell table:style-name="Table1.B2" office:value-type="string">
            <text:p text:style-name="P17">The contents of the current input line.</text:p>
          </table:table-cell>
        </table:table-row>
        <table:table-row>
          <table:table-cell table:style-name="Table1.A2" office:value-type="string">
            <text:p text:style-name="P13">$currentLineLen</text:p>
          </table:table-cell>
          <table:table-cell table:style-name="Table1.B2" office:value-type="string">
            <text:p text:style-name="P17">The current input line length.</text:p>
          </table:table-cell>
        </table:table-row>
        <table:table-row>
          <table:table-cell table:style-name="Table1.A2" office:value-type="string">
            <text:p text:style-name="P13">$currentArray</text:p>
          </table:table-cell>
          <table:table-cell table:style-name="Table1.B2" office:value-type="string">
            <text:p text:style-name="P19">The input buffer converted to an array (if the currentLine contains CSV data)</text:p>
          </table:table-cell>
        </table:table-row>
      </table:table>
      <text:p text:style-name="Method_20_Body"/>
      <text:p text:style-name="Method_20_Body"/>
      <text:h text:style-name="Method_20_Title" text:outline-level="5"/>
      <text:h text:style-name="P36" text:outline-level="5">Class Methods</text:h>
      <text:p text:style-name="Method_20_Body"/>
      <text:p text:style-name="Method_20_Body">The <text:span text:style-name="Class_20_Variables">FileObject</text:span> class contains the following methods:</text:p>
      <text:p text:style-name="Method_20_Body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9">Method</text:p>
            </table:table-cell>
            <table:table-cell table:style-name="Table2.B1" office:value-type="string">
              <text:p text:style-name="P9">Description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2"><text:a xlink:type="simple" xlink:href="#construct"><text:span text:style-name="T17">__construct</text:span></text:a></text:p>
          </table:table-cell>
          <table:table-cell table:style-name="Table2.B2" office:value-type="string">
            <text:p text:style-name="P17">Class constructor</text:p>
          </table:table-cell>
        </table:table-row>
        <table:table-row table:style-name="Table2.2">
          <table:table-cell table:style-name="Table2.A2" office:value-type="string">
            <text:h text:style-name="P37" text:outline-level="5"><text:a xlink:type="simple" xlink:href="#call"><text:span text:style-name="T16">__call</text:span></text:a></text:h>
          </table:table-cell>
          <table:table-cell table:style-name="Table2.B2" office:value-type="string">
            <text:p text:style-name="P20">Trap call to non-existent method and redirect, if valid.</text:p>
          </table:table-cell>
        </table:table-row>
        <table:table-row table:style-name="Table2.2">
          <table:table-cell table:style-name="Table2.A2" office:value-type="string">
            <text:p text:style-name="P15"><text:a xlink:type="simple" xlink:href="#fgetc">fgetc</text:a></text:p>
          </table:table-cell>
          <table:table-cell table:style-name="Table2.B2" office:value-type="string">
            <text:p text:style-name="P17">Returns the next character in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gets"><text:span text:style-name="T17">fgets</text:span></text:a></text:p>
          </table:table-cell>
          <table:table-cell table:style-name="Table2.B2" office:value-type="string">
            <text:p text:style-name="P17">Returns the next line in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getss"><text:span text:style-name="T17">fgetss</text:span></text:a></text:p>
          </table:table-cell>
          <table:table-cell table:style-name="Table2.B2" office:value-type="string">
            <text:p text:style-name="P22">Returns the next line from the file after stripping any HTML tags present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getcsv"><text:span text:style-name="T17">fgetcsv</text:span></text:a></text:p>
          </table:table-cell>
          <table:table-cell table:style-name="Table2.B2" office:value-type="string">
            <text:p text:style-name="P18">Returns the next line from the <text:span text:style-name="T1">csv</text:span> file as an indexed array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scanf"><text:span text:style-name="T17">fscanf</text:span></text:a></text:p>
          </table:table-cell>
          <table:table-cell table:style-name="Table2.B2" office:value-type="string">
            <text:p text:style-name="P18">Parses input from a file according to a format and returns the result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putcsv"><text:span text:style-name="T17">fputcsv</text:span></text:a></text:p>
          </table:table-cell>
          <table:table-cell table:style-name="Table2.B2" office:value-type="string">
            <text:p text:style-name="P22">Format an array of fields as a CSV text entry and write to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write"><text:span text:style-name="T17">fwrite</text:span></text:a></text:p>
          </table:table-cell>
          <table:table-cell table:style-name="Table2.B2" office:value-type="string">
            <text:p text:style-name="P22">Write the next line to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seek"><text:span text:style-name="T17">fseek</text:span></text:a></text:p>
          </table:table-cell>
          <table:table-cell table:style-name="Table2.B2" office:value-type="string">
            <text:p text:style-name="P22">Seek to the requested record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flush"><text:span text:style-name="T17">fflush</text:span></text:a></text:p>
          </table:table-cell>
          <table:table-cell table:style-name="Table2.B2" office:value-type="string">
            <text:p text:style-name="P18">Flush all pending output to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truncate"><text:span text:style-name="T17">ftruncate</text:span></text:a></text:p>
          </table:table-cell>
          <table:table-cell table:style-name="Table2.B2" office:value-type="string">
            <text:p text:style-name="P18">Truncate the file to the specified siz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lock"><text:span text:style-name="T17">flock</text:span></text:a></text:p>
          </table:table-cell>
          <table:table-cell table:style-name="Table2.B2" office:value-type="string">
            <text:p text:style-name="P18">Attempt to lock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stat"><text:span text:style-name="T17">fstat</text:span></text:a></text:p>
          </table:table-cell>
          <table:table-cell table:style-name="Table2.B2" office:value-type="string">
            <text:p text:style-name="P18">Return information about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tell"><text:span text:style-name="T17">ftell</text:span></text:a></text:p>
          </table:table-cell>
          <table:table-cell table:style-name="Table2.B2" office:value-type="string">
            <text:p text:style-name="P18">Returns the current position of the file pointer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fpassthru"><text:span text:style-name="T17">fpassthru</text:span></text:a></text:p>
          </table:table-cell>
          <table:table-cell table:style-name="Table2.B2" office:value-type="string">
            <text:p text:style-name="P17">Reads to EOF on the given file pointer from the current position and writes the results to the output buffer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eof"><text:span text:style-name="T17">eof</text:span></text:a></text:p>
          </table:table-cell>
          <table:table-cell table:style-name="Table2.B2" office:value-type="string">
            <text:p text:style-name="P18">Returns the end-of-file status for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getFlags"><text:span text:style-name="T17">getFlags</text:span></text:a></text:p>
          </table:table-cell>
          <table:table-cell table:style-name="Table2.B2" office:value-type="string">
            <text:p text:style-name="P17">Returns the flags settings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setFlags"><text:span text:style-name="T17">setFlags</text:span></text:a></text:p>
          </table:table-cell>
          <table:table-cell table:style-name="Table2.B2" office:value-type="string">
            <text:p text:style-name="P21">Set the flags settings.</text:p>
          </table:table-cell>
        </table:table-row>
        <table:table-row table:style-name="Table2.2">
          <table:table-cell table:style-name="Table2.A2" office:value-type="string">
            <text:h text:style-name="P38" text:outline-level="5"><text:a xlink:type="simple" xlink:href="#getCsvControl"><text:span text:style-name="T17">getCsvControl</text:span></text:a></text:h>
          </table:table-cell>
          <table:table-cell table:style-name="Table2.B2" office:value-type="string">
            <text:p text:style-name="P17">Returns the csv control variables in an array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setCsvControl"><text:span text:style-name="T17">setCsvControl</text:span></text:a></text:p>
          </table:table-cell>
          <table:table-cell table:style-name="Table2.B2" office:value-type="string">
            <text:p text:style-name="P18">Set the csv control flags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getMaxLineLen"><text:span text:style-name="T17">getMaxLineLen</text:span></text:a></text:p>
          </table:table-cell>
          <table:table-cell table:style-name="Table2.B2" office:value-type="string">
            <text:p text:style-name="P18">Returns the maximum line length setting.</text:p>
          </table:table-cell>
        </table:table-row>
        <table:table-row table:style-name="Table2.2">
          <table:table-cell table:style-name="Table2.A2" office:value-type="string">
            <text:h text:style-name="P38" text:outline-level="5"><text:a xlink:type="simple" xlink:href="#setMaxLineLen"><text:span text:style-name="T17">setMaxLineLen</text:span></text:a></text:h>
          </table:table-cell>
          <table:table-cell table:style-name="Table2.B2" office:value-type="string">
            <text:p text:style-name="P17">Set the maximum line length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current"><text:span text:style-name="T17">current</text:span></text:a></text:p>
          </table:table-cell>
          <table:table-cell table:style-name="Table2.B2" office:value-type="string">
            <text:p text:style-name="P17">Returns the current line in the file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key"><text:span text:style-name="T17">key</text:span></text:a></text:p>
          </table:table-cell>
          <table:table-cell table:style-name="Table2.B2" office:value-type="string">
            <text:p text:style-name="P17">Returns the current line number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next"><text:span text:style-name="T17">next</text:span></text:a></text:p>
          </table:table-cell>
          <table:table-cell table:style-name="Table2.B2" office:value-type="string">
            <text:p text:style-name="P17">Move the line number to the next line in the file.</text:p>
          </table:table-cell>
        </table:table-row>
        <text:soft-page-break/>
        <table:table-row table:style-name="Table2.2">
          <table:table-cell table:style-name="Table2.A2" office:value-type="string">
            <text:p text:style-name="P12"><text:a xlink:type="simple" xlink:href="#rewind"><text:span text:style-name="T17">rewind</text:span></text:a></text:p>
          </table:table-cell>
          <table:table-cell table:style-name="Table2.B2" office:value-type="string">
            <text:p text:style-name="P17">Rewind to the first line of the file, and get the line if the <text:span text:style-name="T1">READ_AHEAD</text:span> flag is set.</text:p>
          </table:table-cell>
        </table:table-row>
        <table:table-row table:style-name="Table2.2">
          <table:table-cell table:style-name="Table2.A2" office:value-type="string">
            <text:p text:style-name="P12"><text:a xlink:type="simple" xlink:href="#valid"><text:span text:style-name="T17">valid</text:span></text:a></text:p>
          </table:table-cell>
          <table:table-cell table:style-name="Table2.B2" office:value-type="string">
            <text:p text:style-name="P22">Returns true if the file is not at end-of-file, false if it is.</text:p>
          </table:table-cell>
        </table:table-row>
        <table:table-row table:style-name="Table2.2">
          <table:table-cell table:style-name="Table2.A2" office:value-type="string">
            <text:p text:style-name="P15"><text:a xlink:type="simple" xlink:href="#seek">seek</text:a></text:p>
          </table:table-cell>
          <table:table-cell table:style-name="Table2.B2" office:value-type="string">
            <text:p text:style-name="P22">Seek to the requested line number.</text:p>
          </table:table-cell>
        </table:table-row>
        <table:table-row table:style-name="Table2.2">
          <table:table-cell table:style-name="Table2.A2" office:value-type="string">
            <text:p text:style-name="P15"><text:a xlink:type="simple" xlink:href="#hasChildren">hasChildren</text:a></text:p>
          </table:table-cell>
          <table:table-cell table:style-name="Table2.B2" office:value-type="string">
            <text:p text:style-name="P22">Always returns false.</text:p>
          </table:table-cell>
        </table:table-row>
        <table:table-row table:style-name="Table2.2">
          <table:table-cell table:style-name="Table2.A2" office:value-type="string">
            <text:p text:style-name="P15"><text:a xlink:type="simple" xlink:href="#getChildren">getChildren</text:a></text:p>
          </table:table-cell>
          <table:table-cell table:style-name="Table2.B2" office:value-type="string">
            <text:p text:style-name="P22">Returns null.</text:p>
          </table:table-cell>
        </table:table-row>
        <table:table-row table:style-name="Table2.2">
          <table:table-cell table:style-name="Table2.A2" office:value-type="string">
            <text:p text:style-name="P15"><text:a xlink:type="simple" xlink:href="#toString">__toString</text:a></text:p>
          </table:table-cell>
          <table:table-cell table:style-name="Table2.B2" office:value-type="string">
            <text:p text:style-name="P22">Returns the current record as a string.</text:p>
          </table:table-cell>
        </table:table-row>
      </table:table>
      <text:p text:style-name="Method_20_Body"/>
      <text:p text:style-name="Method_20_Body"/>
      <text:h text:style-name="Method_20_Title" text:outline-level="5"/>
      <text:h text:style-name="P36" text:outline-level="5">Inherited Methods</text:h>
      <text:p text:style-name="Method_20_Body"/>
      <text:p text:style-name="Method_20_Body">The <text:span text:style-name="Class_20_Variables">FileObject</text:span> class extends <text:span text:style-name="Class_20_Variables">FileInfo</text:span> class and exposes the following properties (variables)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9">Method</text:p>
            </table:table-cell>
            <table:table-cell table:style-name="Table3.B1" office:value-type="string">
              <text:p text:style-name="P9">Description</text:p>
            </table:table-cell>
          </table:table-row>
        </table:table-header-rows>
        <table:table-row>
          <table:table-cell table:style-name="Table3.A2" office:value-type="string">
            <text:p text:style-name="P12"><text:a xlink:type="simple" xlink:href="#construct">__construct</text:a></text:p>
          </table:table-cell>
          <table:table-cell table:style-name="Table3.B2" office:value-type="string">
            <text:p text:style-name="P17">Class constructor</text:p>
          </table:table-cell>
        </table:table-row>
        <table:table-row>
          <table:table-cell table:style-name="Table3.A2" office:value-type="string">
            <text:p text:style-name="P12"><text:a xlink:type="simple" xlink:href="#getBasename">getATime</text:a></text:p>
          </table:table-cell>
          <table:table-cell table:style-name="Table3.B2" office:value-type="string">
            <text:p text:style-name="P17">Returns the last access time of the file</text:p>
          </table:table-cell>
        </table:table-row>
        <table:table-row>
          <table:table-cell table:style-name="Table3.A2" office:value-type="string">
            <text:p text:style-name="P12"><text:a xlink:type="simple" xlink:href="#getBasename">getBasename</text:a></text:p>
          </table:table-cell>
          <table:table-cell table:style-name="Table3.B2" office:value-type="string">
            <text:p text:style-name="P17">Returns the trailing name component of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CTime">getCTime</text:a></text:p>
          </table:table-cell>
          <table:table-cell table:style-name="Table3.B2" office:value-type="string">
            <text:p text:style-name="P17">Returns the file's inode change time.</text:p>
          </table:table-cell>
        </table:table-row>
        <table:table-row>
          <table:table-cell table:style-name="Table3.A2" office:value-type="string">
            <text:p text:style-name="P12"><text:a xlink:type="simple" xlink:href="#getExtension">getExtension</text:a></text:p>
          </table:table-cell>
          <table:table-cell table:style-name="Table3.B2" office:value-type="string">
            <text:p text:style-name="P17">Returns the file extension from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FileInfo">getFileInfo</text:a></text:p>
          </table:table-cell>
          <table:table-cell table:style-name="Table3.B2" office:value-type="string">
            <text:p text:style-name="P17">Return a <text:span text:style-name="Class_20_Variables">FileIO\FileInfo</text:span> class object for the current file.</text:p>
          </table:table-cell>
        </table:table-row>
        <table:table-row>
          <table:table-cell table:style-name="Table3.A2" office:value-type="string">
            <text:p text:style-name="P12"><text:a xlink:type="simple" xlink:href="#getFileName">getFileName</text:a></text:p>
          </table:table-cell>
          <table:table-cell table:style-name="Table3.B2" office:value-type="string">
            <text:p text:style-name="P17">Return the file name without the path from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Group">getGroup</text:a></text:p>
          </table:table-cell>
          <table:table-cell table:style-name="Table3.B2" office:value-type="string">
            <text:p text:style-name="P17">Returns the file's group-id</text:p>
          </table:table-cell>
        </table:table-row>
        <table:table-row>
          <table:table-cell table:style-name="Table3.A2" office:value-type="string">
            <text:p text:style-name="P12"><text:a xlink:type="simple" xlink:href="#getInode">getInode</text:a></text:p>
          </table:table-cell>
          <table:table-cell table:style-name="Table3.B2" office:value-type="string">
            <text:p text:style-name="P17">Returns the file's inode.</text:p>
          </table:table-cell>
        </table:table-row>
        <table:table-row>
          <table:table-cell table:style-name="Table3.A2" office:value-type="string">
            <text:p text:style-name="P12"><text:a xlink:type="simple" xlink:href="#getLinkTarget">getLinkTarget</text:a></text:p>
          </table:table-cell>
          <table:table-cell table:style-name="Table3.B2" office:value-type="string">
            <text:p text:style-name="P17">Return the target of a filesystem link.</text:p>
          </table:table-cell>
        </table:table-row>
        <table:table-row>
          <table:table-cell table:style-name="Table3.A2" office:value-type="string">
            <text:p text:style-name="P12"><text:a xlink:type="simple" xlink:href="#getMTime">getMTime</text:a></text:p>
          </table:table-cell>
          <table:table-cell table:style-name="Table3.B2" office:value-type="string">
            <text:p text:style-name="P17">Return the file's last modified time.</text:p>
          </table:table-cell>
        </table:table-row>
        <table:table-row>
          <table:table-cell table:style-name="Table3.A2" office:value-type="string">
            <text:p text:style-name="P12"><text:a xlink:type="simple" xlink:href="#getOwner">getOwner</text:a></text:p>
          </table:table-cell>
          <table:table-cell table:style-name="Table3.B2" office:value-type="string">
            <text:p text:style-name="P17">Return the owner-id of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Path">getPath</text:a></text:p>
          </table:table-cell>
          <table:table-cell table:style-name="Table3.B2" office:value-type="string">
            <text:p text:style-name="P17">Get the path to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PathInfo">getPathInfo</text:a></text:p>
          </table:table-cell>
          <table:table-cell table:style-name="Table3.B2" office:value-type="string">
            <text:p text:style-name="P17">Return a new class instance for the <text:span text:style-name="Class_20_Variables">$className</text:span> parameter or a <text:span text:style-name="Class_20_Variables">FileIO\FileInfo</text:span> class object.</text:p>
          </table:table-cell>
        </table:table-row>
        <table:table-row>
          <table:table-cell table:style-name="Table3.A2" office:value-type="string">
            <text:p text:style-name="P12"><text:a xlink:type="simple" xlink:href="#getPathName">getPathName</text:a></text:p>
          </table:table-cell>
          <table:table-cell table:style-name="Table3.B2" office:value-type="string">
            <text:p text:style-name="P17">Returns the path name of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Perms">getPerms</text:a></text:p>
          </table:table-cell>
          <table:table-cell table:style-name="Table3.B2" office:value-type="string">
            <text:p text:style-name="P17">Return the file permissions.</text:p>
          </table:table-cell>
        </table:table-row>
        <table:table-row>
          <table:table-cell table:style-name="Table3.A2" office:value-type="string">
            <text:p text:style-name="P12"><text:a xlink:type="simple" xlink:href="#getRealPath">getRealPath</text:a></text:p>
          </table:table-cell>
          <table:table-cell table:style-name="Table3.B2" office:value-type="string">
            <text:p text:style-name="P17">Returns the real path (absolute path name) of the file name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getSize">getSize</text:a></text:p>
          </table:table-cell>
          <table:table-cell table:style-name="Table3.B2" office:value-type="string">
            <text:p text:style-name="P17">Returns the file size.</text:p>
          </table:table-cell>
        </table:table-row>
        <table:table-row>
          <table:table-cell table:style-name="Table3.A2" office:value-type="string">
            <text:p text:style-name="P12"><text:a xlink:type="simple" xlink:href="#getType">getType</text:a></text:p>
          </table:table-cell>
          <table:table-cell table:style-name="Table3.B2" office:value-type="string">
            <text:p text:style-name="P17">Return the type of the file named in the <text:span text:style-name="Class_20_Variables">$fileName</text:span> class variable<text:span text:style-name="T11">.</text:span></text:p>
          </table:table-cell>
        </table:table-row>
        <table:table-row>
          <table:table-cell table:style-name="Table3.A2" office:value-type="string">
            <text:p text:style-name="P12"><text:a xlink:type="simple" xlink:href="#isDir">isDir</text:a></text:p>
          </table:table-cell>
          <table:table-cell table:style-name="Table3.B2" office:value-type="string">
            <text:p text:style-name="P17">Returns true if the file name in the <text:span text:style-name="Class_20_Variables">$fileName</text:span> class variable is a directory.</text:p>
          </table:table-cell>
        </table:table-row>
        <table:table-row>
          <table:table-cell table:style-name="Table3.A2" office:value-type="string">
            <text:p text:style-name="P12"><text:a xlink:type="simple" xlink:href="#isExecuteable">isExecutable</text:a></text:p>
          </table:table-cell>
          <table:table-cell table:style-name="Table3.B2" office:value-type="string">
            <text:p text:style-name="P17">Returns true if the file is executable.</text:p>
          </table:table-cell>
        </table:table-row>
        <table:table-row>
          <table:table-cell table:style-name="Table3.A2" office:value-type="string">
            <text:p text:style-name="P12"><text:a xlink:type="simple" xlink:href="#isFile">isFile</text:a></text:p>
          </table:table-cell>
          <table:table-cell table:style-name="Table3.B2" office:value-type="string">
            <text:p text:style-name="P17">Returns true if the file is a regular file.</text:p>
          </table:table-cell>
        </table:table-row>
        <table:table-row>
          <table:table-cell table:style-name="Table3.A2" office:value-type="string">
            <text:p text:style-name="P12"><text:a xlink:type="simple" xlink:href="#isLink">isLink</text:a></text:p>
          </table:table-cell>
          <table:table-cell table:style-name="Table3.B2" office:value-type="string">
            <text:p text:style-name="P17">Returns true if the file is a linked file.</text:p>
          </table:table-cell>
        </table:table-row>
        <text:soft-page-break/>
        <table:table-row>
          <table:table-cell table:style-name="Table3.A2" office:value-type="string">
            <text:p text:style-name="P12"><text:a xlink:type="simple" xlink:href="#isReadable">isReadable</text:a></text:p>
          </table:table-cell>
          <table:table-cell table:style-name="Table3.B2" office:value-type="string">
            <text:p text:style-name="P17">Returns true if the file is readable.</text:p>
          </table:table-cell>
        </table:table-row>
        <table:table-row>
          <table:table-cell table:style-name="Table3.A2" office:value-type="string">
            <text:p text:style-name="P12"><text:a xlink:type="simple" xlink:href="#isWriteable">isWriteable</text:a></text:p>
          </table:table-cell>
          <table:table-cell table:style-name="Table3.B2" office:value-type="string">
            <text:p text:style-name="P17">Returns true if the file is writeable.</text:p>
          </table:table-cell>
        </table:table-row>
        <table:table-row>
          <table:table-cell table:style-name="Table3.A2" office:value-type="string">
            <text:p text:style-name="P12"><text:a xlink:type="simple" xlink:href="#openFile">openFile</text:a></text:p>
          </table:table-cell>
          <table:table-cell table:style-name="Table3.B2" office:value-type="string">
            <text:p text:style-name="P17">Open the file by creating a <text:span text:style-name="Class_20_Variables">FileIO\FileObject</text:span> class derived instance for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12"><text:a xlink:type="simple" xlink:href="#setFileClass">setFileClass</text:a></text:p>
          </table:table-cell>
          <table:table-cell table:style-name="Table3.B2" office:value-type="string">
            <text:p text:style-name="P17">Set the class name used by the <text:span text:style-name="Class_20_Variables">openFile</text:span> method when creating a <text:span text:style-name="Class_20_Variables">FileIO\FileObject</text:span> class instance.</text:p>
          </table:table-cell>
        </table:table-row>
        <table:table-row>
          <table:table-cell table:style-name="Table3.A2" office:value-type="string">
            <text:p text:style-name="P12"><text:a xlink:type="simple" xlink:href="#setInfoClass">setInfoClass</text:a></text:p>
          </table:table-cell>
          <table:table-cell table:style-name="Table3.B2" office:value-type="string">
            <text:p text:style-name="P17">Set the class name used by the <text:span text:style-name="Class_20_Variables">getFileInfo </text:span><text:s/>and <text:span text:style-name="Class_20_Variables">getPathInfo</text:span> methods when creating a <text:span text:style-name="Class_20_Variables">FileIO\FileInfo</text:span> class instance.</text:p>
          </table:table-cell>
        </table:table-row>
        <table:table-row>
          <table:table-cell table:style-name="Table3.A2" office:value-type="string">
            <text:p text:style-name="P13">__toString</text:p>
          </table:table-cell>
          <table:table-cell table:style-name="Table3.B2" office:value-type="string">
            <text:p text:style-name="P17">Returns the <text:span text:style-name="Class_20_Variables">$fileName</text:span> class variable contents.</text:p>
          </table:table-cell>
        </table:table-row>
      </table:table>
      <text:p text:style-name="Method_20_Body"/>
      <text:p text:style-name="Method_20_Body"/>
      <text:h text:style-name="Method_20_Title" text:outline-level="5"/>
      <text:h text:style-name="P36" text:outline-level="5"><text:bookmark-start text:name="construct"/>__construct<text:bookmark-end text:name="construct"/></text:h>
      <text:p text:style-name="P6"/>
      <text:p text:style-name="Method_20_Body">The class constructor.</text:p>
      <text:p text:style-name="Method_20_Body"/>
      <text:p text:style-name="P23">/**</text:p>
      <text:p text:style-name="P23"><text:s/>* __construct</text:p>
      <text:p text:style-name="P23"><text:s/>*</text:p>
      <text:p text:style-name="P23"><text:s/>* Class constructor</text:p>
      <text:p text:style-name="P23"><text:s/>* <text:span text:style-name="T1">@param</text:span> string <text:s text:c="2"/>$fileName <text:s text:c="6"/>= name of the file</text:p>
      <text:p text:style-name="P23"><text:s/>* <text:span text:style-name="T1">@param</text:span> string <text:s text:c="2"/>$mode <text:s text:c="10"/>= (optional) file open mode (default = 'r')</text:p>
      <text:p text:style-name="P25"><text:s/>* <text:span text:style-name="T1">@param</text:span> boolean <text:s/>$useIncludePath = (optional) true = search include path for file,</text:p>
      <text:p text:style-name="P25"><text:s/>* <text:s text:c="45"/>false = don't</text:p>
      <text:p text:style-name="P23"><text:s/>* <text:span text:style-name="T1">@param</text:span> resource $context <text:s text:c="7"/>= (optional) stream context</text:p>
      <text:p text:style-name="P23"><text:s/>* <text:span text:style-name="T1">@throws</text:span> Library\FileIO\Exception</text:p>
      <text:p text:style-name="P23"><text:s/>*/</text:p>
      <text:p text:style-name="P23">public function __construct($fileName, $mode='r', </text:p>
      <text:p text:style-name="P23"><text:tab/><text:tab/><text:tab/><text:tab/><text:tab/><text:tab/>$useIncludePath=false, </text:p>
      <text:p text:style-name="P23"><text:tab/><text:tab/><text:tab/><text:tab/><text:tab/><text:tab/>$context=null)</text:p>
      <text:p text:style-name="P23">{</text:p>
      <text:p text:style-name="P23"><text:tab/>parent::__construct($fileName);</text:p>
      <text:p text:style-name="P23"/>
      <text:p text:style-name="P23"><text:tab/>$this-&gt;mode = $mode;</text:p>
      <text:p text:style-name="P23"><text:tab/>$this-&gt;context = $context;</text:p>
      <text:p text:style-name="P23"/>
      <text:p text:style-name="P23"><text:tab/>$this-&gt;flags = 0;</text:p>
      <text:p text:style-name="P23"><text:tab/>$this-&gt;maxLineLen = 0;</text:p>
      <text:p text:style-name="P23"/>
      <text:p text:style-name="P23"><text:tab/>$this-&gt;csvControl = array('delimiter'<text:tab/>=&gt; ',',</text:p>
      <text:p text:style-name="P23"><text:tab/><text:tab/><text:tab/><text:tab/><text:tab/>'enclosure'<text:tab/>=&gt; '"',</text:p>
      <text:p text:style-name="P23"><text:tab/><text:tab/><text:tab/><text:tab/><text:tab/>'escape'<text:tab/>=&gt; '\\');</text:p>
      <text:p text:style-name="P23"/>
      <text:p text:style-name="P23"><text:tab/>if ($context)</text:p>
      <text:p text:style-name="P23"><text:tab/>{</text:p>
      <text:p text:style-name="P23"><text:s text:c="3"/><text:tab/><text:tab/>$this-&gt;handle = @fopen($fileName, $mode, $useIncludePath, $context);</text:p>
      <text:p text:style-name="P23"><text:tab/>}</text:p>
      <text:p text:style-name="P23"><text:tab/>else</text:p>
      <text:p text:style-name="P23"><text:tab/>{</text:p>
      <text:p text:style-name="P23"><text:s text:c="4"/><text:tab/><text:tab/>$this-&gt;handle = @fopen($fileName, $mode, $useIncludePath);</text:p>
      <text:p text:style-name="P23"><text:tab/>}</text:p>
      <text:p text:style-name="P23"/>
      <text:p text:style-name="P23"><text:tab/>if (! $this-&gt;handle)</text:p>
      <text:p text:style-name="P23"><text:tab/>{</text:p>
      <text:p text:style-name="P23"><text:tab/><text:tab/>throw new Exception(Error::code('FileOpenError'));</text:p>
      <text:p text:style-name="P23"><text:tab/>}</text:p>
      <text:p text:style-name="P23"/>
      <text:p text:style-name="P23"><text:s text:c="2"/><text:tab/>$this-&gt;currentLineNum = 0;</text:p>
      <text:p text:style-name="P23"/>
      <text:p text:style-name="P23"><text:s text:c="2"/><text:tab/>$this-&gt;currentLine = null;</text:p>
      <text:p text:style-name="P23"><text:s text:c="2"/><text:tab/>$this-&gt;currentLineLen = 0;</text:p>
      <text:p text:style-name="P23"/>
      <text:p text:style-name="P23"><text:s text:c="2"/><text:tab/>$this-&gt;currentArray = null;</text:p>
      <text:p text:style-name="P23">}</text:p>
      <text:p text:style-name="Method_20_Body"/>
      <text:p text:style-name="Method_20_Body">The class constructor expects a single, mandatory parameter:</text:p>
      <text:p text:style-name="Method_20_Body"/>
      <text:p text:style-name="Method_20_Indent"><text:span text:style-name="Class_20_Variables"><text:span text:style-name="T3">$fileName</text:span></text:span><text:span text:style-name="T2"> <text:tab/><text:tab/>the name of the file to associate with this instance.</text:span></text:p>
      <text:p text:style-name="Method_20_Body"/>
      <text:p text:style-name="Method_20_Body">and three, optional parameters:<text:line-break/></text:p>
      <text:p text:style-name="Method_20_Indent"><text:soft-page-break/><text:span text:style-name="Class_20_Variables"><text:span text:style-name="T2">$mode</text:span></text:span><text:span text:style-name="T2"><text:tab/><text:tab/>The file open mode, default = 'r'</text:span></text:p>
      <text:p text:style-name="Method_20_Indent"><text:span text:style-name="Class_20_Variables"><text:span text:style-name="T2">$useIncludePath</text:span></text:span><text:span text:style-name="T2"><text:tab/>True to also search the include-path for the file</text:span></text:p>
      <text:p text:style-name="Method_20_Indent"><text:span text:style-name="Class_20_Variables"><text:span text:style-name="T2">$context</text:span></text:span><text:span text:style-name="T2"><text:tab/><text:tab/>Stream context, or null</text:span></text:p>
      <text:p text:style-name="P8"/>
      <text:p text:style-name="Method_20_Body"><text:span text:style-name="T2">The </text:span><text:span text:style-name="Class_20_Variables"><text:span text:style-name="T2">FileIO\FileInfo</text:span></text:span><text:span text:style-name="T2"> class constructor is called to set the </text:span><text:span text:style-name="Class_20_Variables"><text:span text:style-name="T2">$fileName</text:span></text:span><text:span text:style-name="T2"> parameter in the </text:span><text:span text:style-name="Class_20_Variables"><text:span text:style-name="T2">$fileName</text:span></text:span><text:span text:style-name="T2"> class variable.</text:span></text:p>
      <text:p text:style-name="P8"/>
      <text:p text:style-name="Method_20_Body"><text:span text:style-name="T2">The </text:span><text:span text:style-name="Class_20_Variables"><text:span text:style-name="T2">FileObject</text:span></text:span><text:span text:style-name="T2"> class variables are all initialized to their default values.</text:span></text:p>
      <text:p text:style-name="P8"/>
      <text:p text:style-name="Method_20_Body"><text:span text:style-name="T2">The PHP function </text:span><text:span text:style-name="T4">fopen</text:span><text:span text:style-name="T2"> is passed the file name, open mode, include-path flag, and the stream context (if it is not null) and returns the file handle.</text:span></text:p>
      <text:p text:style-name="P8"/>
      <text:p text:style-name="Method_20_Body"><text:span text:style-name="T2">If </text:span><text:span text:style-name="Class_20_Variables"><text:span text:style-name="T2">$handle</text:span></text:span><text:span text:style-name="T2"> is false, a </text:span><text:span text:style-name="Class_20_Variables"><text:span text:style-name="T2">FileIO\Exception</text:span></text:span><text:span text:style-name="T2"> is thrown.</text:span></text:p>
      <text:p text:style-name="P8"/>
      <text:p text:style-name="Method_20_Body"><text:span text:style-name="T2">The </text:span><text:span text:style-name="Class_20_Variables"><text:span text:style-name="T2">$handle</text:span></text:span><text:span text:style-name="T2"> is stored in the </text:span><text:span text:style-name="Class_20_Variables"><text:span text:style-name="T2">$handle</text:span></text:span><text:span text:style-name="T2"> class variable.</text:span></text:p>
      <text:p text:style-name="P8"/>
      <text:h text:style-name="P39" text:outline-level="5"><text:bookmark-start text:name="call"/>__call<text:bookmark-end text:name="call"/></text:h>
      <text:p text:style-name="P8"/>
      <text:p text:style-name="P8">The <text:span text:style-name="Class_20_Variables">__call</text:span> method traps calls to non-existent methods and re-directs them to the proper method, if available.</text:p>
      <text:p text:style-name="P8"/>
      <text:p text:style-name="P24">/**</text:p>
      <text:p text:style-name="P24"><text:s/>* __call</text:p>
      <text:p text:style-name="P24"><text:s/>*</text:p>
      <text:p text:style-name="P24"><text:s/>* Trap call to non-existent method and redirect, if valid</text:p>
      <text:p text:style-name="P24"><text:s/>* <text:span text:style-name="T1">@param</text:span> string $method = name of the method being called</text:p>
      <text:p text:style-name="P24"><text:s/>* <text:span text:style-name="T1">@param</text:span> array $args = argument array</text:p>
      <text:p text:style-name="P24"><text:s/>* <text:span text:style-name="T1">@return</text:span> mixed $result = result from invoked method, if appropriate</text:p>
      <text:p text:style-name="P24"><text:s/>* <text:span text:style-name="T1">@throws</text:span> \Library\FileIO\Exception, \ReflectionException</text:p>
      <text:p text:style-name="P24"><text:s/>*/</text:p>
      <text:p text:style-name="P24">public function __call($method, $args)</text:p>
      <text:p text:style-name="P24">{</text:p>
      <text:p text:style-name="P24"><text:tab/>if ($method != 'getCurrentLine')</text:p>
      <text:p text:style-name="P24"><text:tab/>{</text:p>
      <text:p text:style-name="P24"><text:tab/><text:tab/>throw new Exception(sprintf('Unknown Class Method: %s', $method), <text:tab/><text:tab/><text:tab/><text:tab/><text:tab/><text:tab/><text:tab/> <text:s/>\Library\Error::code('UnknownClassMethod'));</text:p>
      <text:p text:style-name="P24"><text:tab/>}</text:p>
      <text:p text:style-name="P24"/>
      <text:p text:style-name="P24"><text:tab/>$method = new \ReflectionMethod($this, 'fgets');</text:p>
      <text:p text:style-name="P24"><text:tab/>if (! $args)</text:p>
      <text:p text:style-name="P24"><text:tab/>{</text:p>
      <text:p text:style-name="P24"><text:tab/><text:tab/>return $method-&gt;invoke($this);</text:p>
      <text:p text:style-name="P24"><text:tab/>}</text:p>
      <text:p text:style-name="P24"><text:tab/>else</text:p>
      <text:p text:style-name="P24"><text:tab/>{</text:p>
      <text:p text:style-name="P24"><text:tab/><text:tab/>return $method-&gt;invokeArgs($this, $args);</text:p>
      <text:p text:style-name="P24"><text:tab/>}</text:p>
      <text:p text:style-name="P24">}</text:p>
      <text:p text:style-name="P8"/>
      <text:p text:style-name="P8">The <text:span text:style-name="Class_20_Variables">__call</text:span> method expects a single, mandatory parameter:</text:p>
      <text:p text:style-name="P8"/>
      <text:p text:style-name="Method_20_Indent"><text:span text:style-name="Class_20_Variables">$method</text:span><text:tab/><text:tab/>A string containing the name of the method being called</text:p>
      <text:p text:style-name="P8"/>
      <text:p text:style-name="P8">and as many optional parameters, as required by the <text:span text:style-name="Class_20_Variables">$method</text:span> method:</text:p>
      <text:p text:style-name="P8"/>
      <text:p text:style-name="Method_20_Indent"><text:span text:style-name="Class_20_Variables">$args</text:span><text:tab/><text:tab/><text:tab/>An array containing the method's parameters</text:p>
      <text:p text:style-name="P8"/>
      <text:p text:style-name="P8">The <text:span text:style-name="Class_20_Variables">__call</text:span> method supports a single <text:s/>non-existent method name: <text:span text:style-name="Class_20_Variables">getCurrentLine</text:span>, an alias for fgets. <text:s/>If $method does not contain 'getCurrentLine', a <text:span text:style-name="Class_20_Variables">FileIO\Exception</text:span> is thrown.</text:p>
      <text:p text:style-name="P8"/>
      <text:p text:style-name="P8">A new <text:span text:style-name="Class_20_Variables">ReflectionMethod</text:span> class instance is established for the method 'fgets'. <text:s/>If <text:span text:style-name="Class_20_Variables">$args</text:span> does not exist, <text:span text:style-name="Class_20_Variables">ReflectionMethod::invoke</text:span> is called. <text:s/>Otherwise, the <text:span text:style-name="Class_20_Variables">ReflectionMethod::invokeArgs</text:span> method is called, passing the <text:span text:style-name="Class_20_Variables">$args</text:span> array to the <text:span text:style-name="Class_20_Variables">fgets</text:span> method.</text:p>
      <text:p text:style-name="P8"/>
      <text:p text:style-name="P8">If <text:span text:style-name="Class_20_Variables">ReflectionMethod</text:span> class instance throws a <text:span text:style-name="Class_20_Variables">ReflectionException</text:span>, it is trapped and a <text:span text:style-name="Class_20_Variables">FileIO\Exception</text:span> is thrown in its place.</text:p>
      <text:p text:style-name="P8"/>
      <text:p text:style-name="P8">The result from the call to the <text:span text:style-name="Class_20_Variables">fgets</text:span> method is returned.</text:p>
      <text:p text:style-name="P8"/>
      <text:h text:style-name="P36" text:outline-level="5"><text:bookmark-start text:name="fgetc"/>fgetc<text:bookmark-end text:name="fgetc"/></text:h>
      <text:p text:style-name="P8"/>
      <text:p text:style-name="P8">Get the next character from the file.</text:p>
      <text:p text:style-name="P8"/>
      <text:p text:style-name="P24">/**</text:p>
      <text:p text:style-name="P24"><text:s/>* fgetc</text:p>
      <text:p text:style-name="P24"><text:s/>*</text:p>
      <text:p text:style-name="P24"><text:s/>* get the next character from the file</text:p>
      <text:p text:style-name="P24"><text:s/>* <text:span text:style-name="T1">@return</text:span> string $character</text:p>
      <text:p text:style-name="P24"><text:s/>*/</text:p>
      <text:p text:style-name="P24">public function fgetc()</text:p>
      <text:p text:style-name="P24">{</text:p>
      <text:p text:style-name="P24"><text:tab/>$this-&gt;freeLine();</text:p>
      <text:p text:style-name="P24"/>
      <text:p text:style-name="P24"><text:tab/>if (($character = @fgetc($this-&gt;handle)) === false)</text:p>
      <text:p text:style-name="P24"><text:tab/>{</text:p>
      <text:p text:style-name="P24"><text:tab/><text:tab/>return false;</text:p>
      <text:p text:style-name="P24"><text:tab/>}</text:p>
      <text:p text:style-name="P24"/>
      <text:p text:style-name="P24"><text:tab/>if ($character === "\n")</text:p>
      <text:p text:style-name="P24"><text:tab/>{</text:p>
      <text:p text:style-name="P24"><text:tab/><text:tab/>$this-&gt;currentLineNum++;</text:p>
      <text:p text:style-name="P24"><text:tab/>}</text:p>
      <text:p text:style-name="P24"/>
      <text:p text:style-name="P24"><text:tab/>return $character;</text:p>
      <text:p text:style-name="P24">}</text:p>
      <text:p text:style-name="P8"/>
      <text:p text:style-name="P8"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.</text:p>
      <text:p text:style-name="P8"/>
      <text:p text:style-name="P8">The <text:span text:style-name="T1">fgetc</text:span> PHP function is passed the <text:span text:style-name="Class_20_Variables">$handle</text:span> class variable and the result is stored in <text:span text:style-name="Class_20_Variables">$character</text:span>. <text:s/>If <text:span text:style-name="Class_20_Variables">$character</text:span> is a new line character, the <text:span text:style-name="Class_20_Variables">$currentLineNum</text:span> is incremented.</text:p>
      <text:p text:style-name="P8"/>
      <text:p text:style-name="P8">The <text:span text:style-name="Class_20_Variables">$character</text:span> variable is returned.</text:p>
      <text:p text:style-name="P8"/>
      <text:h text:style-name="P36" text:outline-level="5"><text:bookmark-start text:name="fgets"/>fgets<text:bookmark-end text:name="fgets"/></text:h>
      <text:p text:style-name="P8"/>
      <text:p text:style-name="P8">Get the next line from the file.</text:p>
      <text:p text:style-name="P8"/>
      <text:p text:style-name="P24">/**</text:p>
      <text:p text:style-name="P24"><text:s/>* fgets</text:p>
      <text:p text:style-name="P24"><text:s/>*</text:p>
      <text:p text:style-name="P24"><text:s/>* get the next line from the file</text:p>
      <text:p text:style-name="P26"><text:s/>* <text:span text:style-name="T1">@return</text:span> string $buffer = next line from file, </text:p>
      <text:p text:style-name="P26"><text:s/>*<text:tab/><text:tab/><text:tab/><text:tab/> <text:s/>false if at End-Of-File when the method was called.</text:p>
      <text:p text:style-name="P24"><text:s/>*/</text:p>
      <text:p text:style-name="P24">public function fgets()</text:p>
      <text:p text:style-name="P24">{</text:p>
      <text:p text:style-name="P24"><text:tab/>$lineLen = 0;</text:p>
      <text:p text:style-name="P24"><text:tab/>$lineAdd = $this-&gt;currentLine ? 1 : 0;</text:p>
      <text:p text:style-name="P24"/>
      <text:p text:style-name="P24"><text:tab/>$this-&gt;freeLine();</text:p>
      <text:p text:style-name="P24"/>
      <text:p text:style-name="P24"><text:tab/>if ($this-&gt;eof())</text:p>
      <text:p text:style-name="P24"><text:tab/>{</text:p>
      <text:p text:style-name="P24"><text:tab/><text:tab/>return false;</text:p>
      <text:p text:style-name="P24"><text:tab/>}</text:p>
      <text:p text:style-name="P24"/>
      <text:p text:style-name="P24"><text:tab/>if ($this-&gt;maxLineLen &gt; 0)</text:p>
      <text:p text:style-name="P24"><text:tab/>{</text:p>
      <text:p text:style-name="P24"><text:tab/><text:tab/>$this-&gt;currentLine = @fgets($this-&gt;handle, $this-&gt;maxLineLen);</text:p>
      <text:p text:style-name="P24"><text:tab/>}</text:p>
      <text:p text:style-name="P24"><text:tab/>else</text:p>
      <text:p text:style-name="P24"><text:tab/>{</text:p>
      <text:p text:style-name="P24"><text:tab/><text:tab/>$this-&gt;currentLine = @fgets($this-&gt;handle);</text:p>
      <text:p text:style-name="P24"><text:tab/>}</text:p>
      <text:p text:style-name="P24"/>
      <text:p text:style-name="P24"><text:tab/>if ($this-&gt;currentLine !== false)</text:p>
      <text:p text:style-name="P24"><text:tab/>{</text:p>
      <text:p text:style-name="P24"><text:tab/><text:tab/>if (! $this-&gt;currentLine)</text:p>
      <text:p text:style-name="P24"><text:tab/><text:tab/>{</text:p>
      <text:p text:style-name="P24"><text:tab/><text:tab/><text:tab/>$this-&gt;currentLine = '';</text:p>
      <text:p text:style-name="P24"><text:tab/><text:tab/><text:tab/>$this-&gt;currentLineLen = 0;</text:p>
      <text:p text:style-name="P24"><text:tab/><text:tab/>}</text:p>
      <text:p text:style-name="P24"><text:tab/><text:tab/>else</text:p>
      <text:p text:style-name="P24"><text:tab/><text:tab/>{</text:p>
      <text:p text:style-name="Method_20_Code_20_Listing"><text:span text:style-name="T13"><text:tab/></text:span><text:span text:style-name="T14"><text:tab/><text:tab/>if (($this-&gt;flags &amp; self::DROP_NEW_LINE) &amp;&amp;</text:span></text:p>
      <text:p text:style-name="P24"><text:tab/><text:tab/><text:tab/> <text:s text:c="3"/>(($pos = strpos($this-&gt;currentLine, PHP_EOL)) !== false))</text:p>
      <text:p text:style-name="P24"><text:tab/><text:tab/><text:tab/>{</text:p>
      <text:p text:style-name="P24"><text:tab/><text:tab/><text:tab/><text:tab/>$this-&gt;currentLine = substr($this-&gt;currentLine, 0, $pos);</text:p>
      <text:p text:style-name="P24"><text:tab/><text:tab/><text:tab/>}</text:p>
      <text:p text:style-name="P24"/>
      <text:p text:style-name="P24"><text:tab/><text:tab/><text:tab/>$this-&gt;currentLineLen = strlen($this-&gt;currentLine);</text:p>
      <text:p text:style-name="P24"><text:tab/><text:tab/>}</text:p>
      <text:p text:style-name="P24"/>
      <text:p text:style-name="P24"><text:tab/><text:tab/>$this-&gt;currentLineNum += $lineAdd;</text:p>
      <text:p text:style-name="P24"><text:tab/>}</text:p>
      <text:p text:style-name="P24"><text:tab/><text:tab/></text:p>
      <text:p text:style-name="Method_20_Code_20_Listing"><text:tab/>return $this-&gt;currentLine;</text:p>
      <text:p text:style-name="P24">}</text:p>
      <text:p text:style-name="P8"/>
      <text:p text:style-name="P8">The method variable <text:span text:style-name="Class_20_Variables">$lineLen</text:span> is initialized to 0. <text:s/>The method variable <text:span text:style-name="Class_20_Variables">$lineAdd</text:span> is set to 1 if the <text:span text:style-name="Class_20_Variables">$currentLine</text:span> class variable is not empty, otherwise it is set to 0.</text:p>
      <text:p text:style-name="P8"/>
      <text:p text:style-name="P8"><text:soft-page-break/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.</text:p>
      <text:p text:style-name="P8"/>
      <text:p text:style-name="P8">The <text:span text:style-name="Class_20_Variables">eof</text:span> method is called and if the file is at <text:span text:style-name="T12">end-of-file</text:span>, a false value is returned.</text:p>
      <text:p text:style-name="P8"/>
      <text:p text:style-name="P8">The <text:span text:style-name="T1">fgets</text:span> PHP function is passed the <text:span text:style-name="Class_20_Variables">$handle</text:span> class variable, and the <text:span text:style-name="Class_20_Variables">$maxLineLen</text:span> class variable if it is non-zero, and the result is stored in the <text:span text:style-name="Class_20_Variables">$currentLine </text:span><text:span text:style-name="Class_20_Variables"><text:span text:style-name="T7">c</text:span></text:span>lass variable.</text:p>
      <text:p text:style-name="P8"/>
      <text:p text:style-name="P8">If the <text:span text:style-name="Class_20_Variables">$currentLine</text:span> class variable is false, a false value is returned.</text:p>
      <text:p text:style-name="P8"/>
      <text:p text:style-name="P8">If the <text:span text:style-name="Class_20_Variables">$currentLine</text:span> class variable is empty</text:p>
      <text:p text:style-name="P8"/>
      <text:list xml:id="list807171001" text:style-name="L2">
        <text:list-item>
          <text:p text:style-name="P40"><text:span text:style-name="T2">the </text:span><text:span text:style-name="Class_20_Variables"><text:span text:style-name="T2">$currentLineLen</text:span></text:span><text:span text:style-name="T2"> class variable is set to 0. <text:s/></text:span></text:p>
        </text:list-item>
        <text:list-item>
          <text:p text:style-name="P41">Otherwise</text:p>
        </text:list-item>
        <text:list-item>
          <text:p text:style-name="P43"><text:span text:style-name="T2">if the </text:span><text:span text:style-name="Class_20_Variables"><text:span text:style-name="T2">DROP_NEW_LINE</text:span></text:span><text:span text:style-name="T2"> flag is set,</text:span></text:p>
        </text:list-item>
        <text:list-item>
          <text:p text:style-name="P45"><text:span text:style-name="T2">if a </text:span><text:span text:style-name="T4">PHP_EOL</text:span><text:span text:style-name="T2"> sequence is found in the </text:span><text:span text:style-name="Class_20_Variables"><text:span text:style-name="T2">$currentLine</text:span></text:span><text:span text:style-name="T2"> class variable, it is removed;</text:span></text:p>
        </text:list-item>
        <text:list-item>
          <text:p text:style-name="P43"><text:span text:style-name="T2">the </text:span><text:span text:style-name="Class_20_Variables"><text:span text:style-name="T2">$currentLineLen</text:span></text:span><text:span text:style-name="T2"> is set to the length of the string in the </text:span><text:span text:style-name="Class_20_Variables"><text:span text:style-name="T2">$currentLine</text:span></text:span><text:span text:style-name="T2"> class variable.</text:span></text:p>
          <text:p text:style-name="P46"><text:s/></text:p>
        </text:list-item>
      </text:list>
      <text:p text:style-name="P8">The value in the <text:span text:style-name="Class_20_Variables">$lineAdd</text:span> method variable is added to the <text:span text:style-name="Class_20_Variables">$currentLineNum</text:span> class variable.</text:p>
      <text:p text:style-name="P8"/>
      <text:p text:style-name="P8">The <text:span text:style-name="Class_20_Variables">$currentLine</text:span> class variable is returned.</text:p>
      <text:p text:style-name="P8"/>
      <text:p text:style-name="P8"/>
      <text:h text:style-name="P36" text:outline-level="5"><text:bookmark-start text:name="fgetss"/>fgetss<text:bookmark-end text:name="fgetss"/></text:h>
      <text:p text:style-name="P8"/>
      <text:p text:style-name="P8">Returns the next line from the file after stripping any HTML tags present.</text:p>
      <text:p text:style-name="P8"/>
      <text:p text:style-name="P24">/**</text:p>
      <text:p text:style-name="P24"><text:s/>* fgetss</text:p>
      <text:p text:style-name="P24"><text:s/>*</text:p>
      <text:p text:style-name="P24"><text:s/>* get the next line from the file</text:p>
      <text:p text:style-name="P24"><text:s/>* <text:span text:style-name="T1">@param</text:span> string $allowable = (optional) list of allowable tags (won't be stripped)</text:p>
      <text:p text:style-name="P24"><text:s/>* <text:span text:style-name="T1">@return</text:span> string $buffer</text:p>
      <text:p text:style-name="P24"><text:s/>* <text:span text:style-name="T1">@throws</text:span> \Library\FileIO\Exception</text:p>
      <text:p text:style-name="P24"><text:s/>*/</text:p>
      <text:p text:style-name="P24">public function fgetss($allowable=null)</text:p>
      <text:p text:style-name="P24">{</text:p>
      <text:p text:style-name="P24"><text:tab/>$this-&gt;freeLine();</text:p>
      <text:p text:style-name="P24"/>
      <text:p text:style-name="P24"><text:tab/>if ($this-&gt;eof())</text:p>
      <text:p text:style-name="P24"><text:tab/>{</text:p>
      <text:p text:style-name="P24"><text:tab/><text:tab/>return false;</text:p>
      <text:p text:style-name="P24"><text:tab/>}</text:p>
      <text:p text:style-name="P24"/>
      <text:p text:style-name="P24"><text:tab/>if ($this-&gt;maxLineLen &gt; 0)</text:p>
      <text:p text:style-name="P24"><text:tab/>{</text:p>
      <text:p text:style-name="P24"><text:tab/><text:tab/>$length = $this-&gt;maxLineLen;</text:p>
      <text:p text:style-name="P24"><text:tab/>}</text:p>
      <text:p text:style-name="P24"><text:tab/>else</text:p>
      <text:p text:style-name="P24"><text:tab/>{</text:p>
      <text:p text:style-name="P24"><text:tab/><text:tab/>$length = 1024;</text:p>
      <text:p text:style-name="P24"><text:tab/>}</text:p>
      <text:p text:style-name="P24"/>
      <text:p text:style-name="P24"><text:tab/>if ($allowable == null)</text:p>
      <text:p text:style-name="P24"><text:tab/>{</text:p>
      <text:p text:style-name="P24"><text:tab/><text:tab/>$this-&gt;currentLine = @fgetss($this-&gt;handle, $length);</text:p>
      <text:p text:style-name="P24"><text:tab/>}</text:p>
      <text:p text:style-name="P24"><text:tab/>else</text:p>
      <text:p text:style-name="P24"><text:tab/>{</text:p>
      <text:p text:style-name="P24"><text:tab/><text:tab/>$this-&gt;currentLine = @fgetss($this-&gt;handle, $length, $allowable);</text:p>
      <text:p text:style-name="P24"><text:tab/>}</text:p>
      <text:p text:style-name="P24"/>
      <text:p text:style-name="P24"><text:tab/>if ($this-&gt;currentLine === false)</text:p>
      <text:p text:style-name="P24"><text:tab/>{</text:p>
      <text:p text:style-name="P24"><text:tab/><text:tab/>$this-&gt;freeLine();</text:p>
      <text:p text:style-name="P24"><text:tab/><text:tab/>return false;</text:p>
      <text:p text:style-name="P24"><text:tab/>}</text:p>
      <text:p text:style-name="P24"/>
      <text:p text:style-name="P24"><text:tab/>$this-&gt;currentLineLen = strlen($this-&gt;currentLine);</text:p>
      <text:p text:style-name="P24"><text:tab/>return $this-&gt;currentLine;</text:p>
      <text:p text:style-name="P24">}</text:p>
      <text:p text:style-name="P8"/>
      <text:p text:style-name="P8">The fgetss method expects a single, optional parameter:</text:p>
      <text:p text:style-name="P8"/>
      <text:p text:style-name="Method_20_Indent"><text:span text:style-name="Class_20_Variables">$allowable</text:span><text:tab/>An array of HTML tags to ignore in the input buffer.</text:p>
      <text:p text:style-name="P8"/>
      <text:p text:style-name="P8"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.</text:p>
      <text:p text:style-name="P8"/>
      <text:p text:style-name="P8">The <text:span text:style-name="Class_20_Variables">eof</text:span> method is called and if the file is at <text:span text:style-name="T12">end-of-file</text:span>, a false value is returned.</text:p>
      <text:p text:style-name="P8"/>
      <text:p text:style-name="P8"><text:soft-page-break/>If the <text:span text:style-name="Class_20_Variables">$maxLineLen</text:span> class variable is non-zero, the <text:span text:style-name="Class_20_Variables">$length</text:span> method variable is set to the <text:span text:style-name="Class_20_Variables">$maxLineLen</text:span> class variable. <text:s/>Otherwise <text:span text:style-name="Class_20_Variables">$length</text:span> is set to <text:span text:style-name="T1">1024</text:span> (a safe line length for HTML text).</text:p>
      <text:p text:style-name="P8"/>
      <text:p text:style-name="P8">The <text:span text:style-name="T1">fgetss</text:span> PHP function is passed the <text:span text:style-name="Class_20_Variables">$handle</text:span> and the <text:span text:style-name="Class_20_Variables">$maxLineLen</text:span> class variables, and the <text:span text:style-name="Class_20_Variables">$allowable</text:span> parameter, if it is provided, and the result is stored in the <text:span text:style-name="Class_20_Variables">$currentLine </text:span><text:span text:style-name="Class_20_Variables"><text:span text:style-name="T7">c</text:span></text:span>lass variable.</text:p>
      <text:p text:style-name="P8"/>
      <text:p text:style-name="P8">If the <text:span text:style-name="Class_20_Variables">$currentLine</text:span> class variable is false, a false value is returned.</text:p>
      <text:p text:style-name="P8"/>
      <text:p text:style-name="P8">If the <text:span text:style-name="Class_20_Variables">$currentLine</text:span> class variable is empty 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, and a false value is returned.</text:p>
      <text:p text:style-name="P8"/>
      <text:p text:style-name="P8">The <text:span text:style-name="Class_20_Variables">$currentLineLen</text:span> class variable is set to the length of the string in the <text:span text:style-name="Class_20_Variables">$currentLine</text:span> class variable, and the <text:span text:style-name="Class_20_Variables">$currentLine</text:span> class variable is returned.</text:p>
      <text:p text:style-name="P8"/>
      <text:p text:style-name="P8"/>
      <text:h text:style-name="P36" text:outline-level="5"><text:bookmark-start text:name="fgetcsv"/>fgetcsv<text:bookmark-end text:name="fgetcsv"/></text:h>
      <text:p text:style-name="P8"/>
      <text:p text:style-name="P5">Returns the next line from the <text:span text:style-name="T1">csv</text:span> file as an indexed array of fields (index) and values.</text:p>
      <text:p text:style-name="P5"/>
      <text:p text:style-name="P24">/**</text:p>
      <text:p text:style-name="P24"><text:s/>* fgetcsv</text:p>
      <text:p text:style-name="P24"><text:s/>*</text:p>
      <text:p text:style-name="P26"><text:s/>* get the next line from the csv file as an indexed array </text:p>
      <text:p text:style-name="P26"><text:s/>* <text:span text:style-name="T1">@return</text:span> array $buffer</text:p>
      <text:p text:style-name="P24"><text:s/>* <text:span text:style-name="T1">@throws</text:span> \Library\FileIO\Exception</text:p>
      <text:p text:style-name="P24"><text:s/>*/</text:p>
      <text:p text:style-name="P24">public function fgetcsv()</text:p>
      <text:p text:style-name="P24">{</text:p>
      <text:p text:style-name="Method_20_Code_20_Listing"><text:span text:style-name="T13"><text:tab/></text:span><text:span text:style-name="T14">do</text:span></text:p>
      <text:p text:style-name="P24"><text:tab/>{</text:p>
      <text:p text:style-name="P24"><text:tab/><text:tab/>if (($this-&gt;fgets() === false) || ($this-&gt;currentLine === null))</text:p>
      <text:p text:style-name="P24"><text:tab/><text:tab/>{</text:p>
      <text:p text:style-name="P24"><text:tab/><text:tab/><text:tab/>return false;</text:p>
      <text:p text:style-name="P24"><text:tab/><text:tab/>}</text:p>
      <text:p text:style-name="P24"><text:tab/>}</text:p>
      <text:p text:style-name="P24"><text:tab/>while ((trim($this-&gt;currentLine) === '') &amp;&amp; ($this-&gt;flags &amp; self::SKIP_EMPTY));</text:p>
      <text:p text:style-name="P24"/>
      <text:p text:style-name="P24"><text:tab/>$this-&gt;currentArray = str_getcsv($this-&gt;currentLine,</text:p>
      <text:p text:style-name="P24"><text:tab/><text:tab/><text:tab/><text:tab/><text:tab/><text:tab/>$this-&gt;csvControl['delimiter'],</text:p>
      <text:p text:style-name="P24"><text:tab/><text:tab/><text:tab/><text:tab/><text:tab/><text:tab/>$this-&gt;csvControl['enclosure'],</text:p>
      <text:p text:style-name="P24"><text:tab/><text:tab/><text:tab/><text:tab/><text:tab/><text:tab/>$this-&gt;csvControl['escape']);</text:p>
      <text:p text:style-name="P24"/>
      <text:p text:style-name="P24"><text:tab/>return $this-&gt;currentArray;</text:p>
      <text:p text:style-name="P24">}</text:p>
      <text:p text:style-name="P5"/>
      <text:p text:style-name="P5">The <text:span text:style-name="Class_20_Variables">fgetcsv</text:span> method iterates through the file using the <text:span text:style-name="Class_20_Variables">fgets</text:span> method to read the next line into the <text:span text:style-name="Class_20_Variables">$currentLine</text:span> class variable. <text:s/>The criteria for ending the iteration is dependent upon the <text:span text:style-name="Class_20_Variables">SKIP_EMPTY</text:span> setting in the <text:span text:style-name="Class_20_Variables">$flags </text:span>class variable:</text:p>
      <text:p text:style-name="P5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0">SKIP_EMPTY Setting</text:p>
            </table:table-cell>
            <table:table-cell table:style-name="Table5.B1" office:value-type="string">
              <text:p text:style-name="P11">Affect</text:p>
            </table:table-cell>
          </table:table-row>
        </table:table-header-rows>
        <table:table-row>
          <table:table-cell table:style-name="Table5.A2" office:value-type="string">
            <text:p text:style-name="P16">true</text:p>
          </table:table-cell>
          <table:table-cell table:style-name="Table5.B2" office:value-type="string">
            <text:p text:style-name="Table_20_Contents">Keep iterating until a non-empty <text:span text:style-name="Class_20_Variables">$currentLine</text:span> is returned</text:p>
          </table:table-cell>
        </table:table-row>
        <table:table-row>
          <table:table-cell table:style-name="Table5.A2" office:value-type="string">
            <text:p text:style-name="P16">false</text:p>
          </table:table-cell>
          <table:table-cell table:style-name="Table5.B2" office:value-type="string">
            <text:p text:style-name="Table_20_Contents">End iteration after each line is returned regardless of the content of <text:span text:style-name="Class_20_Variables">$currentLine</text:span>.</text:p>
          </table:table-cell>
        </table:table-row>
      </table:table>
      <text:p text:style-name="P5"/>
      <text:p text:style-name="P5">The contents of the <text:span text:style-name="Class_20_Variables">$currentLine</text:span> class variable are converted to an array using the <text:span text:style-name="T1">str_getcsv</text:span> PHP function, under control of the array entries in the <text:span text:style-name="Class_20_Variables">$csvControl</text:span> class variable, and is stored in the <text:span text:style-name="Class_20_Variables">$currentArray</text:span> class variable.</text:p>
      <text:p text:style-name="P5"/>
      <text:p text:style-name="P5">The <text:span text:style-name="Class_20_Variables">$currentArray</text:span> class variable is returned.</text:p>
      <text:p text:style-name="P5"/>
      <text:p text:style-name="P5"/>
      <text:h text:style-name="P36" text:outline-level="5"><text:bookmark-start text:name="fscanf"/>fscanf<text:bookmark-end text:name="fscanf"/></text:h>
      <text:p text:style-name="P5"/>
      <text:p text:style-name="P5">Parses input from a file according to a format and returns the result.</text:p>
      <text:p text:style-name="P5"/>
      <text:p text:style-name="P24">/**</text:p>
      <text:p text:style-name="P24"><text:s/>* fscanf</text:p>
      <text:p text:style-name="P24"><text:s/>*</text:p>
      <text:p text:style-name="P24"><text:s/>* Parses input from a file according to a format.</text:p>
      <text:p text:style-name="P24"><text:s/>* <text:span text:style-name="T1">@param</text:span> string $format = The specified format</text:p>
      <text:p text:style-name="P26"><text:s/>* <text:span text:style-name="T1">@param</text:span> mixed $args = (optional) list of arguments, passed by reference,</text:p>
      <text:p text:style-name="P26"><text:s/>* <text:s text:c="32"/>to receive the parsed values</text:p>
      <text:p text:style-name="P26"><text:s/>* <text:span text:style-name="T1">@return</text:span> array $parsed = array of parsed fields if $args is not provided, </text:p>
      <text:p text:style-name="P26"><text:s/>* <text:s text:c="24"/>else the number of fields assigned</text:p>
      <text:p text:style-name="P24"><text:s/>* <text:span text:style-name="T1">@throws</text:span> \Library\FileIO\Exception</text:p>
      <text:p text:style-name="P24"><text:s/>*/</text:p>
      <text:p text:style-name="P24">public function fscanf($format)</text:p>
      <text:p text:style-name="P24">{</text:p>
      <text:p text:style-name="Method_20_Code_20_Listing"><text:span text:style-name="T13"><text:tab/></text:span><text:span text:style-name="T14">$this-&gt;freeLine();</text:span></text:p>
      <text:p text:style-name="P24"><text:tab/>$this-&gt;currentLineNum++;</text:p>
      <text:p text:style-name="P24"><text:tab/>$args = func_get_args();</text:p>
      <text:p text:style-name="P24"/>
      <text:p text:style-name="P24"><text:tab/>array_unshift($args, $this-&gt;handle);</text:p>
      <text:p text:style-name="P24"><text:tab/><text:tab/></text:p>
      <text:p text:style-name="P24"><text:tab/>$function = new \ReflectionFunction('fscanf');</text:p>
      <text:p text:style-name="P24"><text:tab/>return $function-&gt;invokeArgs($args);</text:p>
      <text:p text:style-name="Method_20_Code_20_Listing">}</text:p>
      <text:p text:style-name="P5"/>
      <text:p text:style-name="P5">The <text:span text:style-name="Class_20_Variables">fscanf</text:span> method expects a single, mandatory parameter:</text:p>
      <text:p text:style-name="P5"/>
      <text:p text:style-name="Method_20_Indent"><text:span text:style-name="Class_20_Variables">$format</text:span><text:tab/>A format string, as described in the PHP <text:span text:style-name="T1">sprintf</text:span> documentation.</text:p>
      <text:p text:style-name="P5"/>
      <text:p text:style-name="P5">and expects an optional multiple variable parameter list:</text:p>
      <text:p text:style-name="P5"/>
      <text:p text:style-name="P28"><text:span text:style-name="Class_20_Variables">$args<text:tab/></text:span><text:tab/>A list of arguments, passed-by-reference, to receive the converted fields.</text:p>
      <text:p text:style-name="P5"/>
      <text:p text:style-name="P8"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, and the <text:span text:style-name="Class_20_Variables">$currentLineNum</text:span> is increased by 1.</text:p>
      <text:p text:style-name="P8"/>
      <text:p text:style-name="P8">The <text:span text:style-name="Class_20_Variables"><text:span text:style-name="T18">$args</text:span></text:span> method variable is assigned an array of arguments passed to the <text:span text:style-name="T1">fscanf</text:span> method, and the file handle is inserted as the bottom item (item 0) in the list.</text:p>
      <text:p text:style-name="P8"/>
      <text:p text:style-name="P8">A new <text:span text:style-name="T1">ReflectionFunction</text:span> is created for the PHP <text:span text:style-name="T1">fscanf</text:span> function, and the new instance is stored in the <text:span text:style-name="Class_20_Variables">$function</text:span> method variable.</text:p>
      <text:p text:style-name="P8"/>
      <text:p text:style-name="P8">The result of invoking the function and passing the arguments in the <text:span text:style-name="Class_20_Variables">$args</text:span> method variable is returned.</text:p>
      <text:p text:style-name="P8"/>
      <text:h text:style-name="P36" text:outline-level="5"><text:bookmark-start text:name="fputcsv"/>fputcsv<text:bookmark-end text:name="fputcsv"/></text:h>
      <text:p text:style-name="P8"/>
      <text:p text:style-name="P8">Format an array of fields as a CSV text entry and write to the file.</text:p>
      <text:p text:style-name="P8"/>
      <text:p text:style-name="P24">/**</text:p>
      <text:p text:style-name="P24"><text:s/>* fputcsv</text:p>
      <text:p text:style-name="P24"><text:s/>*</text:p>
      <text:p text:style-name="P24"><text:s/>* Format line as CSV and write to file pointer</text:p>
      <text:p text:style-name="P24"><text:s/>* <text:span text:style-name="T1">@param</text:span> array $fields = array of field name/value pairs to store</text:p>
      <text:p text:style-name="P24"><text:s/>* <text:span text:style-name="T1">@param</text:span> string $delimiter = (optional) csv delimiter, default = null</text:p>
      <text:p text:style-name="P24"><text:s/>* <text:span text:style-name="T1">@param</text:span> string $enclosure = (optional) csv enclosure, default = null</text:p>
      <text:p text:style-name="P24"><text:s/>* <text:span text:style-name="T1">@return</text:span> integer|boolean $result = the length of the written string or FALSE on failure.</text:p>
      <text:p text:style-name="P24"><text:s/>*/</text:p>
      <text:p text:style-name="P24">public function fputcsv($fields, $delimiter=null, $enclosure=null)</text:p>
      <text:p text:style-name="P24">{</text:p>
      <text:p text:style-name="P24"><text:tab/>if ($delimiter === null)</text:p>
      <text:p text:style-name="P24"><text:tab/>{</text:p>
      <text:p text:style-name="P24"><text:tab/><text:tab/>$delimiter = $this-&gt;csvControl['delimiter'];</text:p>
      <text:p text:style-name="P24"><text:tab/>}</text:p>
      <text:p text:style-name="P24"/>
      <text:p text:style-name="P24"><text:tab/>if ($enclosure === null)</text:p>
      <text:p text:style-name="P24"><text:tab/>{</text:p>
      <text:p text:style-name="P24"><text:tab/><text:tab/>$enclosure = $this-&gt;csvControl['enclosure'];</text:p>
      <text:p text:style-name="P24"><text:tab/>}</text:p>
      <text:p text:style-name="P24"/>
      <text:p text:style-name="P24"><text:tab/>return @fputcsv($this-&gt;handle, $fields, $delimiter, $enclosure);</text:p>
      <text:p text:style-name="P24">}</text:p>
      <text:p text:style-name="P8"/>
      <text:p text:style-name="P8">The <text:span text:style-name="Class_20_Variables">fputcsv</text:span> method expects a single, mandatory parameter:</text:p>
      <text:p text:style-name="P8"/>
      <text:p text:style-name="Method_20_Indent"><text:span text:style-name="Class_20_Variables"><text:span text:style-name="T18">$fields</text:span></text:span><text:tab/>An array of field name/value pairs to store</text:p>
      <text:p text:style-name="P8"/>
      <text:p text:style-name="P8">and two, optional parameters:</text:p>
      <text:p text:style-name="P8"/>
      <text:p text:style-name="Method_20_Indent"><text:span text:style-name="Class_20_Variables">$delimiter</text:span><text:tab/>csv delimiter character</text:p>
      <text:p text:style-name="Method_20_Indent"><text:span text:style-name="Class_20_Variables">$enclosure</text:span><text:tab/>csv enclosure character</text:p>
      <text:p text:style-name="P8"/>
      <text:p text:style-name="P8">If either the <text:span text:style-name="Class_20_Variables">$delimiter</text:span> or <text:span text:style-name="Class_20_Variables">$enclosure</text:span> parameter is null, the default value from the <text:span text:style-name="Class_20_Variables">$csvControl</text:span> class variable array is used.</text:p>
      <text:p text:style-name="P8"/>
      <text:p text:style-name="P8">The result of calling the PHP <text:span text:style-name="T1">fputcsv</text:span> function, either the length of the written string or <text:span text:style-name="T1">false</text:span> if the function failed, is returned.</text:p>
      <text:p text:style-name="P8"/>
      <text:p text:style-name="P8"/>
      <text:h text:style-name="P36" text:outline-level="5"><text:bookmark-start text:name="fwrite"/>fwrite<text:bookmark-end text:name="fwrite"/></text:h>
      <text:p text:style-name="P8"/>
      <text:p text:style-name="P8">Write the next line to the file.</text:p>
      <text:p text:style-name="P8"/>
      <text:p text:style-name="P24">/**</text:p>
      <text:p text:style-name="P24"><text:s/>* fwrite</text:p>
      <text:p text:style-name="P24"><text:s/>*</text:p>
      <text:p text:style-name="P24"><text:s/>* write the next line to the file</text:p>
      <text:p text:style-name="P24"><text:s/>* <text:span text:style-name="T1">@param</text:span> string $buffer = buffer to write</text:p>
      <text:p text:style-name="P24"><text:s/>* <text:span text:style-name="T1">@param</text:span> integer $length = (optional) length to write, null for the complete buffer</text:p>
      <text:p text:style-name="P24"><text:s/>* <text:span text:style-name="T1">@return</text:span> integer $bytes|null = bytes written, null on error</text:p>
      <text:p text:style-name="P24"><text:s/>*/</text:p>
      <text:p text:style-name="P24">public function fwrite($buffer, $length=null)</text:p>
      <text:p text:style-name="P24">{</text:p>
      <text:p text:style-name="P24"><text:tab/>if ($length === null)</text:p>
      <text:p text:style-name="P24"><text:tab/>{</text:p>
      <text:p text:style-name="P24"><text:tab/><text:tab/>$length = strlen($buffer);</text:p>
      <text:p text:style-name="P24"><text:tab/>}</text:p>
      <text:p text:style-name="P24"/>
      <text:p text:style-name="P24"><text:tab/>if ($length == 0)</text:p>
      <text:p text:style-name="P24"><text:tab/>{</text:p>
      <text:p text:style-name="P24"><text:tab/><text:tab/>return null;</text:p>
      <text:p text:style-name="P24"><text:tab/>}</text:p>
      <text:p text:style-name="P24"/>
      <text:p text:style-name="P24"><text:tab/>return @fwrite($this-&gt;handle, $buffer, $length);</text:p>
      <text:p text:style-name="P24">}</text:p>
      <text:p text:style-name="P8"/>
      <text:p text:style-name="P8">The <text:span text:style-name="Class_20_Variables">fwrite</text:span> function expects a single, mandatory parameter:</text:p>
      <text:p text:style-name="P8"/>
      <text:p text:style-name="Method_20_Indent"><text:span text:style-name="Class_20_Variables">$buffer</text:span><text:tab/>A string containing the data to write</text:p>
      <text:p text:style-name="P8"/>
      <text:p text:style-name="P8">and a single, optional parameter:</text:p>
      <text:p text:style-name="P8"/>
      <text:p text:style-name="Method_20_Indent"><text:span text:style-name="Class_20_Variables">$length</text:span><text:tab/>Length of the buffer to write, null to write all data</text:p>
      <text:p text:style-name="P8"/>
      <text:p text:style-name="P8">If the <text:span text:style-name="Class_20_Variables">$length</text:span> parameter is null, it is assigned the actual length of the <text:span text:style-name="Class_20_Variables">$buffer</text:span> parameter.</text:p>
      <text:p text:style-name="P8"/>
      <text:p text:style-name="P8">If the <text:span text:style-name="Class_20_Variables">$length</text:span> parameter is 0 after making it non-null, a <text:span text:style-name="T1">null</text:span> value is returned, indicating a failure of the <text:span text:style-name="Class_20_Variables">fwrite</text:span> method.</text:p>
      <text:p text:style-name="P8"/>
      <text:p text:style-name="P8">The value returned by the PHP <text:span text:style-name="T1">fwrite</text:span> function, either the number of bytes written, or a <text:span text:style-name="T1">null</text:span> value on failure, is returned.</text:p>
      <text:p text:style-name="P8"/>
      <text:p text:style-name="P8"/>
      <text:h text:style-name="P36" text:outline-level="5"><text:bookmark-start text:name="fseek"/>fseek<text:bookmark-end text:name="fseek"/></text:h>
      <text:p text:style-name="P8"/>
      <text:p text:style-name="P8">Seek to the requested record.</text:p>
      <text:p text:style-name="P8"/>
      <text:p text:style-name="P24">/**</text:p>
      <text:p text:style-name="P24"><text:s/>* fseek</text:p>
      <text:p text:style-name="P24"><text:s/>*</text:p>
      <text:p text:style-name="P24"><text:s/>* seek to the requested record</text:p>
      <text:p text:style-name="P24"><text:s/>* <text:span text:style-name="T1">@param</text:span> integer $position = final position relative to $whence</text:p>
      <text:p text:style-name="P24"><text:s/>* <text:span text:style-name="T1">@param</text:span> integer $whence = SEEK_SET, SEEK_CUR or SEEK_END</text:p>
      <text:p text:style-name="P24"><text:s/>* <text:span text:style-name="T1">@return</text:span> integer $result = 0 if successful, -1 if failed</text:p>
      <text:p text:style-name="P24"><text:s/>*/</text:p>
      <text:p text:style-name="P24">public function fseek($position, $whence='SEEK_SET')</text:p>
      <text:p text:style-name="P24">{</text:p>
      <text:p text:style-name="P24"><text:tab/>$this-&gt;freeLine();</text:p>
      <text:p text:style-name="P24"><text:tab/>return @fseek($this-&gt;handle, $position, $whence);</text:p>
      <text:p text:style-name="P24">}</text:p>
      <text:p text:style-name="P8"/>
      <text:p text:style-name="P8">The <text:span text:style-name="Class_20_Variables">fseek</text:span> method expects a single, mandatory parameter:</text:p>
      <text:p text:style-name="P8"/>
      <text:p text:style-name="Method_20_Indent"><text:span text:style-name="Class_20_Variables">$position</text:span><text:tab/>Final position, relative to the <text:span text:style-name="Class_20_Variables">$whence</text:span> parameter</text:p>
      <text:p text:style-name="P8"/>
      <text:p text:style-name="P8">and a single, optional parameter:</text:p>
      <text:p text:style-name="P8"/>
      <text:p text:style-name="Method_20_Indent"><text:span text:style-name="Class_20_Variables"><text:span text:style-name="T18">$whence</text:span></text:span><text:tab/>Type of seek to perform (<text:span text:style-name="Class_20_Variables"><text:span text:style-name="T19">SEEK_SET</text:span></text:span>, <text:span text:style-name="Class_20_Variables">SEEK_CUR</text:span>, <text:span text:style-name="Class_20_Variables">SEEK_END</text:span>)</text:p>
      <text:p text:style-name="P8"/>
      <text:p text:style-name="P8"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.</text:p>
      <text:p text:style-name="P8"/>
      <text:p text:style-name="P8">If <text:span text:style-name="Class_20_Variables">$whence</text:span> is not supplied it will default to <text:span text:style-name="Class_20_Variables">SEEK_SET</text:span>. <text:s/>Refer to the PHP <text:span text:style-name="Class_20_Variables">fseek</text:span> documentation for more information about the <text:span text:style-name="Class_20_Variables">$whence</text:span> parameter.</text:p>
      <text:p text:style-name="P8"/>
      <text:p text:style-name="P8">The PHP <text:span text:style-name="Class_20_Variables">fseek</text:span> function is passed the <text:span text:style-name="Class_20_Variables">$position</text:span> and <text:span text:style-name="Class_20_Variables">$whence</text:span> parameters, and the result, 0 if successful or -1 if failed, is returne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5"/>
      <text:p text:style-name="P5"/>
      <text:p text:style-name="P5"/>
      <text:h text:style-name="P36" text:outline-level="5"><text:bookmark-start text:name="fflush"/>fflush<text:bookmark-end text:name="fflush"/></text:h>
      <text:p text:style-name="P5"/>
      <text:p text:style-name="P5">Flush all pending output to the file.</text:p>
      <text:p text:style-name="P5"/>
      <text:p text:style-name="P24">/**</text:p>
      <text:p text:style-name="P24"><text:s/>* fflush</text:p>
      <text:p text:style-name="P24"><text:s/>*</text:p>
      <text:p text:style-name="P24"><text:s/>* Flush all buffered output to the output buffer</text:p>
      <text:p text:style-name="P24"><text:s/>* <text:span text:style-name="T1">@return</text:span> boolean $result = true successful, otherwise false</text:p>
      <text:p text:style-name="P24"><text:s/>*/</text:p>
      <text:p text:style-name="P24">public function fflush()</text:p>
      <text:p text:style-name="P24">{</text:p>
      <text:p text:style-name="P24"><text:tab/>return @fflush($this-&gt;handle);</text:p>
      <text:p text:style-name="P24">}</text:p>
      <text:p text:style-name="P5"/>
      <text:p text:style-name="P5">The <text:span text:style-name="Class_20_Variables">fflush</text:span> method calls the PHP <text:span text:style-name="Class_20_Variables">fflush</text:span> function and the result, true on success or false on failure, is returned.</text:p>
      <text:p text:style-name="P5"/>
      <text:p text:style-name="P5"/>
      <text:h text:style-name="P36" text:outline-level="5"><text:bookmark-start text:name="ftruncate"/>ftruncate<text:bookmark-end text:name="ftruncate"/></text:h>
      <text:p text:style-name="P5"/>
      <text:p text:style-name="P5">Truncate the file to the specified size.</text:p>
      <text:p text:style-name="P5"/>
      <text:p text:style-name="P24">/**</text:p>
      <text:p text:style-name="P24"><text:s/>* ftruncate</text:p>
      <text:p text:style-name="P24"><text:s/>*</text:p>
      <text:p text:style-name="P24"><text:s/>* Truncate the file to the indicated size</text:p>
      <text:p text:style-name="P24"><text:s/>* <text:span text:style-name="T1">@return</text:span> boolean $result = true if successful, false if not</text:p>
      <text:p text:style-name="P24"><text:s/>*/</text:p>
      <text:p text:style-name="P24">public function ftruncate($size)</text:p>
      <text:p text:style-name="P24">{</text:p>
      <text:p text:style-name="P24"><text:tab/>return @ftruncate($this-&gt;handle, $size);</text:p>
      <text:p text:style-name="P24">}</text:p>
      <text:p text:style-name="P5"/>
      <text:p text:style-name="P5">The <text:span text:style-name="Class_20_Variables">ftruncate</text:span> method expects a single, mandatory parameter:</text:p>
      <text:p text:style-name="P5"/>
      <text:p text:style-name="Method_20_Indent"><text:span text:style-name="Class_20_Variables">$size</text:span><text:tab/><text:tab/>The size, in bytes, to truncate to.</text:p>
      <text:p text:style-name="P5"/>
      <text:p text:style-name="P5">The truncate size is passed to the PHP <text:span text:style-name="Class_20_Variables"><text:span text:style-name="T15">ftruncate</text:span></text:span> function and the result, true if successful or false if failure, is returned.</text:p>
      <text:p text:style-name="P5"/>
      <text:p text:style-name="P5">If <text:span text:style-name="Class_20_Variables">$size</text:span> is greater than the current file size, the file is extended to the new size. <text:s/>If <text:span text:style-name="Class_20_Variables">$size </text:span>is less than the current file size, the file is truncated to the new file size.</text:p>
      <text:p text:style-name="P5"/>
      <text:p text:style-name="P5"/>
      <text:h text:style-name="P36" text:outline-level="5"><text:bookmark-start text:name="flock"/>flock<text:bookmark-end text:name="flock"/></text:h>
      <text:p text:style-name="P5"/>
      <text:p text:style-name="P5">Attempt to lock the file.</text:p>
      <text:p text:style-name="P5"/>
      <text:p text:style-name="P24">/**</text:p>
      <text:p text:style-name="P24"><text:s/>* flock</text:p>
      <text:p text:style-name="P24"><text:s/>*</text:p>
      <text:p text:style-name="P24"><text:s/>* Attempt to lock the file</text:p>
      <text:p text:style-name="P24"><text:s/>* <text:span text:style-name="T1">@param</text:span> integer $operation = lock operation (LOCK_SH, LOCK_EX, LOCK_UN, or LOCK_NB)</text:p>
      <text:p text:style-name="P26"><text:s/>* <text:span text:style-name="T1">@param</text:span> integer $wouldBlock = (optional) true if the lock would block </text:p>
      <text:p text:style-name="P26"><text:s/>* <text:s text:c="29"/>(EWOULDBLOCK errno condition), default = false</text:p>
      <text:p text:style-name="P24"><text:s/>* <text:span text:style-name="T1">@return</text:span> boolean $result = true successful, otherwise false</text:p>
      <text:p text:style-name="P24"><text:s/>*/</text:p>
      <text:p text:style-name="P24">public function flock($operation, $wouldBlock=false)</text:p>
      <text:p text:style-name="P24">{</text:p>
      <text:p text:style-name="P24"><text:tab/>return @flock($this-&gt;handle, $operation, $wouldBlock);</text:p>
      <text:p text:style-name="P24">}</text:p>
      <text:p text:style-name="P5"/>
      <text:p text:style-name="P5">The <text:span text:style-name="Class_20_Variables">flock</text:span> method expects a single, mandatory parameter:</text:p>
      <text:p text:style-name="P5"/>
      <text:p text:style-name="Method_20_Indent"><text:span text:style-name="Class_20_Variables">$operation</text:span><text:tab/><text:tab/>Type of lock to perform</text:p>
      <text:p text:style-name="P5"/>
      <text:p text:style-name="P5">and a single, optional parameter:</text:p>
      <text:p text:style-name="P5"/>
      <text:p text:style-name="Method_20_Indent"><text:span text:style-name="Class_20_Variables">$wouldBlock</text:span><text:tab/>True if the lock would block, false if not</text:p>
      <text:p text:style-name="P5"/>
      <text:p text:style-name="P5">If the <text:span text:style-name="Class_20_Variables">$wouldBlock</text:span> parameter is not provided, it will default to false.</text:p>
      <text:p text:style-name="P5"/>
      <text:p text:style-name="P5">The parameters, <text:span text:style-name="Class_20_Variables">$operation</text:span> and <text:span text:style-name="Class_20_Variables">$wouldBlock</text:span>, are passed to the PHP <text:span text:style-name="T1">flock</text:span> function and the result, true if successful or false on failure, is returned.</text:p>
      <text:p text:style-name="P5"/>
      <text:p text:style-name="P5">Refer to the PHP <text:span text:style-name="T1">flock</text:span> function documentation for information about the <text:span text:style-name="Class_20_Variables">$wouldBlock</text:span> parameter valu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6" text:outline-level="5"><text:bookmark-start text:name="fstat"/>fstat<text:bookmark-end text:name="fstat"/></text:h>
      <text:p text:style-name="P5"/>
      <text:p text:style-name="P5">Return information about the file.</text:p>
      <text:p text:style-name="P5"/>
      <text:p text:style-name="P24">/**</text:p>
      <text:p text:style-name="P24"><text:s/>* fstat</text:p>
      <text:p text:style-name="P24"><text:s/>*</text:p>
      <text:p text:style-name="P24"><text:s/>* Gets information about the file</text:p>
      <text:p text:style-name="P24"><text:s/>* <text:span text:style-name="T1">@return</text:span> array $stat = array with the statistics of the file</text:p>
      <text:p text:style-name="P24"><text:s/>*/</text:p>
      <text:p text:style-name="P24">public function fstat()</text:p>
      <text:p text:style-name="P24">{</text:p>
      <text:p text:style-name="P24"><text:tab/>return @fstat($this-&gt;handle);</text:p>
      <text:p text:style-name="P24">}</text:p>
      <text:p text:style-name="P5"/>
      <text:p text:style-name="P5">The <text:span text:style-name="Class_20_Variables">fstat</text:span> method calls the PHP <text:span text:style-name="T1">fstat</text:span> function and returns an array containing the file statistics. <text:s/>Refer to the PHP <text:span text:style-name="T1">fstat</text:span> documentation for more details.</text:p>
      <text:p text:style-name="P5"/>
      <text:p text:style-name="P5"/>
      <text:h text:style-name="P36" text:outline-level="5"><text:bookmark-start text:name="ftell"/>ftell<text:bookmark-end text:name="ftell"/></text:h>
      <text:p text:style-name="P5"/>
      <text:p text:style-name="P5">Returns the current position of the file pointer.</text:p>
      <text:p text:style-name="P5"/>
      <text:p text:style-name="P24">/**</text:p>
      <text:p text:style-name="P24"><text:s/>* ftell</text:p>
      <text:p text:style-name="P24"><text:s/>*</text:p>
      <text:p text:style-name="P24"><text:s/>* Returns the position of the file pointer</text:p>
      <text:p text:style-name="P24"><text:s/>* <text:span text:style-name="T1">@return</text:span> integer $position</text:p>
      <text:p text:style-name="P24"><text:s/>*/</text:p>
      <text:p text:style-name="P24">public function ftell()</text:p>
      <text:p text:style-name="P24">{</text:p>
      <text:p text:style-name="P24"><text:tab/>return @ftell($this-&gt;handle);</text:p>
      <text:p text:style-name="P24">}</text:p>
      <text:p text:style-name="P5"/>
      <text:p text:style-name="P5">The <text:span text:style-name="Class_20_Variables">ftell</text:span> method calls the PHP <text:span text:style-name="T1">ftell</text:span> function and returns an integer indicating the current byte position of the file pointer.</text:p>
      <text:p text:style-name="P5"/>
      <text:p text:style-name="P5"/>
      <text:h text:style-name="P36" text:outline-level="5"><text:bookmark-start text:name="fpassthru"/>fpassthru<text:bookmark-end text:name="fpassthru"/></text:h>
      <text:p text:style-name="P5"/>
      <text:p text:style-name="Method_20_Body">Reads to EOF on the given file pointer from the current position and writes the results to the output buffer.</text:p>
      <text:p text:style-name="Method_20_Body"/>
      <text:p text:style-name="P24">/**</text:p>
      <text:p text:style-name="P24"><text:s/>* fpassthru</text:p>
      <text:p text:style-name="P24"><text:s/>*</text:p>
      <text:p text:style-name="P26"><text:s/>* Reads to EOF on the given file pointer from the current position and </text:p>
      <text:p text:style-name="P26"><text:s/>* <text:s text:c="2"/>writes the results to the output buffer</text:p>
      <text:p text:style-name="P24"><text:s/>* <text:span text:style-name="T1">@return</text:span> integer $bytes = number of bytes passed thru, false on error</text:p>
      <text:p text:style-name="P24"><text:s/>*/</text:p>
      <text:p text:style-name="P24">public function fpassthru()</text:p>
      <text:p text:style-name="P24">{</text:p>
      <text:p text:style-name="P24"><text:tab/>return @fpassthru($this-&gt;handle);</text:p>
      <text:p text:style-name="P24">}</text:p>
      <text:p text:style-name="Method_20_Body"/>
      <text:p text:style-name="Method_20_Body">The <text:span text:style-name="Class_20_Variables">fpassthru</text:span> method calls the PHP <text:span text:style-name="T1">fpassthru</text:span> function and returns the result, the number of bytes passed thru, or false on failure.</text:p>
      <text:p text:style-name="P5"/>
      <text:p text:style-name="P5"/>
      <text:h text:style-name="P36" text:outline-level="5"><text:bookmark-start text:name="eof"/>eof<text:bookmark-end text:name="eof"/></text:h>
      <text:p text:style-name="P5"/>
      <text:p text:style-name="P5">Returns the end-of-file status for the file.</text:p>
      <text:p text:style-name="P5"/>
      <text:p text:style-name="P24">/**</text:p>
      <text:p text:style-name="P24"><text:s/>* eof</text:p>
      <text:p text:style-name="P24"><text:s/>*</text:p>
      <text:p text:style-name="P24"><text:s/>* Return EOF status for the file</text:p>
      <text:p text:style-name="P26"><text:s/>* <text:span text:style-name="T1">@return</text:span> boolean $eof = true if the file is at (or beyond) eof </text:p>
      <text:p text:style-name="P26"><text:s/>*<text:tab/><text:tab/><text:tab/><text:tab/>or an error occurred, otherwise false</text:p>
      <text:p text:style-name="P24"><text:s/>*/</text:p>
      <text:p text:style-name="P24">public function eof()</text:p>
      <text:p text:style-name="P24">{</text:p>
      <text:p text:style-name="P24"><text:tab/>return @feof($this-&gt;handle);</text:p>
      <text:p text:style-name="P24">}</text:p>
      <text:p text:style-name="P5"/>
      <text:p text:style-name="P5">The <text:span text:style-name="Class_20_Variables">eof</text:span> method calls the PHP <text:span text:style-name="T1">feof</text:span> function and returns the result, true if the file is at end-of-file or an error occured, false if not at end-of-file.</text:p>
      <text:p text:style-name="P5"/>
      <text:h text:style-name="P36" text:outline-level="5"><text:bookmark-start text:name="getFlags"/>getFlags<text:bookmark-end text:name="getFlags"/></text:h>
      <text:p text:style-name="P5"/>
      <text:p text:style-name="P5">Returns the current flags settings.</text:p>
      <text:p text:style-name="P5"/>
      <text:p text:style-name="P24">/**</text:p>
      <text:p text:style-name="P24"><text:s/>* getFlags</text:p>
      <text:p text:style-name="P24"><text:s/>*</text:p>
      <text:p text:style-name="P24"><text:s/>* Get current flag settings</text:p>
      <text:p text:style-name="P24"><text:s/>* <text:span text:style-name="T1">@return</text:span> integer $flags</text:p>
      <text:p text:style-name="P24"><text:s/>*/</text:p>
      <text:p text:style-name="P24">public function getFlags()</text:p>
      <text:p text:style-name="P24">{</text:p>
      <text:p text:style-name="P24"><text:tab/>return $this-&gt;flags;</text:p>
      <text:p text:style-name="P24">}</text:p>
      <text:p text:style-name="P5"/>
      <text:p text:style-name="P5">A copy of the current <text:span text:style-name="Class_20_Variables">$flags</text:span> class variable is returned.</text:p>
      <text:p text:style-name="P5"/>
      <text:p text:style-name="P5"/>
      <text:h text:style-name="P36" text:outline-level="5"><text:bookmark-start text:name="setFlags"/>setFlags<text:bookmark-end text:name="setFlags"/></text:h>
      <text:p text:style-name="P5"/>
      <text:p text:style-name="P5">Set the flags settings.</text:p>
      <text:p text:style-name="P5"/>
      <text:p text:style-name="P24">/**</text:p>
      <text:p text:style-name="P24"><text:s/>* setFlags</text:p>
      <text:p text:style-name="P24"><text:s/>*</text:p>
      <text:p text:style-name="P24"><text:s/>* Set current flag settings</text:p>
      <text:p text:style-name="P24"><text:s/>* <text:span text:style-name="T1">@param</text:span> integer $flags</text:p>
      <text:p text:style-name="P24"><text:s/>*/</text:p>
      <text:p text:style-name="P24">public function setFlags($flags)</text:p>
      <text:p text:style-name="P24">{</text:p>
      <text:p text:style-name="P24"><text:tab/>$this-&gt;flags = $flags;</text:p>
      <text:p text:style-name="P24">}</text:p>
      <text:p text:style-name="P5"/>
      <text:p text:style-name="P5">The setFlags method expects a single, mandatory parameter:</text:p>
      <text:p text:style-name="P5"/>
      <text:p text:style-name="Method_20_Indent"><text:span text:style-name="Class_20_Variables">$flags</text:span><text:tab/><text:tab/>An integer containing the new flag settings.</text:p>
      <text:p text:style-name="P5"/>
      <text:p text:style-name="P5"/>
      <text:h text:style-name="P36" text:outline-level="5"><text:bookmark-start text:name="getCsvControl"/>getCsvControl<text:bookmark-end text:name="getCsvControl"/></text:h>
      <text:p text:style-name="P5"/>
      <text:p text:style-name="P5">Returns the csv control array.</text:p>
      <text:p text:style-name="P5"/>
      <text:p text:style-name="P24">/**</text:p>
      <text:p text:style-name="P24"><text:s/>* getCsvControl</text:p>
      <text:p text:style-name="P24"><text:s/>*</text:p>
      <text:p text:style-name="P24"><text:s/>* get the csv control flags</text:p>
      <text:p text:style-name="P24"><text:s/>* <text:span text:style-name="T1">@return</text:span> array $csvControl, index 0 = delimiter, index 1 = enclosure</text:p>
      <text:p text:style-name="P24"><text:s/>*/</text:p>
      <text:p text:style-name="P24">public function getCsvControl()</text:p>
      <text:p text:style-name="P24">{</text:p>
      <text:p text:style-name="P24"><text:tab/>return array($this-&gt;csvControl['delimiter'], $this-&gt;csvControl['enclosure']);</text:p>
      <text:p text:style-name="P24">}</text:p>
      <text:p text:style-name="P5"/>
      <text:p text:style-name="P5">Returns an array containing the csv <text:span text:style-name="Class_20_Variables">delimiter</text:span> in array entry 0 and the csv <text:span text:style-name="Class_20_Variables">enclosure</text:span> in array entry 1.</text:p>
      <text:p text:style-name="P5"/>
      <text:p text:style-name="P5"/>
      <text:h text:style-name="P36" text:outline-level="5"><text:bookmark-start text:name="setCsvControl"/>setCsvControl<text:bookmark-end text:name="setCsvControl"/></text:h>
      <text:p text:style-name="P5"/>
      <text:p text:style-name="P5">Set the csv control flags.</text:p>
      <text:p text:style-name="P5"/>
      <text:p text:style-name="P24">/**</text:p>
      <text:p text:style-name="P24"><text:s/>* setCsvControl</text:p>
      <text:p text:style-name="P24"><text:s/>*</text:p>
      <text:p text:style-name="P24"><text:s/>* set the csv control flags</text:p>
      <text:p text:style-name="P24"><text:s/>* <text:span text:style-name="T1">@param</text:span> string $delimiter = (optional) delimiter, default = ','</text:p>
      <text:p text:style-name="P24"><text:s/>* <text:span text:style-name="T1">@param</text:span> string $enclosure = (optional) enclosure, default = '"'</text:p>
      <text:p text:style-name="P24"><text:s/>* <text:span text:style-name="T1">@param</text:span> string $escape <text:s text:c="3"/>= (optional) escape, default = "\\"</text:p>
      <text:p text:style-name="P24"><text:s/>*/</text:p>
      <text:p text:style-name="P24">public function setCsvControl($delimiter=',', $enclosure='"', $escape="\\")</text:p>
      <text:p text:style-name="P24">{</text:p>
      <text:p text:style-name="P24"><text:tab/>$this-&gt;csvControl['delimiter'] = $delimiter;</text:p>
      <text:p text:style-name="P24"><text:tab/>$this-&gt;csvControl['enclosure'] = $enclosure;</text:p>
      <text:p text:style-name="P24"><text:tab/>$this-&gt;csvControl['escape'] <text:s text:c="3"/>= $escape;</text:p>
      <text:p text:style-name="P24">}</text:p>
      <text:p text:style-name="P5"/>
      <text:p text:style-name="P5">The <text:span text:style-name="Class_20_Variables">setCsvControl</text:span> method expects three, optional parameters:</text:p>
      <text:p text:style-name="P5"/>
      <text:p text:style-name="Method_20_Indent"><text:span text:style-name="Class_20_Variables">$delimiter</text:span><text:tab/>The CSV field delimiter character sequence, default = ','.</text:p>
      <text:p text:style-name="Method_20_Indent"><text:span text:style-name="Class_20_Variables">$enclosure</text:span><text:tab/>The CSV field enclosure character sequence, default = '”'.</text:p>
      <text:p text:style-name="Method_20_Indent"><text:span text:style-name="Class_20_Variables">$escape</text:span><text:tab/>The CSV field escape character sequence, default = “\\”.</text:p>
      <text:p text:style-name="Method_20_Indent"/>
      <text:p text:style-name="P5">The supplied parameters are stored in the <text:span text:style-name="Class_20_Variables">$csvControl</text:span> class variable array.</text:p>
      <text:p text:style-name="P5"/>
      <text:p text:style-name="P5"/>
      <text:h text:style-name="P36" text:outline-level="5"><text:bookmark-start text:name="getMaxLineLen"/>getMaxLineLen<text:bookmark-end text:name="getMaxLineLen"/></text:h>
      <text:p text:style-name="P5"/>
      <text:p text:style-name="P5">Returns the maximum line length setting.</text:p>
      <text:p text:style-name="P5"/>
      <text:p text:style-name="P24">/**</text:p>
      <text:p text:style-name="P24"><text:s/>* getMaxLineLen</text:p>
      <text:p text:style-name="P24"><text:s/>*</text:p>
      <text:p text:style-name="P24"><text:s/>* Get maximum line length</text:p>
      <text:p text:style-name="P24"><text:s/>* <text:span text:style-name="T1">@return</text:span> integer $length</text:p>
      <text:p text:style-name="P24"><text:s/>*/</text:p>
      <text:p text:style-name="P24">public function getMaxLineLen()</text:p>
      <text:p text:style-name="P24">{</text:p>
      <text:p text:style-name="P24"><text:tab/>return $this-&gt;maxLineLen;</text:p>
      <text:p text:style-name="P24">}</text:p>
      <text:p text:style-name="Method_20_Body"/>
      <text:p text:style-name="Method_20_Indent">Returns the current setting of the <text:span text:style-name="Class_20_Variables">$maxLineLen</text:span> class variable.</text:p>
      <text:p text:style-name="Method_20_Body"/>
      <text:p text:style-name="Method_20_Body"/>
      <text:h text:style-name="P36" text:outline-level="5"><text:bookmark-start text:name="setMaxLineLen"/>setMaxLineLen<text:bookmark-end text:name="setMaxLineLen"/></text:h>
      <text:p text:style-name="Method_20_Body"/>
      <text:p text:style-name="Method_20_Body">Set the maximum line length.</text:p>
      <text:p text:style-name="Method_20_Body"/>
      <text:p text:style-name="P24">/**</text:p>
      <text:p text:style-name="P24"><text:s/>* setMaxLineLen</text:p>
      <text:p text:style-name="P24"><text:s/>*</text:p>
      <text:p text:style-name="P24"><text:s/>* Set the maximum line length, 0 to be unlimited</text:p>
      <text:p text:style-name="P24"><text:s/>* <text:span text:style-name="T1">@param</text:span> integer $length</text:p>
      <text:p text:style-name="P24"><text:s/>*/</text:p>
      <text:p text:style-name="P24">public function setMaxLineLen($length)</text:p>
      <text:p text:style-name="P24">{</text:p>
      <text:p text:style-name="P24"><text:tab/>if ($length &lt; 0)</text:p>
      <text:p text:style-name="P24"><text:tab/>{</text:p>
      <text:p text:style-name="P24"><text:tab/><text:tab/><text:span text:style-name="T5">throw new Exception(Error::code</text:span>('MaxLineLenLessThanZero'));</text:p>
      <text:p text:style-name="P24"><text:tab/>}</text:p>
      <text:p text:style-name="P24"/>
      <text:p text:style-name="P24"><text:tab/>$this-&gt;maxLineLen = $length;</text:p>
      <text:p text:style-name="P24">}</text:p>
      <text:p text:style-name="Method_20_Body"/>
      <text:p text:style-name="Method_20_Body">The <text:span text:style-name="Class_20_Variables">setMaxLineLen</text:span> method expects a single, mandatory parameter:</text:p>
      <text:p text:style-name="Method_20_Body"/>
      <text:p text:style-name="Method_20_Indent"><text:span text:style-name="Class_20_Variables">$length</text:span> <text:tab/>The maximum line length, 0 to disable line length.</text:p>
      <text:p text:style-name="Method_20_Body"/>
      <text:p text:style-name="Method_20_Body">If the <text:span text:style-name="Class_20_Variables">$length</text:span> parameter is less than 0, a <text:span text:style-name="Class_20_Variables">FileIO\Exception</text:span> is thrown.</text:p>
      <text:p text:style-name="Method_20_Body"/>
      <text:p text:style-name="Method_20_Body">The <text:span text:style-name="Class_20_Variables">$length</text:span> parameter is assigned to the <text:span text:style-name="Class_20_Variables">$maxLineLen</text:span> class variable.</text:p>
      <text:p text:style-name="Method_20_Body"/>
      <text:p text:style-name="Method_20_Body"/>
      <text:h text:style-name="P36" text:outline-level="5"><text:bookmark-start text:name="current"/>current<text:bookmark-end text:name="current"/></text:h>
      <text:p text:style-name="Method_20_Body"/>
      <text:p text:style-name="Method_20_Body">Retrieve the current line from the file.</text:p>
      <text:p text:style-name="Method_20_Body"/>
      <text:p text:style-name="P24">/**</text:p>
      <text:p text:style-name="P24"><text:s/>* current</text:p>
      <text:p text:style-name="P24"><text:s/>*</text:p>
      <text:p text:style-name="P24"><text:s/>* <text:s/>Retrieve current line of file</text:p>
      <text:p text:style-name="P24"><text:s/>* <text:s/><text:span text:style-name="T1">@return</text:span> string|array $buffer</text:p>
      <text:p text:style-name="P24"><text:s/>*/</text:p>
      <text:p text:style-name="P24">public function current()</text:p>
      <text:p text:style-name="P24">{</text:p>
      <text:p text:style-name="P24"><text:tab/>if ((! $this-&gt;currentLine) &amp;&amp; (! $this-&gt;currentArray))</text:p>
      <text:p text:style-name="P24"><text:tab/>{</text:p>
      <text:p text:style-name="P24"><text:tab/><text:tab/>$this-&gt;fgets();</text:p>
      <text:p text:style-name="P24"><text:tab/>}</text:p>
      <text:p text:style-name="P24"/>
      <text:p text:style-name="P24"><text:tab/>if ($this-&gt;flags &amp; self::READ_CSV)</text:p>
      <text:p text:style-name="P24"><text:tab/>{</text:p>
      <text:p text:style-name="P24"><text:tab/><text:tab/>if (! $this-&gt;currentArray)</text:p>
      <text:p text:style-name="P24"><text:tab/><text:tab/>{</text:p>
      <text:p text:style-name="P24"><text:tab/><text:tab/><text:tab/>$this-&gt;currentArray = $this-&gt;csvToArray();</text:p>
      <text:p text:style-name="P24"><text:tab/><text:tab/>}</text:p>
      <text:p text:style-name="P24"/>
      <text:p text:style-name="P24"><text:tab/><text:tab/>return $this-&gt;currentArray;</text:p>
      <text:p text:style-name="P24"><text:tab/>}</text:p>
      <text:p text:style-name="P24"/>
      <text:p text:style-name="P24"><text:tab/>return $this-&gt;currentLine;</text:p>
      <text:p text:style-name="P24">}</text:p>
      <text:p text:style-name="Method_20_Body"/>
      <text:p text:style-name="Method_20_Body">If both the <text:span text:style-name="Class_20_Variables">$currentLine</text:span> and <text:span text:style-name="Class_20_Variables">$currentArray</text:span> class variables are empty, <text:span text:style-name="Class_20_Variables">fgets</text:span> is called to get the next line.</text:p>
      <text:p text:style-name="Method_20_Body"/>
      <text:p text:style-name="Method_20_Body">If the <text:span text:style-name="T1">READ_CSV</text:span> flag is set to true,</text:p>
      <text:p text:style-name="Method_20_Body"/>
      <text:list xml:id="list1640368709" text:style-name="L3">
        <text:list-item>
          <text:p text:style-name="P42">if the <text:span text:style-name="Class_20_Variables">$currentArray</text:span> class variable is not set,</text:p>
        </text:list-item>
        <text:list-item>
          <text:p text:style-name="P44">the <text:span text:style-name="Class_20_Variables">$currentArray</text:span> class variable is assigned the value of the <text:span text:style-name="Class_20_Variables">$currentLine</text:span> class variable converted to a csv array using the <text:span text:style-name="Class_20_Variables">csvToArray</text:span> method;</text:p>
        </text:list-item>
        <text:list-item>
          <text:p text:style-name="P42">the <text:span text:style-name="Class_20_Variables">$currentArray</text:span> class variable is returned.</text:p>
          <text:p text:style-name="P47"/>
        </text:list-item>
      </text:list>
      <text:p text:style-name="Method_20_Body">Otherwise, the <text:span text:style-name="Class_20_Variables">$currentLine</text:span> class variable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h text:style-name="P36" text:outline-level="5"><text:bookmark-start text:name="key"/>key<text:bookmark-end text:name="key"/></text:h>
      <text:p text:style-name="Method_20_Body"/>
      <text:p text:style-name="Method_20_Body">Retrieve the current line number.</text:p>
      <text:p text:style-name="Method_20_Body"/>
      <text:p text:style-name="P24">/**</text:p>
      <text:p text:style-name="P24"><text:s/>* key</text:p>
      <text:p text:style-name="P24"><text:s/>*</text:p>
      <text:p text:style-name="P24"><text:s/>* retrieve the current file line number</text:p>
      <text:p text:style-name="P24"><text:s/>* <text:span text:style-name="T1">@return</text:span> integer $lineNumber</text:p>
      <text:p text:style-name="P24"><text:s/>*/</text:p>
      <text:p text:style-name="P24">public function key()</text:p>
      <text:p text:style-name="P24">{</text:p>
      <text:p text:style-name="P24"><text:tab/>return $this-&gt;currentLineNum;</text:p>
      <text:p text:style-name="P24">}</text:p>
      <text:p text:style-name="Method_20_Body"/>
      <text:p text:style-name="Method_20_Body">The value in the <text:span text:style-name="Class_20_Variables">$currentLineNum</text:span> class variable is returned.</text:p>
      <text:p text:style-name="Method_20_Body"/>
      <text:p text:style-name="Method_20_Body"/>
      <text:h text:style-name="P36" text:outline-level="5"><text:bookmark-start text:name="next"/>next<text:bookmark-end text:name="next"/></text:h>
      <text:p text:style-name="Method_20_Body"/>
      <text:p text:style-name="Method_20_Body">Move the line number to the next line in the file.</text:p>
      <text:p text:style-name="Method_20_Body"/>
      <text:p text:style-name="P24">/**</text:p>
      <text:p text:style-name="P24"><text:s/>* next</text:p>
      <text:p text:style-name="P24"><text:s/>*</text:p>
      <text:p text:style-name="P24"><text:s/>* move line number to the next line, get the line if READ_AHEAD flag is set</text:p>
      <text:p text:style-name="P24"><text:s/>*/</text:p>
      <text:p text:style-name="P24">public function next()</text:p>
      <text:p text:style-name="P24">{</text:p>
      <text:p text:style-name="P24"><text:tab/>$this-&gt;freeLine();</text:p>
      <text:p text:style-name="P24"/>
      <text:p text:style-name="P24"><text:tab/>if ($this-&gt;flags &amp; self::READ_AHEAD)</text:p>
      <text:p text:style-name="P24"><text:tab/>{</text:p>
      <text:p text:style-name="P24"><text:tab/><text:tab/>$this-&gt;fgets();</text:p>
      <text:p text:style-name="P24"><text:tab/>}</text:p>
      <text:p text:style-name="P24"/>
      <text:p text:style-name="P24"><text:tab/>$this-&gt;currentLineNum++;</text:p>
      <text:p text:style-name="P24">}</text:p>
      <text:p text:style-name="Method_20_Body"/>
      <text:p text:style-name="P8"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.</text:p>
      <text:p text:style-name="P8"/>
      <text:p text:style-name="P8">If the <text:span text:style-name="T1">READ_AHEAD</text:span> flag is set, the <text:span text:style-name="Class_20_Variables">fgets</text:span> method is called to read the next line from the file.</text:p>
      <text:p text:style-name="P8"/>
      <text:p text:style-name="P8">The <text:span text:style-name="Class_20_Variables">$currentLineNumber</text:span> class variable is incremented and returned.</text:p>
      <text:p text:style-name="P8"/>
      <text:h text:style-name="P36" text:outline-level="5"><text:bookmark-start text:name="rewind"/>rewind<text:bookmark-end text:name="rewind"/></text:h>
      <text:p text:style-name="P8"/>
      <text:p text:style-name="Method_20_Body">Rewind to the first line of the file, and get the line if the <text:span text:style-name="T1">READ_AHEAD</text:span> flag is set.</text:p>
      <text:p text:style-name="P8"/>
      <text:p text:style-name="P24">/**</text:p>
      <text:p text:style-name="P24"><text:s/>* rewind</text:p>
      <text:p text:style-name="P24"><text:s/>*</text:p>
      <text:p text:style-name="P26"><text:s/>* rewind to the first line of the file, get the line if READ_AHEAD flag is set</text:p>
      <text:p text:style-name="P26"><text:s/>* @throws \Library\FileIO\Exception</text:p>
      <text:p text:style-name="P24"><text:s/>*/</text:p>
      <text:p text:style-name="P24">public function rewind()</text:p>
      <text:p text:style-name="P24">{</text:p>
      <text:p text:style-name="P24"><text:tab/>if (! @rewind($this-&gt;handle))</text:p>
      <text:p text:style-name="P24"><text:tab/>{</text:p>
      <text:p text:style-name="P24"><text:tab/><text:tab/><text:span text:style-name="T5">throw new Exception(Error::code</text:span>('FileRewindError'));</text:p>
      <text:p text:style-name="P24"><text:tab/>}</text:p>
      <text:p text:style-name="P24"/>
      <text:p text:style-name="P24"><text:tab/>$this-&gt;freeLine();</text:p>
      <text:p text:style-name="P24"/>
      <text:p text:style-name="P24"><text:tab/>$this-&gt;currentLineNum = 0;</text:p>
      <text:p text:style-name="P24"><text:tab/>if ($this-&gt;flags &amp; self::READ_AHEAD)</text:p>
      <text:p text:style-name="P24"><text:tab/>{</text:p>
      <text:p text:style-name="P24"><text:tab/><text:tab/>$this-&gt;fgets();</text:p>
      <text:p text:style-name="P24"><text:tab/>}</text:p>
      <text:p text:style-name="P24">}</text:p>
      <text:p text:style-name="P8"/>
      <text:p text:style-name="P8">The PHP <text:span text:style-name="Class_20_Variables">rewind</text:span> function is called and, if it returns a failure indication, a <text:span text:style-name="Class_20_Variables">FileIO\Exception</text:span> is thrown.</text:p>
      <text:p text:style-name="P8"/>
      <text:p text:style-name="P8">The <text:span text:style-name="Class_20_Variables">freeLine</text:span> method is called to reset the <text:span text:style-name="Class_20_Variables">$currentLine</text:span>, <text:span text:style-name="Class_20_Variables">$currentLineLen</text:span> and <text:span text:style-name="Class_20_Variables">$currentArray</text:span> class variables.</text:p>
      <text:p text:style-name="P8"/>
      <text:p text:style-name="P8">If the <text:span text:style-name="T1">READ_AHEAD</text:span> flag is set, the <text:span text:style-name="Class_20_Variables">fgets</text:span> method is called to read the first line from the file.</text:p>
      <text:p text:style-name="P8"/>
      <text:p text:style-name="P8"/>
      <text:h text:style-name="P36" text:outline-level="5"><text:bookmark-start text:name="valid"/>valid<text:bookmark-end text:name="valid"/></text:h>
      <text:p text:style-name="P8"/>
      <text:p text:style-name="P8">Returns true if the file is not at end-of-file, false if it is.</text:p>
      <text:p text:style-name="P8"/>
      <text:p text:style-name="P24">/**</text:p>
      <text:p text:style-name="P24"><text:s/>* valid</text:p>
      <text:p text:style-name="P24"><text:s/>*</text:p>
      <text:p text:style-name="P24"><text:s/>* returns true if file is not at eof, otherwise returns false</text:p>
      <text:p text:style-name="P24"><text:s/>* <text:span text:style-name="T1">@return</text:span> boolean $valid = false if file is at eof, otherwise true</text:p>
      <text:p text:style-name="P24"><text:s/>*/</text:p>
      <text:p text:style-name="P24">public function valid()</text:p>
      <text:p text:style-name="P24">{</text:p>
      <text:p text:style-name="P24"><text:tab/>if ($this-&gt;flags &amp; self::READ_AHEAD)</text:p>
      <text:p text:style-name="P24"><text:tab/>{</text:p>
      <text:p text:style-name="P24"><text:tab/><text:tab/>return ($this-&gt;currentLine || $this-&gt;currentArray) ? true : false;</text:p>
      <text:p text:style-name="P24"><text:tab/>}</text:p>
      <text:p text:style-name="P24"/>
      <text:p text:style-name="P24"><text:tab/>return ! $this-&gt;eof();</text:p>
      <text:p text:style-name="P24">}</text:p>
      <text:p text:style-name="P8"/>
      <text:p text:style-name="P8">If the <text:span text:style-name="T1">READ_AHEAD</text:span> flag is set, a true is returned if either the <text:span text:style-name="Class_20_Variables"><text:span text:style-name="T20">$currentLine</text:span></text:span> or <text:span text:style-name="Class_20_Variables">$currentArray</text:span> class variables are not empty, false if they are both empty.</text:p>
      <text:p text:style-name="P8"/>
      <text:p text:style-name="P8">Otherwise, the <text:span text:style-name="Class_20_Variables">eof</text:span> method is called and the opposite of the returned value is returned.</text:p>
      <text:p text:style-name="P8"/>
      <text:h text:style-name="P36" text:outline-level="5"><text:bookmark-start text:name="seek"/>seek<text:bookmark-end text:name="seek"/></text:h>
      <text:p text:style-name="P8"/>
      <text:p text:style-name="P8">Seek to the requested line number.</text:p>
      <text:p text:style-name="P8"/>
      <text:p text:style-name="P24">/**</text:p>
      <text:p text:style-name="P24"><text:s/>* seek</text:p>
      <text:p text:style-name="P24"><text:s/>*</text:p>
      <text:p text:style-name="P24"><text:s/>* Seek to the requested line</text:p>
      <text:p text:style-name="P24"><text:s/>* <text:span text:style-name="T1">@param</text:span> integer $linePos = line to seek to</text:p>
      <text:p text:style-name="P24"><text:s/>* <text:span text:style-name="T1">@throws</text:span> \Library\FileIO\Exception</text:p>
      <text:p text:style-name="P24"><text:s/>*/</text:p>
      <text:p text:style-name="P24">public function seek($linePos)</text:p>
      <text:p text:style-name="P24">{</text:p>
      <text:p text:style-name="P24"><text:tab/>$this-&gt;rewind();</text:p>
      <text:p text:style-name="P24"/>
      <text:p text:style-name="P24"><text:tab/>while($this-&gt;valid() &amp;&amp; ($this-&gt;key() &lt; $linePos))</text:p>
      <text:p text:style-name="P24"><text:tab/>{</text:p>
      <text:p text:style-name="P24"><text:tab/><text:tab/>$this-&gt;current();</text:p>
      <text:p text:style-name="P24"><text:tab/><text:tab/>$this-&gt;next();</text:p>
      <text:p text:style-name="P24"><text:tab/>}</text:p>
      <text:p text:style-name="P24">}</text:p>
      <text:p text:style-name="P8"/>
      <text:p text:style-name="P8">The <text:span text:style-name="Class_20_Variables">seek</text:span> method expects a single, mandatory parameter:</text:p>
      <text:p text:style-name="P8"/>
      <text:p text:style-name="Method_20_Indent"><text:span text:style-name="Class_20_Variables">$linePos</text:span><text:tab/>An integer indicating the line to seek to.</text:p>
      <text:p text:style-name="P8"/>
      <text:p text:style-name="P8">The rewind method is called to rewind to the first record.</text:p>
      <text:p text:style-name="P8"/>
      <text:p text:style-name="P8">Records are read by performing a call to the <text:span text:style-name="Class_20_Variables">current</text:span> method followed by a call to the <text:span text:style-name="Class_20_Variables">next</text:span> method until either the <text:span text:style-name="Class_20_Variables">valid</text:span> method returns a false or the <text:span text:style-name="Class_20_Variables">key</text:span> method returns a line number which is no longer less than the requested <text:span text:style-name="Class_20_Variables">$linePos</text:span> parameter.</text:p>
      <text:p text:style-name="P8"/>
      <text:p text:style-name="P8"/>
      <text:h text:style-name="P36" text:outline-level="5"><text:bookmark-start text:name="hasChildren"/>hasChildren<text:bookmark-end text:name="hasChildren"/></text:h>
      <text:p text:style-name="P8"/>
      <text:p text:style-name="P8">Always returns false.</text:p>
      <text:p text:style-name="P8"/>
      <text:p text:style-name="P24">/**</text:p>
      <text:p text:style-name="P24"><text:s/>* hasChildren</text:p>
      <text:p text:style-name="P24"><text:s/>*</text:p>
      <text:p text:style-name="P24"><text:s/>* Returns true if has children, false if not</text:p>
      <text:p text:style-name="P24"><text:s/>* <text:span text:style-name="T1">@return</text:span> boolean $has = true if has children, false if not</text:p>
      <text:p text:style-name="P24"><text:s/>*/</text:p>
      <text:p text:style-name="P24">public function hasChildren()</text:p>
      <text:p text:style-name="P24">{</text:p>
      <text:p text:style-name="P24"><text:tab/>return false;</text:p>
      <text:p text:style-name="P24">}</text:p>
      <text:p text:style-name="P8"/>
      <text:p text:style-name="P8">The <text:span text:style-name="Class_20_Variables">FileIO\FileObject</text:span> class has no children.</text:p>
      <text:p text:style-name="P8"/>
      <text:p text:style-name="P8"/>
      <text:h text:style-name="P36" text:outline-level="5"><text:bookmark-start text:name="getChildren"/>getChildren<text:bookmark-end text:name="getChildren"/></text:h>
      <text:p text:style-name="Method_20_Body"/>
      <text:p text:style-name="Method_20_Body">Return null.</text:p>
      <text:p text:style-name="Method_20_Body"/>
      <text:p text:style-name="P24">/**</text:p>
      <text:p text:style-name="P24"><text:s/>* getChildren</text:p>
      <text:p text:style-name="P24"><text:s/>*</text:p>
      <text:p text:style-name="P24"><text:s/>* Returns null, because has no children</text:p>
      <text:p text:style-name="P24"><text:s/>* <text:span text:style-name="T1">@return</text:span> void</text:p>
      <text:p text:style-name="P24"><text:s/>*/</text:p>
      <text:p text:style-name="P24">public function getChildren()</text:p>
      <text:p text:style-name="P24">{</text:p>
      <text:p text:style-name="P24">}</text:p>
      <text:p text:style-name="Method_20_Body"/>
      <text:p text:style-name="Method_20_Body">Returns null because FileIO\FileObject has no children.</text:p>
      <text:p text:style-name="Method_20_Body"/>
      <text:p text:style-name="Method_20_Body"/>
      <text:h text:style-name="P36" text:outline-level="5"><text:bookmark-start text:name="toString"/>__toString<text:bookmark-end text:name="toString"/></text:h>
      <text:p text:style-name="Method_20_Body"/>
      <text:p text:style-name="Method_20_Body">Returns the current record in string format.</text:p>
      <text:p text:style-name="Method_20_Body"/>
      <text:p text:style-name="P24">/**</text:p>
      <text:p text:style-name="P24"><text:s/>* __toString</text:p>
      <text:p text:style-name="P24"><text:s/>*</text:p>
      <text:p text:style-name="P24"><text:s/>* Return the current record as a string (alias of current())</text:p>
      <text:p text:style-name="P24"><text:s/>* <text:span text:style-name="T1">@return</text:span> string $buffer</text:p>
      <text:p text:style-name="P24"><text:s/>*/</text:p>
      <text:p text:style-name="P24">public function __toString()</text:p>
      <text:p text:style-name="P24">{</text:p>
      <text:p text:style-name="P24"><text:tab/>return $this-&gt;current();</text:p>
      <text:p text:style-name="P24">}</text:p>
      <text:p text:style-name="Method_20_Body"/>
      <text:p text:style-name="Method_20_Body">The <text:span text:style-name="Class_20_Variables">current</text:span> method is called to return the current line.</text:p>
      <text:p text:style-name="Method_20_Body"/>
      <text:p text:style-name="Method_20_Body"/>
      <text:h text:style-name="P35" text:outline-level="3">Source Listing</text:h>
      <text:p text:style-name="Coding_20_Body"/>
      <text:p text:style-name="P29">&lt;?php</text:p>
      <text:p text:style-name="P29">namespace Library\FileIO;</text:p>
      <text:p text:style-name="P29">use Library\Error;</text:p>
      <text:p text:style-name="P29"/>
      <text:p text:style-name="P29">/*</text:p>
      <text:p text:style-name="P29"><text:s/>*<text:tab/>FileIO\FileObject is copyright © 2012. EarthWalk Software.</text:p>
      <text:p text:style-name="P29"><text:s/>* <text:tab/>Licensed under the Academic Free License version 3.0</text:p>
      <text:p text:style-name="P30"><text:s/>* <text:s text:c="4"/>Refer to the file named License.txt provided with the source, </text:p>
      <text:p text:style-name="P30"><text:s/>* <text:s text:c="7"/>or from http://opensource.org/licenses/academic.php</text:p>
      <text:p text:style-name="P29">*/</text:p>
      <text:p text:style-name="P29">/**</text:p>
      <text:p text:style-name="P29"><text:s/>* FileIO\FileObject.</text:p>
      <text:p text:style-name="P29"><text:s/>*</text:p>
      <text:p text:style-name="P30"><text:s/>* The FileIO\FileObject class implements the methods used in SPLFileObject, </text:p>
      <text:p text:style-name="P30"><text:s/>* <text:s text:c="4"/>but exposes the file handle so it can be used in extended classes.</text:p>
      <text:p text:style-name="P29"><text:s/>* <text:span text:style-name="T1">@author</text:span> Jay Wheeler</text:p>
      <text:p text:style-name="P29"><text:s/>* <text:span text:style-name="T1">@version</text:span> 1.0</text:p>
      <text:p text:style-name="P29"><text:s/>* <text:span text:style-name="T1">@copyright</text:span> © 2012 EarthWalk Software.</text:p>
      <text:p text:style-name="P29"><text:s/>* <text:span text:style-name="T1">@license</text:span> Licensed under the Academic Free License version 3.0.</text:p>
      <text:p text:style-name="P29"><text:s/>* <text:span text:style-name="T1">@package</text:span> Library</text:p>
      <text:p text:style-name="P29"><text:s/>* <text:span text:style-name="T1">@subpackage</text:span> FileIO</text:p>
      <text:p text:style-name="P29"><text:s/>*/</text:p>
      <text:p text:style-name="P29">class FileObject extends FileInfo implements \RecursiveIterator, \SeekableIterator</text:p>
      <text:p text:style-name="P29">{</text:p>
      <text:p text:style-name="P29"><text:tab/>/*</text:p>
      <text:p text:style-name="P29"><text:tab/> * The following constants are from ext/spl_directory.c in PHP 5.4.0 source</text:p>
      <text:p text:style-name="P29"><text:tab/> */</text:p>
      <text:p text:style-name="P29"/>
      <text:p text:style-name="P29"><text:tab/>/**</text:p>
      <text:p text:style-name="P29"><text:tab/> * DROP_NEW_LINE</text:p>
      <text:p text:style-name="P29"><text:tab/> *</text:p>
      <text:p text:style-name="P29"><text:tab/> * Drop new lines on input</text:p>
      <text:p text:style-name="P29"><text:tab/> */</text:p>
      <text:p text:style-name="P29"><text:tab/>const<text:tab/><text:tab/><text:tab/>DROP_NEW_LINE<text:tab/>= <text:s/>\SplFileObject::DROP_NEW_LINE; //1;</text:p>
      <text:p text:style-name="P29"/>
      <text:p text:style-name="P29"><text:tab/>/**</text:p>
      <text:p text:style-name="P29"><text:tab/> * READ_AHEAD</text:p>
      <text:p text:style-name="P29"><text:tab/> *</text:p>
      <text:p text:style-name="P29"><text:tab/> * read the next line automatically following a rewind/next/seek</text:p>
      <text:p text:style-name="P29"><text:tab/> */</text:p>
      <text:p text:style-name="P29"><text:tab/>const<text:tab/><text:tab/><text:tab/>READ_AHEAD<text:tab/><text:tab/>= <text:s/>2;</text:p>
      <text:p text:style-name="P29"/>
      <text:p text:style-name="P29"><text:tab/>/**</text:p>
      <text:p text:style-name="P29"><text:tab/> * SKIP_EMPTY</text:p>
      <text:p text:style-name="P29"><text:tab/> *</text:p>
      <text:p text:style-name="P29"><text:tab/> * Skip empty lines on input</text:p>
      <text:p text:style-name="P29"><text:tab/> */</text:p>
      <text:p text:style-name="P29"><text:tab/>const<text:tab/><text:tab/><text:tab/>SKIP_EMPTY<text:tab/><text:tab/>= <text:s/>4;</text:p>
      <text:p text:style-name="P29"/>
      <text:p text:style-name="P29"><text:tab/>/**</text:p>
      <text:p text:style-name="P29"><text:tab/> * READ_CSV</text:p>
      <text:p text:style-name="P29"><text:tab/> *</text:p>
      <text:p text:style-name="P29"><text:tab/> * Read the file as a CSV file</text:p>
      <text:p text:style-name="P29"><text:tab/> */</text:p>
      <text:p text:style-name="P29"><text:tab/>const<text:tab/><text:tab/><text:tab/>READ_CSV<text:tab/><text:tab/>= <text:s/>8;</text:p>
      <text:p text:style-name="P29"/>
      <text:p text:style-name="P27"><text:tab/>/**</text:p>
      <text:p text:style-name="P29"><text:tab/> * MASK</text:p>
      <text:p text:style-name="P29"><text:tab/> *</text:p>
      <text:p text:style-name="P29"><text:tab/> * Mask options to a single byte</text:p>
      <text:p text:style-name="P29"><text:tab/> */</text:p>
      <text:p text:style-name="P29"><text:tab/>const<text:tab/><text:tab/><text:tab/>MASK<text:tab/><text:tab/><text:tab/>= 15;</text:p>
      <text:p text:style-name="P29"/>
      <text:p text:style-name="P29"><text:tab/>/**</text:p>
      <text:p text:style-name="P29"><text:tab/> * handle</text:p>
      <text:p text:style-name="P29"><text:tab/> *</text:p>
      <text:p text:style-name="P29"><text:tab/> * The FileObject file handle (opened in __construct)</text:p>
      <text:p text:style-name="P29"><text:tab/> * <text:span text:style-name="T1">@var</text:span> resource $handle</text:p>
      <text:p text:style-name="P29"><text:tab/> */</text:p>
      <text:p text:style-name="P29"><text:tab/>protected<text:tab/><text:tab/>$handle;</text:p>
      <text:p text:style-name="P29"/>
      <text:p text:style-name="P29"><text:tab/>/**</text:p>
      <text:p text:style-name="P29"><text:tab/> * flags</text:p>
      <text:p text:style-name="P29"><text:tab/> *</text:p>
      <text:p text:style-name="P30"><text:tab/> * An integer containing the FileObject flags </text:p>
      <text:p text:style-name="P30"><text:tab/> * <text:s text:c="3"/>(currently same as SplFileObject flags)</text:p>
      <text:p text:style-name="P29"><text:tab/> * <text:span text:style-name="T1">@var</text:span> integer $flags</text:p>
      <text:p text:style-name="P29"><text:tab/> */</text:p>
      <text:p text:style-name="P29"><text:tab/>private<text:tab/><text:tab/><text:tab/>$flags;</text:p>
      <text:p text:style-name="P29"/>
      <text:p text:style-name="P29"><text:tab/>/**</text:p>
      <text:p text:style-name="P29"><text:tab/> * csvControl</text:p>
      <text:p text:style-name="P29"><text:tab/> *</text:p>
      <text:p text:style-name="P30"><text:tab/> * Array containing the csv control field names and associated character</text:p>
      <text:p text:style-name="P30"><text:tab/> * <text:tab/><text:tab/>('delimiter', 'enclosure', 'escape')</text:p>
      <text:p text:style-name="P29"><text:tab/> * <text:span text:style-name="T1">@var</text:span> array csvControl</text:p>
      <text:p text:style-name="P29"><text:tab/> */</text:p>
      <text:p text:style-name="P29"><text:tab/>private<text:tab/><text:tab/><text:tab/>$csvControl;</text:p>
      <text:p text:style-name="P29"/>
      <text:p text:style-name="P29"><text:tab/>/**</text:p>
      <text:p text:style-name="P29"><text:tab/> * mode</text:p>
      <text:p text:style-name="P29"><text:tab/> *</text:p>
      <text:p text:style-name="P29"><text:tab/> * The file open mode</text:p>
      <text:p text:style-name="P29"><text:tab/> * <text:span text:style-name="T1">@var</text:span> string $mode</text:p>
      <text:p text:style-name="P29"><text:tab/> */</text:p>
      <text:p text:style-name="P29"><text:tab/>private<text:tab/><text:tab/><text:tab/>$mode;</text:p>
      <text:p text:style-name="P29"/>
      <text:p text:style-name="P29"><text:tab/>/**</text:p>
      <text:p text:style-name="P29"><text:tab/> * context</text:p>
      <text:p text:style-name="P29"><text:tab/> *</text:p>
      <text:p text:style-name="P29"><text:tab/> * The stream context, or null</text:p>
      <text:p text:style-name="P29"><text:tab/> * <text:span text:style-name="T1">@var</text:span> resource $context</text:p>
      <text:p text:style-name="P29"><text:tab/> */</text:p>
      <text:p text:style-name="P29"><text:tab/>private<text:tab/><text:tab/><text:tab/>$context;</text:p>
      <text:p text:style-name="P29"/>
      <text:p text:style-name="P29"><text:tab/>/**</text:p>
      <text:p text:style-name="P29"><text:tab/> * maxLineLen</text:p>
      <text:p text:style-name="P29"><text:tab/> *</text:p>
      <text:p text:style-name="P29"><text:tab/> * The optional maximum line length for fgets and fwrite, 0 = no limit</text:p>
      <text:p text:style-name="P29"><text:tab/> * <text:span text:style-name="T1">@var</text:span> $maxLineLen</text:p>
      <text:p text:style-name="P29"><text:tab/> */</text:p>
      <text:p text:style-name="P29"><text:tab/>private<text:tab/><text:tab/><text:tab/>$maxLineLen;</text:p>
      <text:p text:style-name="P29"/>
      <text:p text:style-name="P29"/>
      <text:p text:style-name="P27"><text:tab/>/**</text:p>
      <text:p text:style-name="P29"><text:tab/> * currentLineNum</text:p>
      <text:p text:style-name="P29"><text:tab/> *</text:p>
      <text:p text:style-name="P29"><text:tab/> * The file input (read) line number</text:p>
      <text:p text:style-name="P29"><text:tab/> * <text:span text:style-name="T1">@var</text:span> string $currentLineNum</text:p>
      <text:p text:style-name="P29"><text:tab/> */</text:p>
      <text:p text:style-name="P29"><text:tab/>private<text:tab/><text:tab/><text:tab/>$currentLineNum;</text:p>
      <text:p text:style-name="P29"/>
      <text:p text:style-name="P29"><text:tab/>/**</text:p>
      <text:p text:style-name="P29"><text:tab/> * currentLine</text:p>
      <text:p text:style-name="P29"><text:tab/> *</text:p>
      <text:p text:style-name="P29"><text:tab/> * The file input (read) buffer</text:p>
      <text:p text:style-name="P29"><text:tab/> * <text:span text:style-name="T1">@var</text:span> string $currentLine</text:p>
      <text:p text:style-name="P29"><text:tab/> */</text:p>
      <text:p text:style-name="P29"><text:tab/>private<text:tab/><text:tab/><text:tab/>$currentLine;</text:p>
      <text:p text:style-name="P29"/>
      <text:p text:style-name="P29"><text:tab/>/**</text:p>
      <text:p text:style-name="P29"><text:tab/> * currentLineLen</text:p>
      <text:p text:style-name="P29"><text:tab/> *</text:p>
      <text:p text:style-name="P29"><text:tab/> * The file input (read) line length</text:p>
      <text:p text:style-name="P29"><text:tab/> * <text:span text:style-name="T1">@var</text:span> string $currentLineLen</text:p>
      <text:p text:style-name="P29"><text:tab/> */</text:p>
      <text:p text:style-name="P29"><text:tab/>private<text:tab/><text:tab/><text:tab/>$currentLineLen;</text:p>
      <text:p text:style-name="P29"/>
      <text:p text:style-name="P29"><text:tab/>/**</text:p>
      <text:p text:style-name="P29"><text:tab/> * currentArray</text:p>
      <text:p text:style-name="P29"><text:tab/> *</text:p>
      <text:p text:style-name="P29"><text:tab/> * The input buffer converted to an array (if the currentLine contains CSV data)</text:p>
      <text:p text:style-name="P29"><text:tab/> * <text:span text:style-name="T1">@var</text:span> $currentArray</text:p>
      <text:p text:style-name="P29"><text:tab/> */</text:p>
      <text:p text:style-name="P29"><text:tab/>private<text:tab/><text:tab/><text:tab/>$currentArray;</text:p>
      <text:p text:style-name="P29"/>
      <text:p text:style-name="P29"><text:tab/>/**</text:p>
      <text:p text:style-name="P29"><text:tab/> * __construct</text:p>
      <text:p text:style-name="P29"><text:tab/> *</text:p>
      <text:p text:style-name="P29"><text:tab/> * Class constructor</text:p>
      <text:p text:style-name="P29"><text:tab/> * <text:span text:style-name="T1">@param</text:span> string <text:s text:c="2"/>$fileName = name of the file associated with this class instance</text:p>
      <text:p text:style-name="P29"><text:tab/> * <text:span text:style-name="T1">@param</text:span> string <text:s text:c="2"/>$mode = (optional) file open mode (default = 'r')</text:p>
      <text:p text:style-name="P30"><text:tab/> * <text:span text:style-name="T1">@param</text:span> boolean $useIncludePath = (optional) true = search include path for file,</text:p>
      <text:p text:style-name="P30"><text:tab/> *<text:tab/><text:tab/><text:tab/><text:tab/><text:tab/><text:tab/><text:tab/> false = don't</text:p>
      <text:p text:style-name="P29"><text:tab/> * <text:span text:style-name="T1">@param</text:span> resource $context = (optional) stream context</text:p>
      <text:p text:style-name="P29"><text:tab/> * <text:span text:style-name="T1">@throws</text:span> Library\FileIO\Exception</text:p>
      <text:p text:style-name="P29"><text:tab/> */</text:p>
      <text:p text:style-name="P29"><text:tab/>public function __construct($fileName, $mode='r', </text:p>
      <text:p text:style-name="P29"><text:tab/><text:tab/><text:tab/><text:tab/><text:tab/><text:tab/><text:tab/>$useIncludePath=false, </text:p>
      <text:p text:style-name="P29"><text:tab/><text:tab/><text:tab/><text:tab/><text:tab/><text:tab/><text:tab/>$context=null)</text:p>
      <text:p text:style-name="P29"><text:tab/>{</text:p>
      <text:p text:style-name="P29"><text:tab/><text:tab/>parent::__construct($fileName);</text:p>
      <text:p text:style-name="P29"/>
      <text:p text:style-name="P29"><text:tab/><text:tab/>$this-&gt;mode = $mode;</text:p>
      <text:p text:style-name="P29"><text:tab/><text:tab/>$this-&gt;context = $context;</text:p>
      <text:p text:style-name="P29"/>
      <text:p text:style-name="P29"><text:tab/><text:tab/>$this-&gt;flags = 0;</text:p>
      <text:p text:style-name="P29"><text:tab/><text:tab/>$this-&gt;maxLineLen = 0;</text:p>
      <text:p text:style-name="P29"/>
      <text:p text:style-name="P29"><text:tab/><text:tab/>$this-&gt;csvControl = array('delimiter'<text:tab/>=&gt; ',',</text:p>
      <text:p text:style-name="P29"><text:tab/><text:tab/><text:tab/><text:tab/><text:tab/><text:tab/><text:tab/><text:tab/> <text:s/>'enclosure'<text:tab/>=&gt; '"',</text:p>
      <text:p text:style-name="P29"><text:tab/><text:tab/><text:tab/><text:tab/><text:tab/><text:tab/><text:tab/><text:tab/> <text:s/>'escape'<text:tab/><text:tab/>=&gt; '\\');</text:p>
      <text:p text:style-name="P29"/>
      <text:p text:style-name="P27"/>
      <text:p text:style-name="P29"><text:tab/><text:tab/>if ($context)</text:p>
      <text:p text:style-name="P29"><text:tab/><text:tab/>{</text:p>
      <text:p text:style-name="P29"><text:s text:c="4"/><text:tab/><text:tab/><text:tab/>$this-&gt;handle = @fopen($fileName, $mode, $useIncludePath, $context);</text:p>
      <text:p text:style-name="P29"><text:tab/><text:tab/>}</text:p>
      <text:p text:style-name="P29"><text:tab/><text:tab/>else</text:p>
      <text:p text:style-name="P29"><text:tab/><text:tab/>{</text:p>
      <text:p text:style-name="P29"><text:s text:c="4"/><text:tab/><text:tab/><text:tab/>$this-&gt;handle = @fopen($fileName, $mode, $useIncludePath);</text:p>
      <text:p text:style-name="P29"><text:tab/><text:tab/>}</text:p>
      <text:p text:style-name="P29"/>
      <text:p text:style-name="P29"><text:s text:c="3"/><text:tab/><text:tab/>if (! $this-&gt;handle)</text:p>
      <text:p text:style-name="P29"><text:s text:c="2"/><text:tab/><text:tab/>{</text:p>
      <text:p text:style-name="P29"><text:s text:c="2"/><text:tab/><text:tab/><text:tab/><text:span text:style-name="T5">throw new Exception(Error::code</text:span>('FileOpenError'));</text:p>
      <text:p text:style-name="P29"><text:s text:c="2"/><text:tab/><text:tab/>}</text:p>
      <text:p text:style-name="P29"/>
      <text:p text:style-name="P29"><text:tab/> <text:s/><text:tab/>$this-&gt;currentLineNum = 0;</text:p>
      <text:p text:style-name="P29"/>
      <text:p text:style-name="P29"><text:tab/> <text:s/><text:tab/>$this-&gt;currentLine = null;</text:p>
      <text:p text:style-name="P29"><text:tab/> <text:s/><text:tab/>$this-&gt;currentLineLen = 0;</text:p>
      <text:p text:style-name="P29"/>
      <text:p text:style-name="P29"><text:tab/> <text:s/><text:tab/>$this-&gt;currentArray = null;</text:p>
      <text:p text:style-name="P29"><text:tab/>}</text:p>
      <text:p text:style-name="P29"/>
      <text:p text:style-name="P29"><text:tab/>/**</text:p>
      <text:p text:style-name="P29"><text:tab/> * __destruct</text:p>
      <text:p text:style-name="P29"><text:tab/> *</text:p>
      <text:p text:style-name="P29"><text:tab/> * Class destructor</text:p>
      <text:p text:style-name="P29"><text:tab/> */</text:p>
      <text:p text:style-name="P29"><text:tab/>public function __destruct()</text:p>
      <text:p text:style-name="P29"><text:tab/>{</text:p>
      <text:p text:style-name="P29"><text:tab/><text:tab/>parent::__destruct();</text:p>
      <text:p text:style-name="P29"/>
      <text:p text:style-name="P29"><text:tab/><text:tab/>@fclose($this-&gt;handle);</text:p>
      <text:p text:style-name="P29"><text:tab/>}</text:p>
      <text:p text:style-name="P29"/>
      <text:p text:style-name="P29"><text:tab/>/**</text:p>
      <text:p text:style-name="P29"><text:tab/> * __call</text:p>
      <text:p text:style-name="P29"><text:tab/> *</text:p>
      <text:p text:style-name="P29"><text:tab/> * Trap call to non-existent method and redirect, if valid</text:p>
      <text:p text:style-name="P29"><text:tab/> * <text:span text:style-name="T1">@param</text:span> string $method = name of the method being called</text:p>
      <text:p text:style-name="P29"><text:tab/> * <text:span text:style-name="T1">@param</text:span> array $args = argument array</text:p>
      <text:p text:style-name="P29"><text:tab/> * <text:span text:style-name="T1">@return</text:span> mixed $result = result from invoked method, if appropriate</text:p>
      <text:p text:style-name="P29"><text:tab/> * <text:span text:style-name="T1">@throws</text:span> \Library\FileIO\Exception, \ReflectionException</text:p>
      <text:p text:style-name="P29"><text:tab/> */</text:p>
      <text:p text:style-name="P29"><text:tab/>public function __call($method, $args)</text:p>
      <text:p text:style-name="P29"><text:tab/>{</text:p>
      <text:p text:style-name="P29"><text:tab/><text:tab/>if ($method != 'getCurrentLine')</text:p>
      <text:p text:style-name="P29"><text:tab/><text:tab/>{</text:p>
      <text:p text:style-name="P29"><text:tab/><text:tab/><text:tab/>throw new Exception(sprintf('Unknown Class Method: %s', $method),</text:p>
      <text:p text:style-name="P29"><text:s/><text:tab/><text:tab/><text:tab/><text:tab/><text:tab/><text:tab/>\Library\Error::code('UnknownClassMethod'));</text:p>
      <text:p text:style-name="P29"><text:tab/><text:tab/>}</text:p>
      <text:p text:style-name="P29"/>
      <text:p text:style-name="P29"><text:tab/><text:tab/>$method = new \ReflectionMethod($this, 'fgets');</text:p>
      <text:p text:style-name="P29"><text:tab/><text:tab/>if (! $args)</text:p>
      <text:p text:style-name="P29"><text:tab/><text:tab/>{</text:p>
      <text:p text:style-name="P29"><text:tab/><text:tab/><text:tab/>return $method-&gt;invoke($this);</text:p>
      <text:p text:style-name="P29"><text:tab/><text:tab/>}</text:p>
      <text:p text:style-name="P29"><text:tab/><text:tab/>else</text:p>
      <text:p text:style-name="P29"><text:tab/><text:tab/>{</text:p>
      <text:p text:style-name="P29"><text:tab/><text:tab/><text:tab/>return $method-&gt;invokeArgs($this, $args);</text:p>
      <text:p text:style-name="P29"><text:tab/><text:tab/>}</text:p>
      <text:p text:style-name="P29"><text:soft-page-break/><text:tab/>}</text:p>
      <text:p text:style-name="P29"/>
      <text:p text:style-name="P29"><text:tab/>/**</text:p>
      <text:p text:style-name="P29"><text:tab/> * fgetc</text:p>
      <text:p text:style-name="P29"><text:tab/> *</text:p>
      <text:p text:style-name="P29"><text:tab/> * get the next character from the file</text:p>
      <text:p text:style-name="P29"><text:tab/> * <text:span text:style-name="T1">@return</text:span> string $character</text:p>
      <text:p text:style-name="P29"><text:tab/> * <text:span text:style-name="T1">@throws</text:span> \Library\FileIO\Exception</text:p>
      <text:p text:style-name="P29"><text:tab/> */</text:p>
      <text:p text:style-name="P29"><text:tab/>public function fgetc()</text:p>
      <text:p text:style-name="P29"><text:tab/>{</text:p>
      <text:p text:style-name="P29"><text:tab/><text:tab/>$this-&gt;freeLine();</text:p>
      <text:p text:style-name="P29"/>
      <text:p text:style-name="P29"><text:tab/><text:tab/>if (($character = @fgetc($this-&gt;handle)) === false)</text:p>
      <text:p text:style-name="P29"><text:tab/><text:tab/>{</text:p>
      <text:p text:style-name="P29"><text:tab/><text:tab/><text:tab/>return false;</text:p>
      <text:p text:style-name="P29"><text:tab/><text:tab/>}</text:p>
      <text:p text:style-name="P29"/>
      <text:p text:style-name="P29"><text:tab/><text:tab/>if ($character === PHP_EOL)</text:p>
      <text:p text:style-name="P29"><text:tab/><text:tab/>{</text:p>
      <text:p text:style-name="P29"><text:tab/><text:tab/><text:tab/>$this-&gt;currentLineNum++;</text:p>
      <text:p text:style-name="P29"><text:tab/><text:tab/>}</text:p>
      <text:p text:style-name="P29"/>
      <text:p text:style-name="P29"><text:tab/><text:tab/>return $character;</text:p>
      <text:p text:style-name="P29"><text:tab/>}</text:p>
      <text:p text:style-name="P29"/>
      <text:p text:style-name="P29"><text:tab/>/**</text:p>
      <text:p text:style-name="P29"><text:tab/> * fgets</text:p>
      <text:p text:style-name="P29"><text:tab/> *</text:p>
      <text:p text:style-name="P29"><text:tab/> * get the next line from the file</text:p>
      <text:p text:style-name="P30"><text:tab/> * <text:span text:style-name="T1">@return</text:span> string $buffer = next line from file, </text:p>
      <text:p text:style-name="P30"><text:tab/> * <text:s text:c="25"/>false if at End-Of-File when the method was called.</text:p>
      <text:p text:style-name="P29"><text:tab/> */</text:p>
      <text:p text:style-name="P29"><text:tab/>public function fgets()</text:p>
      <text:p text:style-name="P29"><text:tab/>{</text:p>
      <text:p text:style-name="P29"><text:tab/><text:tab/>$lineLen = 0;</text:p>
      <text:p text:style-name="P29"><text:tab/><text:tab/>$lineAdd = $this-&gt;currentLine ? 1 : 0;</text:p>
      <text:p text:style-name="P29"/>
      <text:p text:style-name="P29"><text:tab/><text:tab/>$this-&gt;freeLine();</text:p>
      <text:p text:style-name="P29"/>
      <text:p text:style-name="P29"><text:tab/><text:tab/>if ($this-&gt;eof())</text:p>
      <text:p text:style-name="P29"><text:tab/><text:tab/>{</text:p>
      <text:p text:style-name="P29"><text:tab/><text:tab/><text:tab/>return false;</text:p>
      <text:p text:style-name="P29"><text:tab/><text:tab/>}</text:p>
      <text:p text:style-name="P29"/>
      <text:p text:style-name="P29"><text:tab/><text:tab/>if ($this-&gt;maxLineLen &gt; 0)</text:p>
      <text:p text:style-name="P29"><text:tab/><text:tab/>{</text:p>
      <text:p text:style-name="P29"><text:tab/><text:tab/><text:tab/>$this-&gt;currentLine = @fgets($this-&gt;handle, $this-&gt;maxLineLen);</text:p>
      <text:p text:style-name="P29"><text:tab/><text:tab/>}</text:p>
      <text:p text:style-name="P29"><text:line-break/></text:p>
      <text:p text:style-name="P29"><text:tab/><text:tab/>else</text:p>
      <text:p text:style-name="P29"><text:tab/><text:tab/>{</text:p>
      <text:p text:style-name="P29"><text:tab/><text:tab/><text:tab/>$this-&gt;currentLine = @fgets($this-&gt;handle);</text:p>
      <text:p text:style-name="P29"><text:tab/><text:tab/>}</text:p>
      <text:p text:style-name="P29"/>
      <text:p text:style-name="P29"><text:tab/><text:tab/>if ($this-&gt;currentLine !== false)</text:p>
      <text:p text:style-name="P29"><text:tab/><text:tab/>{</text:p>
      <text:p text:style-name="P29"><text:tab/><text:tab/><text:tab/>if (! $this-&gt;currentLine)</text:p>
      <text:p text:style-name="P29"><text:tab/><text:tab/><text:tab/>{</text:p>
      <text:p text:style-name="P29"><text:tab/><text:tab/><text:tab/><text:tab/>$this-&gt;currentLine = '';</text:p>
      <text:p text:style-name="P29"><text:soft-page-break/><text:tab/><text:tab/><text:tab/><text:tab/>$this-&gt;currentLineLen = 0;</text:p>
      <text:p text:style-name="P29"><text:tab/><text:tab/><text:tab/>}</text:p>
      <text:p text:style-name="P29"><text:tab/><text:tab/><text:tab/>else</text:p>
      <text:p text:style-name="P29"><text:tab/><text:tab/><text:tab/>{</text:p>
      <text:p text:style-name="P29"><text:tab/><text:tab/><text:tab/><text:tab/>if (($this-&gt;flags &amp; self::DROP_NEW_LINE) &amp;&amp;</text:p>
      <text:p text:style-name="P29"><text:tab/><text:tab/><text:tab/><text:tab/><text:tab/>(($pos = strpos($this-&gt;currentLine, PHP_EOL)) !== false))</text:p>
      <text:p text:style-name="P29"><text:tab/><text:tab/><text:tab/><text:tab/>{</text:p>
      <text:p text:style-name="P29"><text:tab/><text:tab/><text:tab/><text:tab/><text:tab/>$this-&gt;currentLine = substr($this-&gt;currentLine, 0, $pos);</text:p>
      <text:p text:style-name="P29"><text:tab/><text:tab/><text:tab/><text:tab/>}</text:p>
      <text:p text:style-name="P29"/>
      <text:p text:style-name="P29"><text:tab/><text:tab/><text:tab/><text:tab/>$this-&gt;currentLineLen = strlen($this-&gt;currentLine);</text:p>
      <text:p text:style-name="P29"><text:tab/><text:tab/><text:tab/>}</text:p>
      <text:p text:style-name="P29"/>
      <text:p text:style-name="P29"><text:tab/><text:tab/><text:tab/>$this-&gt;currentLineNum += $lineAdd;</text:p>
      <text:p text:style-name="P29"><text:tab/><text:tab/>}</text:p>
      <text:p text:style-name="P29"><text:tab/><text:tab/></text:p>
      <text:p text:style-name="P29"><text:tab/><text:tab/>return $this-&gt;currentLine;</text:p>
      <text:p text:style-name="P29"><text:tab/>}</text:p>
      <text:p text:style-name="P29"/>
      <text:p text:style-name="P29"><text:tab/>/**</text:p>
      <text:p text:style-name="P29"><text:tab/> * fgetss</text:p>
      <text:p text:style-name="P29"><text:tab/> *</text:p>
      <text:p text:style-name="P29"><text:tab/> * get the next line from the file</text:p>
      <text:p text:style-name="P29"><text:tab/> * <text:span text:style-name="T1">@param</text:span> string $allowable = (optional) list of allowable tags (won't be stripped)</text:p>
      <text:p text:style-name="P29"><text:tab/> * <text:span text:style-name="T1">@return</text:span> string $buffer</text:p>
      <text:p text:style-name="P29"><text:tab/> * <text:span text:style-name="T1">@throws</text:span> \Library\FileIO\Exception</text:p>
      <text:p text:style-name="P29"><text:tab/> */</text:p>
      <text:p text:style-name="P29"><text:tab/>public function fgetss($allowable=null)</text:p>
      <text:p text:style-name="P29"><text:tab/>{</text:p>
      <text:p text:style-name="P29"><text:tab/><text:tab/>$this-&gt;freeLine();</text:p>
      <text:p text:style-name="P29"/>
      <text:p text:style-name="P29"><text:tab/><text:tab/>if ($this-&gt;eof())</text:p>
      <text:p text:style-name="P29"><text:tab/><text:tab/>{</text:p>
      <text:p text:style-name="P29"><text:tab/><text:tab/><text:tab/>return false;</text:p>
      <text:p text:style-name="P29"><text:tab/><text:tab/>}</text:p>
      <text:p text:style-name="P29"/>
      <text:p text:style-name="P29"><text:tab/><text:tab/>if ($this-&gt;maxLineLen &gt; 0)</text:p>
      <text:p text:style-name="P29"><text:tab/><text:tab/>{</text:p>
      <text:p text:style-name="P29"><text:tab/><text:tab/><text:tab/>$length = $this-&gt;maxLineLen;</text:p>
      <text:p text:style-name="P29"><text:tab/><text:tab/>}</text:p>
      <text:p text:style-name="P29"><text:tab/><text:tab/>else</text:p>
      <text:p text:style-name="P29"><text:tab/><text:tab/>{</text:p>
      <text:p text:style-name="P29"><text:tab/><text:tab/><text:tab/>$length = 1024;</text:p>
      <text:p text:style-name="P29"><text:tab/><text:tab/>}</text:p>
      <text:p text:style-name="P29"/>
      <text:p text:style-name="P29"><text:tab/><text:tab/>if ($allowable == null)</text:p>
      <text:p text:style-name="P29"><text:tab/><text:tab/>{</text:p>
      <text:p text:style-name="P29"><text:tab/><text:tab/><text:tab/>$this-&gt;currentLine = @fgetss($this-&gt;handle, $length);</text:p>
      <text:p text:style-name="P29"><text:tab/><text:tab/>}</text:p>
      <text:p text:style-name="P29"/>
      <text:p text:style-name="P27"><text:tab/><text:tab/>else</text:p>
      <text:p text:style-name="P29"><text:tab/><text:tab/>{</text:p>
      <text:p text:style-name="P29"><text:tab/><text:tab/><text:tab/>$this-&gt;currentLine = @fgetss($this-&gt;handle, $length, $allowable);</text:p>
      <text:p text:style-name="P29"><text:tab/><text:tab/>}</text:p>
      <text:p text:style-name="P29"/>
      <text:p text:style-name="P29"><text:tab/><text:tab/>if ($this-&gt;currentLine === false)</text:p>
      <text:p text:style-name="P29"><text:tab/><text:tab/>{</text:p>
      <text:p text:style-name="P29"><text:tab/><text:tab/><text:tab/>$this-&gt;freeLine();</text:p>
      <text:p text:style-name="P29"><text:tab/><text:tab/><text:tab/>return false;</text:p>
      <text:p text:style-name="P29"><text:tab/><text:tab/>}</text:p>
      <text:p text:style-name="P29"/>
      <text:p text:style-name="P29"><text:tab/><text:tab/>$this-&gt;currentLineLen = strlen($this-&gt;currentLine);</text:p>
      <text:p text:style-name="P29"/>
      <text:p text:style-name="P29"><text:tab/><text:tab/>return $this-&gt;currentLine;</text:p>
      <text:p text:style-name="P29"><text:tab/>}</text:p>
      <text:p text:style-name="P29"/>
      <text:p text:style-name="P29"><text:tab/>/**</text:p>
      <text:p text:style-name="P29"><text:tab/> * fgetcsv</text:p>
      <text:p text:style-name="P29"><text:tab/> *</text:p>
      <text:p text:style-name="P29"><text:tab/> * get the next line from the csv file as an indexed array of fields and values</text:p>
      <text:p text:style-name="P29"><text:tab/> * <text:span text:style-name="T1">@return</text:span> array $buffer</text:p>
      <text:p text:style-name="P29"><text:tab/> * <text:span text:style-name="T1">@throws</text:span> \Library\FileIO\Exception</text:p>
      <text:p text:style-name="P29"><text:tab/> */</text:p>
      <text:p text:style-name="P29"><text:tab/>public function fgetcsv()</text:p>
      <text:p text:style-name="P29"><text:tab/>{</text:p>
      <text:p text:style-name="P29"><text:tab/><text:tab/>do</text:p>
      <text:p text:style-name="P29"><text:tab/><text:tab/>{</text:p>
      <text:p text:style-name="P29"><text:tab/><text:tab/><text:tab/>if (($this-&gt;fgets() === false) || ($this-&gt;currentLine === null))</text:p>
      <text:p text:style-name="P29"><text:tab/><text:tab/><text:tab/>{</text:p>
      <text:p text:style-name="P29"><text:tab/><text:tab/><text:tab/><text:tab/>return false;</text:p>
      <text:p text:style-name="P29"><text:tab/><text:tab/><text:tab/>}</text:p>
      <text:p text:style-name="P29"><text:tab/><text:tab/>}</text:p>
      <text:p text:style-name="P29"><text:tab/><text:tab/>while ((trim($this-&gt;currentLine) === '') &amp;&amp; </text:p>
      <text:p text:style-name="P29"><text:tab/><text:tab/><text:tab/> ($this-&gt;flags &amp; self::SKIP_EMPTY));</text:p>
      <text:p text:style-name="P29"/>
      <text:p text:style-name="P29"><text:tab/><text:tab/>$this-&gt;currentArray = str_getcsv($this-&gt;currentLine, </text:p>
      <text:p text:style-name="P29"><text:tab/><text:tab/><text:tab/><text:tab/><text:tab/><text:tab/><text:tab/>$this-&gt;csvControl['delimiter'],</text:p>
      <text:p text:style-name="P29"><text:tab/><text:tab/><text:tab/><text:tab/><text:tab/><text:tab/><text:tab/>$this-&gt;csvControl['enclosure'],</text:p>
      <text:p text:style-name="P29"><text:tab/><text:tab/><text:tab/><text:tab/><text:tab/><text:tab/><text:tab/>$this-&gt;csvControl['escape']);</text:p>
      <text:p text:style-name="P29"/>
      <text:p text:style-name="P29"><text:tab/><text:tab/>return $this-&gt;currentArray;</text:p>
      <text:p text:style-name="P29"><text:tab/>}</text:p>
      <text:p text:style-name="P29"/>
      <text:p text:style-name="P27"><text:tab/>/**</text:p>
      <text:p text:style-name="P29"><text:tab/> * fscanf</text:p>
      <text:p text:style-name="P29"><text:tab/> *</text:p>
      <text:p text:style-name="P29"><text:tab/> * Parses input from a file according to a format.</text:p>
      <text:p text:style-name="P29"><text:tab/> * <text:span text:style-name="T1">@param</text:span> string $format = The specified format</text:p>
      <text:p text:style-name="P30"><text:tab/> * <text:span text:style-name="T1">@param</text:span> mixed $variables = (optional) list of variables passed by reference</text:p>
      <text:p text:style-name="P30"><text:tab/> * <text:s text:c="26"/>to receive the parsed values</text:p>
      <text:p text:style-name="P30"><text:tab/> * <text:span text:style-name="T1">@return</text:span> array|integer $parsed = array of parsed fields if $variables is not</text:p>
      <text:p text:style-name="P30"><text:tab/> * <text:tab/><text:tab/><text:tab/><text:tab/><text:tab/> <text:s/>provided, else the number of variables assigned</text:p>
      <text:p text:style-name="P29"><text:tab/> * <text:span text:style-name="T1">@throws</text:span> \Library\FileIO\Exception</text:p>
      <text:p text:style-name="P29"><text:tab/> */</text:p>
      <text:p text:style-name="P29"><text:tab/>public function fscanf($format)</text:p>
      <text:p text:style-name="P29"><text:tab/>{</text:p>
      <text:p text:style-name="P29"><text:tab/><text:tab/>$this-&gt;freeLine();</text:p>
      <text:p text:style-name="P29"><text:tab/><text:tab/>$this-&gt;currentLineNum++;</text:p>
      <text:p text:style-name="P29"><text:tab/><text:tab/>$parameters = func_get_args();</text:p>
      <text:p text:style-name="P29"/>
      <text:p text:style-name="P29"><text:tab/><text:tab/>array_unshift($parameters, $this-&gt;handle);</text:p>
      <text:p text:style-name="P29"><text:tab/><text:tab/></text:p>
      <text:p text:style-name="P29"><text:tab/><text:tab/>$function = new \ReflectionFunction('fscanf');</text:p>
      <text:p text:style-name="P29"><text:tab/><text:tab/>return $function-&gt;invokeArgs($parameters);</text:p>
      <text:p text:style-name="P29"><text:tab/>}</text:p>
      <text:p text:style-name="P29"/>
      <text:p text:style-name="P29"><text:tab/>/**</text:p>
      <text:p text:style-name="P29"><text:tab/> * fputcsv</text:p>
      <text:p text:style-name="P29"><text:tab/> *</text:p>
      <text:p text:style-name="P29"><text:tab/> * Format line as CSV and write to file pointer</text:p>
      <text:p text:style-name="P29"><text:tab/> * <text:span text:style-name="T1">@param</text:span> array $fields = array of field name/value pairs to store</text:p>
      <text:p text:style-name="P29"><text:tab/> * <text:span text:style-name="T1">@param</text:span> string $delimiter = (optional) csv delimiter, default = null</text:p>
      <text:p text:style-name="P29"><text:tab/> * <text:span text:style-name="T1">@param</text:span> string $enclosure = (optional) csv enclosure, default = null</text:p>
      <text:p text:style-name="P30"><text:tab/> * <text:span text:style-name="T1">@return</text:span> integer|boolean $result = the length of the written string or </text:p>
      <text:p text:style-name="P30"><text:tab/> *<text:tab/><text:tab/><text:tab/><text:tab/><text:tab/> <text:s text:c="3"/>FALSE on failure.</text:p>
      <text:p text:style-name="P29"><text:tab/> */</text:p>
      <text:p text:style-name="P29"><text:tab/>public function fputcsv($fields, $delimiter=null, $enclosure=null)</text:p>
      <text:p text:style-name="P29"><text:tab/>{</text:p>
      <text:p text:style-name="P29"><text:tab/><text:tab/>if ($delimiter === null)</text:p>
      <text:p text:style-name="P29"><text:tab/><text:tab/>{</text:p>
      <text:p text:style-name="P29"><text:tab/><text:tab/><text:tab/>$delimiter = $this-&gt;csvControl['delimiter'];</text:p>
      <text:p text:style-name="P29"><text:tab/><text:tab/>}</text:p>
      <text:p text:style-name="P29"/>
      <text:p text:style-name="P29"><text:tab/><text:tab/>if ($enclosure === null)</text:p>
      <text:p text:style-name="P29"><text:tab/><text:tab/>{</text:p>
      <text:p text:style-name="P29"><text:tab/><text:tab/><text:tab/>$enclosure = $this-&gt;csvControl['enclosure'];</text:p>
      <text:p text:style-name="P29"><text:tab/><text:tab/>}</text:p>
      <text:p text:style-name="P29"/>
      <text:p text:style-name="P29"><text:tab/><text:tab/>return @fputcsv($this-&gt;handle, $fields, $delimiter, $enclosure);</text:p>
      <text:p text:style-name="P29"><text:tab/>}</text:p>
      <text:p text:style-name="P29"/>
      <text:p text:style-name="P27"><text:tab/>/**</text:p>
      <text:p text:style-name="P29"><text:tab/> * fwrite</text:p>
      <text:p text:style-name="P29"><text:tab/> *</text:p>
      <text:p text:style-name="P29"><text:tab/> * write the next line to the file</text:p>
      <text:p text:style-name="P29"><text:tab/> * <text:span text:style-name="T1">@param</text:span> string $buffer = buffer to write</text:p>
      <text:p text:style-name="P30"><text:tab/> * <text:span text:style-name="T1">@param</text:span> integer $length = (optional) length to write, </text:p>
      <text:p text:style-name="P30"><text:tab/> *<text:tab/><text:tab/><text:tab/><text:tab/> <text:s/>null to write the complete buffer</text:p>
      <text:p text:style-name="P29"><text:tab/> * <text:span text:style-name="T1">@return</text:span> integer $bytes|null = bytes written, null on error</text:p>
      <text:p text:style-name="P29"><text:tab/> */</text:p>
      <text:p text:style-name="P29"><text:tab/>public function fwrite($buffer, $length=null)</text:p>
      <text:p text:style-name="P29"><text:tab/>{</text:p>
      <text:p text:style-name="P29"><text:tab/><text:tab/>if ($length === null)</text:p>
      <text:p text:style-name="P29"><text:tab/><text:tab/>{</text:p>
      <text:p text:style-name="P29"><text:tab/><text:tab/><text:tab/>$length = strlen($buffer);</text:p>
      <text:p text:style-name="P29"><text:tab/><text:tab/>}</text:p>
      <text:p text:style-name="P29"/>
      <text:p text:style-name="P29"><text:tab/><text:tab/>if ($length == 0)</text:p>
      <text:p text:style-name="P29"><text:tab/><text:tab/>{</text:p>
      <text:p text:style-name="P29"><text:tab/><text:tab/><text:tab/>return null;</text:p>
      <text:p text:style-name="P29"><text:tab/><text:tab/>}</text:p>
      <text:p text:style-name="P29"/>
      <text:p text:style-name="P29"><text:tab/><text:tab/>return @fwrite($this-&gt;handle, $buffer, $length);</text:p>
      <text:p text:style-name="P29"><text:tab/>}</text:p>
      <text:p text:style-name="P29"/>
      <text:p text:style-name="P29"><text:tab/>/**</text:p>
      <text:p text:style-name="P29"><text:tab/> * fseek</text:p>
      <text:p text:style-name="P29"><text:tab/> *</text:p>
      <text:p text:style-name="P29"><text:tab/> * seek to the requested record</text:p>
      <text:p text:style-name="P29"><text:tab/> * <text:span text:style-name="T1">@param</text:span> integer $position = final position relative to $whence</text:p>
      <text:p text:style-name="P29"><text:tab/> * <text:span text:style-name="T1">@param</text:span> integer $whence = SEEK_SET, SEEK_CUR or SEEK_END</text:p>
      <text:p text:style-name="P29"><text:tab/> * <text:span text:style-name="T1">@return</text:span> integer $result = 0 if successful, -1 if failed</text:p>
      <text:p text:style-name="P29"><text:tab/> */</text:p>
      <text:p text:style-name="P29"><text:tab/>public function fseek($position, $whence='SEEK_SET')</text:p>
      <text:p text:style-name="P29"><text:tab/>{</text:p>
      <text:p text:style-name="P29"><text:tab/><text:tab/>$this-&gt;freeLine();</text:p>
      <text:p text:style-name="P29"><text:tab/><text:tab/>return @fseek($this-&gt;handle, $position, $whence);</text:p>
      <text:p text:style-name="P29"><text:tab/>}</text:p>
      <text:p text:style-name="P29"/>
      <text:p text:style-name="P29"><text:tab/>/**</text:p>
      <text:p text:style-name="P29"><text:tab/> * fflush</text:p>
      <text:p text:style-name="P29"><text:tab/> *</text:p>
      <text:p text:style-name="P29"><text:tab/> * Flush all buffered output to the output buffer</text:p>
      <text:p text:style-name="P29"><text:tab/> * <text:span text:style-name="T1">@return</text:span> boolean $result = true successful, otherwise false</text:p>
      <text:p text:style-name="P29"><text:tab/> */</text:p>
      <text:p text:style-name="P29"><text:tab/>public function fflush()</text:p>
      <text:p text:style-name="P29"><text:tab/>{</text:p>
      <text:p text:style-name="P29"><text:tab/><text:tab/>return @fflush($this-&gt;handle);</text:p>
      <text:p text:style-name="P29"><text:tab/>}</text:p>
      <text:p text:style-name="P29"/>
      <text:p text:style-name="P29"><text:tab/>/**</text:p>
      <text:p text:style-name="P29"><text:tab/> * ftruncate</text:p>
      <text:p text:style-name="P29"><text:tab/> *</text:p>
      <text:p text:style-name="P29"><text:tab/> * Truncate the file to the indicated size</text:p>
      <text:p text:style-name="P29"><text:tab/> * <text:span text:style-name="T1">@return</text:span> boolean $result = true if successful, false if not</text:p>
      <text:p text:style-name="P29"><text:tab/> */</text:p>
      <text:p text:style-name="P29"><text:tab/>public function ftruncate($size)</text:p>
      <text:p text:style-name="P29"><text:tab/>{</text:p>
      <text:p text:style-name="P29"><text:tab/><text:tab/>return @ftruncate($this-&gt;handle, $size);</text:p>
      <text:p text:style-name="P29"><text:tab/>}</text:p>
      <text:p text:style-name="P29"/>
      <text:p text:style-name="P27"><text:tab/>/**</text:p>
      <text:p text:style-name="P29"><text:tab/> * flock</text:p>
      <text:p text:style-name="P29"><text:tab/> *</text:p>
      <text:p text:style-name="P29"><text:tab/> * Attempt to lock the file</text:p>
      <text:p text:style-name="P30"><text:tab/> * <text:span text:style-name="T1">@param</text:span> integer $operation = lock operation (LOCK_SH, LOCK_EX, LOCK_UN, </text:p>
      <text:p text:style-name="P30"><text:tab/> *<text:tab/><text:tab/><text:tab/><text:tab/><text:tab/><text:tab/><text:tab/> or LOCK_NB)</text:p>
      <text:p text:style-name="P30"><text:tab/> * <text:span text:style-name="T1">@param</text:span> integer $wouldBlock = (optional) true if <text:s/>the lock would block</text:p>
      <text:p text:style-name="P30"><text:tab/> *<text:tab/><text:tab/><text:tab/><text:tab/><text:tab/> (EWOULDBLOCK errno condition), default = false</text:p>
      <text:p text:style-name="P29"><text:tab/> * <text:span text:style-name="T1">@return</text:span> boolean $result = true successful, otherwise false</text:p>
      <text:p text:style-name="P29"><text:tab/> */</text:p>
      <text:p text:style-name="P29"><text:tab/>public function flock($operation, $wouldBlock=false)</text:p>
      <text:p text:style-name="P29"><text:tab/>{</text:p>
      <text:p text:style-name="P29"><text:tab/><text:tab/>return @flock($this-&gt;handle, $operation, $wouldBlock);</text:p>
      <text:p text:style-name="P29"><text:tab/>}</text:p>
      <text:p text:style-name="P29"/>
      <text:p text:style-name="P29"><text:tab/>/**</text:p>
      <text:p text:style-name="P29"><text:tab/> * fstat</text:p>
      <text:p text:style-name="P29"><text:tab/> *</text:p>
      <text:p text:style-name="P29"><text:tab/> * Gets information about the file</text:p>
      <text:p text:style-name="P29"><text:tab/> * <text:span text:style-name="T1">@return</text:span> array $stat = array with the statistics of the file</text:p>
      <text:p text:style-name="P29"><text:tab/> */</text:p>
      <text:p text:style-name="P29"><text:tab/>public function fstat()</text:p>
      <text:p text:style-name="P29"><text:tab/>{</text:p>
      <text:p text:style-name="P29"><text:tab/><text:tab/>return @fstat($this-&gt;handle);</text:p>
      <text:p text:style-name="P29"><text:tab/>}</text:p>
      <text:p text:style-name="P29"/>
      <text:p text:style-name="P29"><text:tab/>/**</text:p>
      <text:p text:style-name="P29"><text:tab/> * ftell</text:p>
      <text:p text:style-name="P29"><text:tab/> *</text:p>
      <text:p text:style-name="P29"><text:tab/> * Returns the position of the file pointer</text:p>
      <text:p text:style-name="P29"><text:tab/> * <text:span text:style-name="T1">@return</text:span> integer $position</text:p>
      <text:p text:style-name="P29"><text:tab/> */</text:p>
      <text:p text:style-name="P29"><text:tab/>public function ftell()</text:p>
      <text:p text:style-name="P29"><text:tab/>{</text:p>
      <text:p text:style-name="P29"><text:tab/><text:tab/>return @ftell($this-&gt;handle);</text:p>
      <text:p text:style-name="P29"><text:tab/>}</text:p>
      <text:p text:style-name="P29"/>
      <text:p text:style-name="P29"><text:tab/>/**</text:p>
      <text:p text:style-name="P29"><text:tab/> * fpassthru</text:p>
      <text:p text:style-name="P29"><text:tab/> *</text:p>
      <text:p text:style-name="P30"><text:tab/> * Reads to EOF on the given file pointer from the current position and </text:p>
      <text:p text:style-name="P30"><text:tab/> * <text:s text:c="6"/>writes the results to the output buffer</text:p>
      <text:p text:style-name="P30"><text:tab/> * <text:span text:style-name="T1">@return</text:span> integer $bytes = number of bytes passed thru to the output buffer,</text:p>
      <text:p text:style-name="P30"><text:tab/> *<text:tab/><text:tab/><text:tab/><text:tab/> <text:s/>false on error</text:p>
      <text:p text:style-name="P29"><text:tab/> */</text:p>
      <text:p text:style-name="P29"><text:tab/>public function fpassthru()</text:p>
      <text:p text:style-name="P29"><text:tab/>{</text:p>
      <text:p text:style-name="P29"><text:tab/><text:tab/>return @fpassthru($this-&gt;handle);</text:p>
      <text:p text:style-name="P29"><text:tab/>}</text:p>
      <text:p text:style-name="P29"/>
      <text:p text:style-name="P29"><text:tab/>/**</text:p>
      <text:p text:style-name="P29"><text:tab/> * eof</text:p>
      <text:p text:style-name="P29"><text:tab/> *</text:p>
      <text:p text:style-name="P29"><text:tab/> * Return EOF status for the file</text:p>
      <text:p text:style-name="P30"><text:tab/> * <text:span text:style-name="T1">@return</text:span> boolean $eof = true if the file is at (or beyond) eof </text:p>
      <text:p text:style-name="P30"><text:tab/> *<text:tab/><text:tab/><text:tab/><text:tab/>or an error occurred, otherwise false</text:p>
      <text:p text:style-name="P29"><text:tab/> */</text:p>
      <text:p text:style-name="P29"><text:tab/>public function eof()</text:p>
      <text:p text:style-name="P29"><text:tab/>{</text:p>
      <text:p text:style-name="P29"><text:tab/><text:tab/>return @feof($this-&gt;handle);</text:p>
      <text:p text:style-name="P29"><text:tab/>}</text:p>
      <text:p text:style-name="P29"><text:soft-page-break/><text:tab/>/**</text:p>
      <text:p text:style-name="P29"><text:tab/> * getFlags</text:p>
      <text:p text:style-name="P29"><text:tab/> *</text:p>
      <text:p text:style-name="P29"><text:tab/> * Get current flag settings</text:p>
      <text:p text:style-name="P29"><text:tab/> * <text:span text:style-name="T1">@return</text:span> integer $flags</text:p>
      <text:p text:style-name="P29"><text:tab/> */</text:p>
      <text:p text:style-name="P29"><text:tab/>public function getFlags()</text:p>
      <text:p text:style-name="P29"><text:tab/>{</text:p>
      <text:p text:style-name="P29"><text:tab/><text:tab/>return $this-&gt;flags;</text:p>
      <text:p text:style-name="P29"><text:tab/>}</text:p>
      <text:p text:style-name="P29"/>
      <text:p text:style-name="P29"><text:tab/>/**</text:p>
      <text:p text:style-name="P29"><text:tab/> * setFlags</text:p>
      <text:p text:style-name="P29"><text:tab/> *</text:p>
      <text:p text:style-name="P29"><text:tab/> * Set current flag settings</text:p>
      <text:p text:style-name="P29"><text:tab/> * <text:span text:style-name="T1">@param</text:span> integer $flags</text:p>
      <text:p text:style-name="P29"><text:tab/> */</text:p>
      <text:p text:style-name="P29"><text:tab/>public function setFlags($flags)</text:p>
      <text:p text:style-name="P29"><text:tab/>{</text:p>
      <text:p text:style-name="P29"><text:tab/><text:tab/>$this-&gt;flags = $flags;</text:p>
      <text:p text:style-name="P29"><text:tab/>}</text:p>
      <text:p text:style-name="P29"/>
      <text:p text:style-name="P29"><text:tab/>/**</text:p>
      <text:p text:style-name="P29"><text:tab/> * getCsvControl</text:p>
      <text:p text:style-name="P29"><text:tab/> *</text:p>
      <text:p text:style-name="P29"><text:tab/> * get the csv control flags</text:p>
      <text:p text:style-name="P29"><text:tab/> * <text:span text:style-name="T1">@return</text:span> array $csvControl, index 0 = delimiter, index 1 = enclosure</text:p>
      <text:p text:style-name="P29"><text:tab/> */</text:p>
      <text:p text:style-name="P29"><text:tab/>public function getCsvControl()</text:p>
      <text:p text:style-name="P29"><text:tab/>{</text:p>
      <text:p text:style-name="P29"><text:tab/><text:tab/>return array($this-&gt;csvControl['delimiter'], $this-&gt;csvControl['enclosure']);</text:p>
      <text:p text:style-name="P29"><text:tab/>}</text:p>
      <text:p text:style-name="P29"/>
      <text:p text:style-name="P29"><text:tab/>/**</text:p>
      <text:p text:style-name="P29"><text:tab/> * setCsvControl</text:p>
      <text:p text:style-name="P29"><text:tab/> *</text:p>
      <text:p text:style-name="P29"><text:tab/> * set the csv control flags</text:p>
      <text:p text:style-name="P29"><text:tab/> * <text:span text:style-name="T1">@param</text:span> string $delimiter = (optional) delimiter, default = ','</text:p>
      <text:p text:style-name="P29"><text:tab/> * <text:span text:style-name="T1">@param</text:span> string $enclosure = (optional) enclosure, default = '"'</text:p>
      <text:p text:style-name="P29"><text:tab/> * <text:span text:style-name="T1">@param</text:span> string $escape <text:s text:c="3"/>= (optional) escape, default = "\\"</text:p>
      <text:p text:style-name="P29"><text:tab/> */</text:p>
      <text:p text:style-name="P29"><text:tab/>public function setCsvControl($delimiter=',', $enclosure='"', $escape="\\")</text:p>
      <text:p text:style-name="P29"><text:tab/>{</text:p>
      <text:p text:style-name="P29"><text:tab/><text:tab/>$this-&gt;csvControl['delimiter'] = $delimiter;</text:p>
      <text:p text:style-name="P29"><text:tab/><text:tab/>$this-&gt;csvControl['enclosure'] = $enclosure;</text:p>
      <text:p text:style-name="P29"><text:tab/><text:tab/>$this-&gt;csvControl['escape'] <text:s text:c="3"/>= $escape;</text:p>
      <text:p text:style-name="P29"><text:tab/>}</text:p>
      <text:p text:style-name="P29"/>
      <text:p text:style-name="P29"><text:tab/>/**</text:p>
      <text:p text:style-name="P29"><text:tab/> * getMaxLineLen</text:p>
      <text:p text:style-name="P29"><text:tab/> *</text:p>
      <text:p text:style-name="P29"><text:tab/> * Get maximum line length</text:p>
      <text:p text:style-name="P29"><text:tab/> * <text:span text:style-name="T1">@return</text:span> integer $length</text:p>
      <text:p text:style-name="P29"><text:tab/> */</text:p>
      <text:p text:style-name="P29"><text:tab/>public function getMaxLineLen()</text:p>
      <text:p text:style-name="P29"><text:tab/>{</text:p>
      <text:p text:style-name="P29"><text:tab/><text:tab/>return $this-&gt;maxLineLen;</text:p>
      <text:p text:style-name="P29"><text:tab/>}</text:p>
      <text:p text:style-name="P29"/>
      <text:p text:style-name="P27"><text:tab/>/**</text:p>
      <text:p text:style-name="P29"><text:tab/> * setMaxLineLen</text:p>
      <text:p text:style-name="P29"><text:tab/> *</text:p>
      <text:p text:style-name="P29"><text:tab/> * Set the maximum line length, 0 to be unlimited</text:p>
      <text:p text:style-name="P29"><text:tab/> * <text:span text:style-name="T1">@param</text:span> integer $length</text:p>
      <text:p text:style-name="P29"><text:tab/> */</text:p>
      <text:p text:style-name="P29"><text:tab/>public function setMaxLineLen($length)</text:p>
      <text:p text:style-name="P29"><text:tab/>{</text:p>
      <text:p text:style-name="P29"><text:tab/><text:tab/>if ($length &lt; 0)</text:p>
      <text:p text:style-name="P29"><text:tab/><text:tab/>{</text:p>
      <text:p text:style-name="P29"><text:tab/><text:tab/><text:tab/><text:span text:style-name="T5">throw new Exception(Error::code</text:span>('MaxLineLenLessThanZero'));</text:p>
      <text:p text:style-name="P29"><text:tab/><text:tab/>}</text:p>
      <text:p text:style-name="P29"/>
      <text:p text:style-name="P29"><text:tab/><text:tab/>$this-&gt;maxLineLen = $length;</text:p>
      <text:p text:style-name="P29"><text:tab/>}</text:p>
      <text:p text:style-name="P29"/>
      <text:p text:style-name="P29"><text:tab/>/**</text:p>
      <text:p text:style-name="P29"><text:tab/> * current</text:p>
      <text:p text:style-name="P29"><text:tab/> *</text:p>
      <text:p text:style-name="P29"><text:tab/> * <text:s/>Retrieve current line of file</text:p>
      <text:p text:style-name="P29"><text:tab/> * <text:s/><text:span text:style-name="T1">@return</text:span> string|array $buffer</text:p>
      <text:p text:style-name="P29"><text:tab/> */</text:p>
      <text:p text:style-name="P29"><text:tab/>public function current()</text:p>
      <text:p text:style-name="P29"><text:tab/>{</text:p>
      <text:p text:style-name="P29"><text:tab/><text:tab/>if ((! $this-&gt;currentLine) &amp;&amp; (! $this-&gt;currentArray))</text:p>
      <text:p text:style-name="P29"><text:tab/><text:tab/>{</text:p>
      <text:p text:style-name="P29"><text:tab/><text:tab/><text:tab/>$this-&gt;fgets();</text:p>
      <text:p text:style-name="P29"><text:tab/><text:tab/>}</text:p>
      <text:p text:style-name="P29"/>
      <text:p text:style-name="P29"><text:tab/><text:tab/>if ($this-&gt;flags &amp; self::READ_CSV)</text:p>
      <text:p text:style-name="P29"><text:tab/><text:tab/>{</text:p>
      <text:p text:style-name="P29"><text:tab/><text:tab/><text:tab/>if (! $this-&gt;currentArray)</text:p>
      <text:p text:style-name="P29"><text:tab/><text:tab/><text:tab/>{</text:p>
      <text:p text:style-name="P29"><text:tab/><text:tab/><text:tab/><text:tab/>$this-&gt;currentArray = $this-&gt;csvToArray();</text:p>
      <text:p text:style-name="P29"><text:tab/><text:tab/><text:tab/>}</text:p>
      <text:p text:style-name="P29"/>
      <text:p text:style-name="P29"><text:tab/><text:tab/><text:tab/>return $this-&gt;currentArray;</text:p>
      <text:p text:style-name="P29"><text:tab/><text:tab/>}</text:p>
      <text:p text:style-name="P29"/>
      <text:p text:style-name="P29"><text:tab/><text:tab/>return $this-&gt;currentLine;</text:p>
      <text:p text:style-name="P29"><text:tab/>}</text:p>
      <text:p text:style-name="P29"/>
      <text:p text:style-name="P29"><text:tab/>/**</text:p>
      <text:p text:style-name="P29"><text:tab/> * key</text:p>
      <text:p text:style-name="P29"><text:tab/> *</text:p>
      <text:p text:style-name="P29"><text:tab/> * retrieve the current file line number</text:p>
      <text:p text:style-name="P29"><text:tab/> * <text:span text:style-name="T1">@return</text:span> integer $lineNumber</text:p>
      <text:p text:style-name="P29"><text:tab/> */</text:p>
      <text:p text:style-name="P29"><text:tab/>public function key()</text:p>
      <text:p text:style-name="P29"><text:tab/>{</text:p>
      <text:p text:style-name="P29"><text:tab/><text:tab/>return $this-&gt;currentLineNum;</text:p>
      <text:p text:style-name="P29"><text:tab/>}</text:p>
      <text:p text:style-name="P29"/>
      <text:p text:style-name="P27"><text:tab/>/**</text:p>
      <text:p text:style-name="P29"><text:tab/> * next</text:p>
      <text:p text:style-name="P29"><text:tab/> *</text:p>
      <text:p text:style-name="P29"><text:tab/> * move line number to the next line, get the line if READ_AHEAD flag is set</text:p>
      <text:p text:style-name="P29"><text:tab/> */</text:p>
      <text:p text:style-name="P29"><text:tab/>public function next()</text:p>
      <text:p text:style-name="P29"><text:tab/>{</text:p>
      <text:p text:style-name="P29"><text:tab/><text:tab/>$this-&gt;freeLine();</text:p>
      <text:p text:style-name="P29"/>
      <text:p text:style-name="P29"><text:tab/><text:tab/>if ($this-&gt;flags &amp; self::READ_AHEAD)</text:p>
      <text:p text:style-name="P29"><text:tab/><text:tab/>{</text:p>
      <text:p text:style-name="P29"><text:tab/><text:tab/><text:tab/>$this-&gt;fgets();</text:p>
      <text:p text:style-name="P29"><text:tab/><text:tab/>}</text:p>
      <text:p text:style-name="P29"/>
      <text:p text:style-name="P29"><text:tab/><text:tab/>$this-&gt;currentLineNum++;</text:p>
      <text:p text:style-name="P29"><text:tab/>}</text:p>
      <text:p text:style-name="P29"/>
      <text:p text:style-name="P29"><text:tab/>/**</text:p>
      <text:p text:style-name="P29"><text:tab/> * rewind</text:p>
      <text:p text:style-name="P29"><text:tab/> *</text:p>
      <text:p text:style-name="P29"><text:tab/> * rewind to the first line of the file, get the line if READ_AHEAD flag is set</text:p>
      <text:p text:style-name="P29"><text:tab/> */</text:p>
      <text:p text:style-name="P29"><text:tab/>public function rewind()</text:p>
      <text:p text:style-name="P29"><text:tab/>{</text:p>
      <text:p text:style-name="P29"><text:tab/><text:tab/>if (! @rewind($this-&gt;handle))</text:p>
      <text:p text:style-name="P29"><text:tab/><text:tab/>{</text:p>
      <text:p text:style-name="P29"><text:tab/><text:tab/><text:tab/><text:span text:style-name="T5">throw new Exception(Error::code</text:span>('FileRewindError'));</text:p>
      <text:p text:style-name="P29"><text:tab/><text:tab/>}</text:p>
      <text:p text:style-name="P29"/>
      <text:p text:style-name="P29"><text:tab/><text:tab/>$this-&gt;freeLine();</text:p>
      <text:p text:style-name="P29"/>
      <text:p text:style-name="P29"><text:tab/><text:tab/>$this-&gt;currentLineNum = 0;</text:p>
      <text:p text:style-name="P29"><text:tab/><text:tab/>if ($this-&gt;flags &amp; self::READ_AHEAD)</text:p>
      <text:p text:style-name="P29"><text:tab/><text:tab/>{</text:p>
      <text:p text:style-name="P29"><text:tab/><text:tab/><text:tab/>$this-&gt;fgets();</text:p>
      <text:p text:style-name="P29"><text:tab/><text:tab/>}</text:p>
      <text:p text:style-name="P29"><text:tab/>}</text:p>
      <text:p text:style-name="P29"/>
      <text:p text:style-name="P29"><text:tab/>/**</text:p>
      <text:p text:style-name="P29"><text:tab/> * valid</text:p>
      <text:p text:style-name="P29"><text:tab/> *</text:p>
      <text:p text:style-name="P29"><text:tab/> * returns true if file is not at eof, otherwise returns false</text:p>
      <text:p text:style-name="P29"><text:tab/> * <text:span text:style-name="T1">@return</text:span> boolean $valid = false if file is at eof, otherwise true</text:p>
      <text:p text:style-name="P29"><text:tab/> */</text:p>
      <text:p text:style-name="P29"><text:tab/>public function valid()</text:p>
      <text:p text:style-name="P29"><text:tab/>{</text:p>
      <text:p text:style-name="P29"><text:tab/><text:tab/>if ($this-&gt;flags &amp; self::READ_AHEAD)</text:p>
      <text:p text:style-name="P29"><text:tab/><text:tab/>{</text:p>
      <text:p text:style-name="P29"><text:tab/><text:tab/><text:tab/>return ($this-&gt;currentLine || $this-&gt;currentArray) ? true : false;</text:p>
      <text:p text:style-name="P29"><text:tab/><text:tab/>}</text:p>
      <text:p text:style-name="P29"/>
      <text:p text:style-name="P29"><text:tab/><text:tab/>return ! $this-&gt;eof();</text:p>
      <text:p text:style-name="P29"><text:tab/>}</text:p>
      <text:p text:style-name="P29"/>
      <text:p text:style-name="P27"><text:tab/>/**</text:p>
      <text:p text:style-name="P29"><text:tab/> * seek</text:p>
      <text:p text:style-name="P29"><text:tab/> *</text:p>
      <text:p text:style-name="P29"><text:tab/> * Seek to the requested line</text:p>
      <text:p text:style-name="P29"><text:tab/> * <text:span text:style-name="T1">@param</text:span> integer $linePos = line to seek to</text:p>
      <text:p text:style-name="P29"><text:tab/> * <text:span text:style-name="T1">@throws</text:span> \Library\FileIO\Exception</text:p>
      <text:p text:style-name="P29"><text:tab/> */</text:p>
      <text:p text:style-name="P29"><text:tab/>public function seek($linePos)</text:p>
      <text:p text:style-name="P29"><text:tab/>{</text:p>
      <text:p text:style-name="P29"><text:tab/><text:tab/>$this-&gt;rewind();</text:p>
      <text:p text:style-name="P29"/>
      <text:p text:style-name="P29"><text:tab/><text:tab/>while($this-&gt;valid() &amp;&amp; ($this-&gt;key() &lt; $linePos))</text:p>
      <text:p text:style-name="P29"><text:tab/><text:tab/>{</text:p>
      <text:p text:style-name="P29"><text:tab/><text:tab/><text:tab/>$this-&gt;current();</text:p>
      <text:p text:style-name="P29"><text:tab/><text:tab/><text:tab/>$this-&gt;next();</text:p>
      <text:p text:style-name="P29"><text:tab/><text:tab/>}</text:p>
      <text:p text:style-name="P29"><text:tab/>}</text:p>
      <text:p text:style-name="P29"/>
      <text:p text:style-name="P29"><text:tab/>/**</text:p>
      <text:p text:style-name="P29"><text:tab/> * hasChildren</text:p>
      <text:p text:style-name="P29"><text:tab/> *</text:p>
      <text:p text:style-name="P29"><text:tab/> * Returns true if has children, false if not</text:p>
      <text:p text:style-name="P29"><text:tab/> * <text:span text:style-name="T1">@return</text:span> boolean $has = true if has children, false if not</text:p>
      <text:p text:style-name="P29"><text:tab/> */</text:p>
      <text:p text:style-name="P29"><text:tab/>public function hasChildren()</text:p>
      <text:p text:style-name="P29"><text:tab/>{</text:p>
      <text:p text:style-name="P29"><text:tab/><text:tab/>return false;</text:p>
      <text:p text:style-name="P29"><text:tab/>}</text:p>
      <text:p text:style-name="P29"/>
      <text:p text:style-name="P29"><text:tab/>/**</text:p>
      <text:p text:style-name="P29"><text:tab/> * getChildren</text:p>
      <text:p text:style-name="P29"><text:tab/> *</text:p>
      <text:p text:style-name="P29"><text:tab/> * Returns null, because has no children</text:p>
      <text:p text:style-name="P29"><text:tab/> * <text:span text:style-name="T1">@return</text:span> void</text:p>
      <text:p text:style-name="P29"><text:tab/> */</text:p>
      <text:p text:style-name="P29"><text:tab/>public function getChildren()</text:p>
      <text:p text:style-name="P29"><text:tab/>{</text:p>
      <text:p text:style-name="P29"><text:tab/>}</text:p>
      <text:p text:style-name="P29"/>
      <text:p text:style-name="P29"><text:tab/>/**</text:p>
      <text:p text:style-name="P29"><text:tab/> * __toString</text:p>
      <text:p text:style-name="P29"><text:tab/> *</text:p>
      <text:p text:style-name="P29"><text:tab/> * Return the current record as a string (alias of current())</text:p>
      <text:p text:style-name="P29"><text:tab/> * <text:span text:style-name="T1">@return</text:span> string $buffer</text:p>
      <text:p text:style-name="P29"><text:tab/> */</text:p>
      <text:p text:style-name="P29"><text:tab/>public function __toString()</text:p>
      <text:p text:style-name="P29"><text:tab/>{</text:p>
      <text:p text:style-name="P29"><text:tab/><text:tab/>return $this-&gt;current();</text:p>
      <text:p text:style-name="P29"><text:tab/>}</text:p>
      <text:p text:style-name="P29"/>
      <text:p text:style-name="P27"><text:tab/>/**</text:p>
      <text:p text:style-name="P29"><text:tab/> * csvToArray</text:p>
      <text:p text:style-name="P29"><text:tab/> *</text:p>
      <text:p text:style-name="P29"><text:tab/> * Convert csv encoded buffer to an indexed array</text:p>
      <text:p text:style-name="P29"><text:tab/> * <text:span text:style-name="T1">@return</text:span> array $csv</text:p>
      <text:p text:style-name="P29"><text:tab/> */</text:p>
      <text:p text:style-name="P29"><text:tab/>private function csvToArray()</text:p>
      <text:p text:style-name="P29"><text:tab/>{</text:p>
      <text:p text:style-name="P29"><text:tab/><text:tab/>return str_getcsv($this-&gt;currentLine, $this-&gt;csvControl['delimiter'], </text:p>
      <text:p text:style-name="P29"><text:tab/><text:tab/><text:tab/><text:tab/><text:tab/><text:tab/><text:tab/> <text:s text:c="4"/>$this-&gt;csvControl['enclosure'], </text:p>
      <text:p text:style-name="P29"><text:tab/><text:tab/><text:tab/><text:tab/><text:tab/><text:tab/><text:tab/> <text:s text:c="4"/>$this-&gt;csvControl['escape']);</text:p>
      <text:p text:style-name="P29"><text:tab/>}</text:p>
      <text:p text:style-name="P29"/>
      <text:p text:style-name="P29"><text:tab/>/**</text:p>
      <text:p text:style-name="P29"><text:tab/> * freeLine</text:p>
      <text:p text:style-name="P29"><text:tab/> *</text:p>
      <text:p text:style-name="P29"><text:tab/> * Free the current line</text:p>
      <text:p text:style-name="P29"><text:tab/> */</text:p>
      <text:p text:style-name="P29"><text:tab/>private function freeLine()</text:p>
      <text:p text:style-name="P29"><text:tab/>{</text:p>
      <text:p text:style-name="P29"><text:tab/><text:tab/>$this-&gt;currentLine = null;</text:p>
      <text:p text:style-name="P29"><text:tab/><text:tab/>$this-&gt;currentLineLen = 0;</text:p>
      <text:p text:style-name="P29"><text:tab/><text:tab/>$this-&gt;currentArray = null;</text:p>
      <text:p text:style-name="P29"><text:tab/>}</text:p>
      <text:p text:style-name="P29"/>
      <text:p text:style-name="P29">}</text:p>
      <text:p text:style-name="Code_20_List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ileIO\FileObject<text:tab/><text:tab/><text:tab/><text:page-number text:select-page="current">39</text:page-number><text:tab/><text:tab/><text:tab/><text:tab/><text:date style:data-style-name="N76" text:date-value="2012-06-04T22:01:33.95" text:fixed="true">June 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77H25M06S</meta:editing-duration>
    <meta:editing-cycles>82</meta:editing-cycles>
    <meta:generator>OpenOffice.org/3.2$Linux OpenOffice.org_project/320m12$Build-9483</meta:generator>
    <meta:initial-creator>Jay Wheeler</meta:initial-creator>
    <dc:date>2012-06-10T13:05:24</dc:date>
    <dc:creator>Jay Wheeler</dc:creator>
    <meta:document-statistic meta:table-count="5" meta:image-count="0" meta:object-count="0" meta:page-count="56" meta:paragraph-count="1613" meta:word-count="6702" meta:character-count="44818"/>
    <meta:template xlink:type="simple" xlink:actuate="onRequest" xlink:title="Class Documentation" xlink:href="../Class%20Documentation.ott" meta:date="2012-06-02T16:17:56"/>
  </office:meta>
</office:document-meta>
</file>